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ArticleU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ing for cultural heritage: Preservation, accessibility, research and education</text:p>
          </table:table-cell>
          <table:table-cell office:value-type="string" table:style-name="ce2">
            <text:p><text:a xlink:href="https://link.springer.com/chapter/10.1007/978-3-662-44630-0_9">https://link.springer.com/chapter/10.1007/978-3-662-44630-0_9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for assistive technology oriented to design methodology: a systematic review on user-centered design and 3D printing approaches</text:p>
          </table:table-cell>
          <table:table-cell office:value-type="string" table:style-name="ce1">
            <text:p>https://link.springer.com/article/10.1007/s40430-021-03184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covering challenges and opportunities for 3D printing assistive technology with physical therapists</text:p>
          </table:table-cell>
          <table:table-cell office:value-type="string" table:style-name="ce1">
            <text:p>https://dl.acm.org/doi/abs/10.1145/2982142.2982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ing to grips: 3D printing for accessibility</text:p>
          </table:table-cell>
          <table:table-cell office:value-type="string" table:style-name="ce1">
            <text:p>https://dl.acm.org/doi/abs/10.1145/2661334.2661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disciplinary Contributions in the Design of Assistive Products With 3D Printing Technology</text:p>
          </table:table-cell>
          <table:table-cell office:value-type="string" table:style-name="ce1">
            <text:p>https://www.ceeol.com/search/article-detail?id=1199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er production by persons with disabilitiesâ€“opening 3D-printing aids to everybody in an inclusive MakerSpace</text:p>
          </table:table-cell>
          <table:table-cell office:value-type="string" table:style-name="ce1">
            <text:p>https://www.emerald.com/insight/content/doi/10.1108/JET-07-2019-0037/full/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sculpting and 3D printing for young people with disabilities</text:p>
          </table:table-cell>
          <table:table-cell office:value-type="string" table:style-name="ce1">
            <text:p>https://ieeexplore.ieee.org/abstract/document/738316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NT3D, a service-learning project for improving visually impaired accessibility through educational 3D printing</text:p>
          </table:table-cell>
          <table:table-cell office:value-type="string" table:style-name="ce1">
            <text:p>https://docs.lib.purdue.edu/jpeer/vol12/iss1/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ing technology for buildings accessibility: the tactile map for MTE museum in Pavia</text:p>
          </table:table-cell>
          <table:table-cell office:value-type="string" table:style-name="ce1">
            <text:p>https://www.academia.edu/download/79803565/5aa0dd5467d0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3D Printed Assistive Technology Through Design Shortcuts: Leveraging Digital Fabrication Services to Incorporate 3D Printing into the Physical Therapy â€¦</text:p>
          </table:table-cell>
          <table:table-cell office:value-type="string" table:style-name="ce1">
            <text:p>https://dl.acm.org/doi/abs/10.1145/3517428.3544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pectives on 3D printing technology for manufacturing customized assistive technology in rehabilitation by occupational therapists</text:p>
          </table:table-cell>
          <table:table-cell office:value-type="string" table:style-name="ce1">
            <text:p>https://epub.jku.at/obvulioa/content/titleinfo/795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ufacturing an assistive device with 3D printing technologyâ€“a case report</text:p>
          </table:table-cell>
          <table:table-cell office:value-type="string" table:style-name="ce1">
            <text:p>https://www.tandfonline.com/doi/abs/10.1080/10400435.2020.1791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3D-Printing Technology in Assistive Adaptive Device Prescription in Rehabilitation Medicine: A Conceptual Framework</text:p>
          </table:table-cell>
          <table:table-cell office:value-type="string" table:style-name="ce1">
            <text:p>https://catalog.lib.kyushu-u.ac.jp/ja/recordID/2552942/?repository=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3d Printing Interactive Technology on Special Education for Children with Different Disabilities</text:p>
          </table:table-cell>
          <table:table-cell office:value-type="string" table:style-name="ce1">
            <text:p>https://papers.iafor.org/wp-content/uploads/papers/ace2018/ACE2018_42845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user experience of assistive technology through codesign and 3D printing: a case study from cancer treatments</text:p>
          </table:table-cell>
          <table:table-cell office:value-type="string" table:style-name="ce1">
            <text:p>https://link.springer.com/chapter/10.1007/978-3-031-19679-9_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methodology to make cultural heritage more accessible to people with visual disabilities through 3d Printing</text:p>
          </table:table-cell>
          <table:table-cell office:value-type="string" table:style-name="ce1">
            <text:p>https://disegnarecon.univaq.it/ojs/index.php/disegnarecon/article/view/1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pology optimisation for vat photopolymerization 3D printing of ceramics with flushing jet accessibility constraint</text:p>
          </table:table-cell>
          <table:table-cell office:value-type="string" table:style-name="ce1">
            <text:p>https://www.tandfonline.com/doi/abs/10.1080/17452759.2024.2303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-printing of personalized assistive technology</text:p>
          </table:table-cell>
          <table:table-cell office:value-type="string" table:style-name="ce1">
            <text:p>https://link.springer.com/chapter/10.1007/978-3-319-94274-2_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upational Therapy and Assistive Technology: Experience in Using 3D Printing and Open Source Platforms.</text:p>
          </table:table-cell>
          <table:table-cell office:value-type="string" table:style-name="ce1">
            <text:p>https://search.ebscohost.com/login.aspx?direct=true&amp;profile=ehost&amp;scope=site&amp;authtype=crawler&amp;jrnl=09735674&amp;AN=175398990&amp;h=cHfEUjJkw75%2F9OlyObDfYYPysm6IJ1N4kC6RnmceawzFvoCNPjtgYdvuxTwjvjR0CytyWlec4aGb25xNwXb1hw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3D printing technologies can contribute into an iterative design process? Case study to hit a drum for Disabled Children</text:p>
          </table:table-cell>
          <table:table-cell office:value-type="string" table:style-name="ce1">
            <text:p>https://www.scielo.br/j/prod/a/HWcr97WJjY6SQyrHsM6Bgxm/?format=html&amp;la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emporary and Future Development of 3D Printing Technology in the Field of Assistive Technology, Orthotics and Prosthetics</text:p>
          </table:table-cell>
          <table:table-cell office:value-type="string" table:style-name="ce1">
            <text:p>https://www.ncbi.nlm.nih.gov/pmc/articles/PMC1116859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tactile graphs for students with visual impairments: 3D printing as assistive technology</text:p>
          </table:table-cell>
          <table:table-cell office:value-type="string" table:style-name="ce1">
            <text:p>https://www.igi-global.com/chapter/creating-tactile-graphs-for-students-with-visual-impairments/217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ZATION OF MOBILE SYSTEMS FOR DISABLED PEOPLES USING 3D PRINTING</text:p>
          </table:table-cell>
          <table:table-cell office:value-type="string" table:style-name="ce1">
            <text:p>https://www.researchgate.net/profile/Gheorghita-Vlad/publication/372225050_OPTIMIZATION_OF_MOBILE_SYSTEMS_FOR_DISABLED_PEOPLES_USING_3D_PRINTING/links/64aaa4238de7ed28ba883b83/OPTIMIZATION-OF-MOBILE-SYSTEMS-FOR-DISABLED-PEOPLES-USING-3D-PRINTING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ing: The Effect of Adapted Mallets on the Participation of Children with Severe and Multiple Disabilities</text:p>
          </table:table-cell>
          <table:table-cell office:value-type="string" table:style-name="ce1">
            <text:p>https://scholarlycommons.pacific.edu/pjh/vol2/iss1/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TEAM Experience Activity Task: Making and Experiencing Goods for the Disabled with Physical Computing Tools and 3D Printing Technology</text:p>
          </table:table-cell>
          <table:table-cell office:value-type="string" table:style-name="ce1">
            <text:p>https://scholar.archive.org/work/xysy532jjjhqbcdummuzkfszhu/access/wayback/http://www.braindigitallearning.org/view/N023012040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vidualized Design and Developement to The Physically Disabilities of 3D Printing Ankle-Foot Orthosis for Functional Performances</text:p>
          </table:table-cell>
          <table:table-cell office:value-type="string" table:style-name="ce1">
            <text:p>https://search.proquest.com/openview/3327f1f4b265547003c4ae921f6c371d/1?pq-origsite=gscholar&amp;cbl=51922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technical accessibility: AI-powered conversational assistant and augmented reality-assisted 3D printing software for novice users</text:p>
          </table:table-cell>
          <table:table-cell office:value-type="string" table:style-name="ce1">
            <text:p>https://www.ideals.illinois.edu/items/127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 disability law and policy and access to art works through 3D printing</text:p>
          </table:table-cell>
          <table:table-cell office:value-type="string" table:style-name="ce1">
            <text:p>https://www.taylorfrancis.com/chapters/edit/10.4324/9780429342677-12/eu-disability-law-policy-access-art-works-3d-printing-lisa-wadding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Rican copyright legislation and disability exceptions: The case study of 3D printing</text:p>
          </table:table-cell>
          <table:table-cell office:value-type="string" table:style-name="ce1">
            <text:p>https://www.taylorfrancis.com/chapters/edit/10.4324/9780429342677-20/costa-rican-copyright-legislation-disability-exceptions-andres-guadamu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Construction of a Low-Cost-High-Accessibility 3D Printing Machine for Producing Plastic Components</text:p>
          </table:table-cell>
          <table:table-cell office:value-type="string" table:style-name="ce1">
            <text:p>https://www.mdpi.com/2504-477X/6/9/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Implementation of a Low-Cost and Functional Prosthetic Hand Using 3D Printing Technology for a Member of the Association of Physical Disabilities â€¦</text:p>
          </table:table-cell>
          <table:table-cell office:value-type="string" table:style-name="ce1">
            <text:p>http://ficse.ijahst.org/index.php/ficse/article/view/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VA: Virtual sculpting and 3D printing for disabled children.</text:p>
          </table:table-cell>
          <table:table-cell office:value-type="string" table:style-name="ce1">
            <text:p>http://eprints.bournemouth.ac.uk/3197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vice looking for a purpose and user-centred co-design: 3D food printing not yet delivering on expectations of benefit for people with swallowing disability.</text:p>
          </table:table-cell>
          <table:table-cell office:value-type="string" table:style-name="ce1">
            <text:p>https://opus.lib.uts.edu.au/bitstream/10453/173420/3/IJFD%20article%20Hemsle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assistive technology service by using 3D printing: three case studies</text:p>
          </table:table-cell>
          <table:table-cell office:value-type="string" table:style-name="ce1">
            <text:p>https://ebooks.iospress.nl/volumearticle/40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of Braille Texts for the Visually Impaired Produced with Different 3D Printing Technologies</text:p>
          </table:table-cell>
          <table:table-cell office:value-type="string" table:style-name="ce1">
            <text:p>https://www.sciencedirect.com/science/article/pii/S2405896324002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machine learning to create optimized projection images within a minute for user-friendliness and accessibility of CAL volumetric 3D printing to the wider public</text:p>
          </table:table-cell>
          <table:table-cell office:value-type="string" table:style-name="ce1">
            <text:p>http://www.aim.rwth-aachen.de/assets/documents/thesis/DeepCal_Proposal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for Disability: Making Activities of Daily Living more Manageable through 3D Printing</text:p>
          </table:table-cell>
          <table:table-cell office:value-type="string" table:style-name="ce1">
            <text:p>https://digitalcommons.pcom.edu/capstone_projects/3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ing in Prosthetics, Orthotics and Assistive Technology: Myth and Reality</text:p>
          </table:table-cell>
          <table:table-cell office:value-type="string" table:style-name="ce1">
            <text:p>https://www.ncbi.nlm.nih.gov/pmc/articles/PMC1116859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sting accessibility of diagnostics tools for 3D printing, consumer electronics, digital imaging and open source software conversion (Conference Presentation)</text:p>
          </table:table-cell>
          <table:table-cell office:value-type="string" table:style-name="ce1">
            <text:p>https://www.spiedigitallibrary.org/conference-proceedings-of-spie/11060/110600N/Boosting-accessibility-of-diagnostics-tools-for-3D-printing-consumer-electronics/10.1117/12.2527704.sh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bsite for Facilitating Collaborative Assistive Technology Provision with 3D Printing Technology</text:p>
          </table:table-cell>
          <table:table-cell office:value-type="string" table:style-name="ce1">
            <text:p>https://scholarspace.manoa.hawaii.edu/handle/10125/693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D printing manual adapted to people with disabilities</text:p>
          </table:table-cell>
          <table:table-cell office:value-type="string" table:style-name="ce1">
            <text:p>https://riubu.ubu.es/bitstream/handle/10259/5478/3d_printing_manual_adapted.pdf?sequence=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Assistive Technology in the Clinic With 3D Printing</text:p>
          </table:table-cell>
          <table:table-cell office:value-type="string" table:style-name="ce1">
            <text:p>https://www.dbpia.co.kr/Journal/articleDetail?nodeId=NODE06139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bs from the printer: how 3d printing and prosthetics help people with disabilities</text:p>
          </table:table-cell>
          <table:table-cell office:value-type="string" table:style-name="ce1">
            <text:p>http://ir.lib.vntu.edu.ua/bitstream/handle/123456789/40828/18499.pdf?sequence=3&amp;isAllowed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coming Teacher Researchers: 3D Printing Individualized Assistive Technology for High School Students with Disabilities</text:p>
          </table:table-cell>
          <table:table-cell office:value-type="string" table:style-name="ce1">
            <text:p>https://scholarworks.boisestate.edu/icur/2020/Poster_Session/7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coming Teacher Researchers: Using 3D Printing to Create Individualized Assistive Technology for High School Students with Disabilities</text:p>
          </table:table-cell>
          <table:table-cell office:value-type="string" table:style-name="ce1">
            <text:p>https://scholarworks.boisestate.edu/under_showcase_2020/5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afting Intellectual Property Law to Enhance Disability Access to Artistic Works through 3D Printing Technology</text:p>
          </table:table-cell>
          <table:table-cell office:value-type="string" table:style-name="ce1">
            <text:p>https://www.maastrichtuniversity.nl/sites/default/files/2023-03/feeling-art-programme_june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NEW CLASS OF TWO-DIMENSIONAL (2-D) MODIFIED-FCC (M-FCC) OCDMA FOR CARDINALITY ENRICHMENT TOWARDS 6G NETWORK ACCESSIBILITY</text:p>
          </table:table-cell>
          <table:table-cell office:value-type="string" table:style-name="ce1">
            <text:p>http://www.jatit.org/volumes/Vol102No2/22Vol102No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th AAATE Conference: Advancing Assistive Technology and eAccessibility for People with Disabilities and the Aging Population</text:p>
          </table:table-cell>
          <table:table-cell office:value-type="string" table:style-name="ce1">
            <text:p>https://real-ms.mtak.hu/29494/1/10013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health interventions for adult and aging population with intellectual disability: a review</text:p>
          </table:table-cell>
          <table:table-cell office:value-type="string" table:style-name="ce1">
            <text:p>https://www.frontiersin.org/articles/10.3389/fpsyg.2018.02323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cy concerns raised by the growing US population aging with disability</text:p>
          </table:table-cell>
          <table:table-cell office:value-type="string" table:style-name="ce1">
            <text:p>https://www.sciencedirect.com/science/article/pii/S193665741300112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al design mobile interface guidelines for mobile health and wellness apps for an aging population including people aging with disabilities</text:p>
          </table:table-cell>
          <table:table-cell office:value-type="string" table:style-name="ce1">
            <text:p>https://personales.upv.es/thinkmind/dl/journals/soft/soft_v10_n34_2017/soft_v10_n34_2017_18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ng populationâ€“focused accessibility assessment of multimodal facilities in Florida</text:p>
          </table:table-cell>
          <table:table-cell office:value-type="string" table:style-name="ce1">
            <text:p>https://journals.sagepub.com/doi/abs/10.3141/2584-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pulation aging and disability: Implications for vocational rehabilitation practice</text:p>
          </table:table-cell>
          <table:table-cell office:value-type="string" table:style-name="ce1">
            <text:p>https://content.iospress.com/articles/journal-of-vocational-rehabilitation/jvr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-NIH/Interagency Workshop on the Use and Development of Assistive Technology for the Aging Population and People with Chronic Disabilities</text:p>
          </table:table-cell>
          <table:table-cell office:value-type="string" table:style-name="ce1">
            <text:p>https://arxiv.org/abs/2004.12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is the degree of social disability risk in China under the background of the aging population? Social disability risk measurement index system design â€¦</text:p>
          </table:table-cell>
          <table:table-cell office:value-type="string" table:style-name="ce1">
            <text:p>https://www.frontiersin.org/articles/10.3389/fpubh.2023.1087276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ging population and an aging housing stockâ€“housing accessibility problems in typical Swedish dwellings</text:p>
          </table:table-cell>
          <table:table-cell office:value-type="string" table:style-name="ce1">
            <text:p>https://www.tandfonline.com/doi/abs/10.1080/26892618.2020.1743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portation accessibility assessment of critical emergency facilities: Aging population-focused case studies in Florida</text:p>
          </table:table-cell>
          <table:table-cell office:value-type="string" table:style-name="ce1">
            <text:p>https://link.springer.com/chapter/10.1007/978-3-319-39949-2_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ower of population health data on aging and intellectual and developmental disabilities: Reactions of knowledge users</text:p>
          </table:table-cell>
          <table:table-cell office:value-type="string" table:style-name="ce1">
            <text:p>https://onlinelibrary.wiley.com/doi/abs/10.1111/jppi.12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erence in utilization of assistive technology across two racial groups in the aging population.</text:p>
          </table:table-cell>
          <table:table-cell office:value-type="string" table:style-name="ce1">
            <text:p>https://search.ebscohost.com/login.aspx?direct=true&amp;profile=ehost&amp;scope=site&amp;authtype=crawler&amp;jrnl=15691101&amp;AN=134469682&amp;h=Lvu%2BrOEhSGxOa4uGPw2lxZUuQu8dnZrgBTWraIW9Hnos%2F4tD%2BDRLDSZSfRMHhlZl%2BHBSDmBVWIAD%2F4PWjGPcsg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ng population-focused transportation accessibility assessment of critical facilities in Florida</text:p>
          </table:table-cell>
          <table:table-cell office:value-type="string" table:style-name="ce1">
            <text:p>https://search.proquest.com/openview/ee6dd4856c15aa7d530d3be7656bb473/1?pq-origsite=gscholar&amp;cbl=1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suring the Safety and Accessibility of Transportation for an Aging Population</text:p>
          </table:table-cell>
          <table:table-cell office:value-type="string" table:style-name="ce1">
            <text:p>https://link.springer.com/chapter/10.1007/978-3-319-39949-2_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pulation aging and intellectual and developmental disabilities: Projections for C anada</text:p>
          </table:table-cell>
          <table:table-cell office:value-type="string" table:style-name="ce1">
            <text:p>https://onlinelibrary.wiley.com/doi/abs/10.1111/jppi.12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eliness in the aging population with visual disabilities</text:p>
          </table:table-cell>
          <table:table-cell office:value-type="string" table:style-name="ce1">
            <text:p>https://par.nsf.gov/servlets/purl/10356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rent research funding methods dumb down health care and rehabilitation for disabled people and aging population: a call for a change</text:p>
          </table:table-cell>
          <table:table-cell office:value-type="string" table:style-name="ce1">
            <text:p>https://air.unimi.it/handle/2434/721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does accessibility to post-disaster relief compare between the aging and the general population? A spatial network optimization analysis of hurricane relief facility â€¦</text:p>
          </table:table-cell>
          <table:table-cell office:value-type="string" table:style-name="ce1">
            <text:p>https://www.sciencedirect.com/science/article/pii/S2212420915302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givers' Perception of Health Status and Aging in People with Intellectual Disability in SÃ£o Paulo, Brazil. Is it different from general population?</text:p>
          </table:table-cell>
          <table:table-cell office:value-type="string" table:style-name="ce1">
            <text:p>https://revistas.pucsp.br/kairos/article/view/33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tochondrial DNA Haplogroup M7 confers disability in a Chinese aging population</text:p>
          </table:table-cell>
          <table:table-cell office:value-type="string" table:style-name="ce1">
            <text:p>https://www.frontiersin.org/articles/10.3389/fgene.2020.577795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pulation aging and the Ontario disability support program (ODSP)</text:p>
          </table:table-cell>
          <table:table-cell office:value-type="string" table:style-name="ce1">
            <text:p>https://cjds.uwaterloo.ca/index.php/cjds/article/view/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ng Population and the Accessibility of Public Transportation Services: Transportation Policy Perspective for Turkey</text:p>
          </table:table-cell>
          <table:table-cell office:value-type="string" table:style-name="ce1">
            <text:p>https://papers.ssrn.com/sol3/papers.cfm?abstract_id=4877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giver's experiences in caring for the disabled and aging population using feeding assistance robots.</text:p>
          </table:table-cell>
          <table:table-cell office:value-type="string" table:style-name="ce1">
            <text:p>https://search.ebscohost.com/login.aspx?direct=true&amp;profile=ehost&amp;scope=site&amp;authtype=crawler&amp;jrnl=15691101&amp;AN=161396100&amp;h=pAIjJgfXLhRyJhyJQwCTs8yl7RtMrOWv%2BwA7ZCfESnBCRg7VoVeBnDJZWIfGs63KtOJcYaxn7KXJZPCb5h7MNg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Role of Sensory Functions and Cognitive Abilities in Shaping the Patterns of Old Age Disabilities and Successful Aging in an Aging Population in Sweden and â€¦</text:p>
          </table:table-cell>
          <table:table-cell office:value-type="string" table:style-name="ce1">
            <text:p>https://www.diva-portal.org/smash/get/diva2:1763250/SPIKBLAD01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Assistive Technologies for Persons with Disabilities-Worldwide Trends in the Scientific Production Using Bibliometrix R Tool</text:p>
          </table:table-cell>
          <table:table-cell office:value-type="string" table:style-name="ce1">
            <text:p>https://link.springer.com/chapter/10.1007/978-3-031-47997-7_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ld the Use of AI in Higher Education Hinder Students With Disabilities? A Scoping Review</text:p>
          </table:table-cell>
          <table:table-cell office:value-type="string" table:style-name="ce1">
            <text:p>https://ieeexplore.ieee.org/abstract/document/1043319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Wizards: Pioneering Assistive Technologies for Higher Education Inclusion of Students with Learning Disabilities</text:p>
          </table:table-cell>
          <table:table-cell office:value-type="string" table:style-name="ce1">
            <text:p>https://link.springer.com/chapter/10.1007/978-981-97-0914-4_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ssistive technology for extending sighted guiding</text:p>
          </table:table-cell>
          <table:table-cell office:value-type="string" table:style-name="ce1">
            <text:p>https://dl.acm.org/doi/abs/10.1145/3458055.3458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: Exploring the Impact of AI in Assistive Technologies for Disabled Persons</text:p>
          </table:table-cell>
          <table:table-cell office:value-type="string" table:style-name="ce1">
            <text:p>https://nafath.mada.org.qa/nafath-article/mcn250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next-generation user interfaces: Chinese perspective of implementing Artificial Intelligence (AI) to support people with disabilities</text:p>
          </table:table-cell>
          <table:table-cell office:value-type="string" table:style-name="ce1">
            <text:p>https://nafath.mada.org.qa/nafath-article/mcn260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in Assisting the Elderly and People with Disabilities</text:p>
          </table:table-cell>
          <table:table-cell office:value-type="string" table:style-name="ce1">
            <text:p>https://core.ac.uk/download/pdf/15406048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e of AI in Enhancing Accessibility for People with Disabilities</text:p>
          </table:table-cell>
          <table:table-cell office:value-type="string" table:style-name="ce1">
            <text:p>https://ojs.boulibrary.com/index.php/JAIGS/article/view/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ficial intelligence and people with disabilities: a reflection on humanâ€“ai partnerships</text:p>
          </table:table-cell>
          <table:table-cell office:value-type="string" table:style-name="ce1">
            <text:p>https://link.springer.com/chapter/10.1007/978-3-030-72188-6_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ng Technology: Disability Expertise and Labor in Artificial Intelligence (AI) Data Work in China</text:p>
          </table:table-cell>
          <table:table-cell office:value-type="string" table:style-name="ce1">
            <text:p>https://dspace.mit.edu/handle/1721.1/147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 to Artificial Intelligence for Persons with Disabilities: Legal and Ethical Questions Concerning the Application of Trustworthy AI.</text:p>
          </table:table-cell>
          <table:table-cell office:value-type="string" table:style-name="ce1">
            <text:p>https://www.ceeol.com/search/article-detail?id=997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disability: A systematic scoping review</text:p>
          </table:table-cell>
          <table:table-cell office:value-type="string" table:style-name="ce1">
            <text:p>https://journals.sagepub.com/doi/abs/10.1177/146045822412857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 ADVANCING INCLUSIVE LEARNING THROUGH SYSTEMATIC AI INTEGRATION FOR CHILDREN WITH DISABILITIES</text:p>
          </table:table-cell>
          <table:table-cell office:value-type="string" table:style-name="ce1">
            <text:p>https://www.researchgate.net/profile/Pperiasamy-Pperiasamy/publication/382657187_The_Disruptive_Wave_Exploring_the_Impact_of_Financial_Technology_Fintech_on_Traditional_Financial_Services/links/66a87f5d4433ad480e848cc3/The-Disruptive-Wave-Exploring-the-Impact-of-Financial-Technology-Fintech-on-Traditional-Financial-Services.pdf#page=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ation on integrating accessibility into an AI course</text:p>
          </table:table-cell>
          <table:table-cell office:value-type="string" table:style-name="ce1">
            <text:p>https://dl.acm.org/doi/abs/10.1145/3478431.349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n an AI Based Sustainable Development Goals for People with Disabilities through Advanced Digital Technologies</text:p>
          </table:table-cell>
          <table:table-cell office:value-type="string" table:style-name="ce1">
            <text:p>https://ieeexplore.ieee.org/abstract/document/978512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uristic Evaluation of AI-Powered Web Accessibility Assistants.</text:p>
          </table:table-cell>
          <table:table-cell office:value-type="string" table:style-name="ce1">
            <text:p>https://www.bjmc.lu.lv/fileadmin/user_upload/lu_portal/projekti/bjmc/Contents/11_4_02_Nachev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Powered Methods for Coping with Heterogeneity in Accessibility</text:p>
          </table:table-cell>
          <table:table-cell office:value-type="string" table:style-name="ce1">
            <text:p>https://search.proquest.com/openview/f574df170efd6d84e02c9211ab05fbe1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Media Accessibility</text:p>
          </table:table-cell>
          <table:table-cell office:value-type="string" table:style-name="ce1">
            <text:p>https://lead-me-cost.eu/resources/LEAD-ME_AIandAccessibi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i Technologies To Increase Accessibility And Inclusivity In Open And Distance Learning</text:p>
          </table:table-cell>
          <table:table-cell office:value-type="string" table:style-name="ce1">
            <text:p>https://webology.org/data-cms/articles/20240410073524pmWEBOLOGY%2017%20(1)%20-%207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he Synergy between AI and IoT in Developing Next-Generation Assistive Devices for People with Disabilities</text:p>
          </table:table-cell>
          <table:table-cell office:value-type="string" table:style-name="ce1">
            <text:p>https://books.google.com/books?hl=en&amp;lr=&amp;id=CUAQEQAAQBAJ&amp;oi=fnd&amp;pg=PA39&amp;dq=%22ai%22+%22disabled%22%7C%22disability%22%7C%22disabilities%22%7C%22accessibility%22%7C%22assistive+technology%22&amp;ots=JtisjHzksS&amp;sig=NmMtdYLqtMvYJKAJ3gWtUhdPNd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 fairness in AI for people with disabilities SBG@ a research roadmap</text:p>
          </table:table-cell>
          <table:table-cell office:value-type="string" table:style-name="ce1">
            <text:p>https://dl.acm.org/doi/abs/10.1145/3386296.3386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Students with Learning Disabilities: A Systematic Review</text:p>
          </table:table-cell>
          <table:table-cell office:value-type="string" table:style-name="ce1">
            <text:p>https://papers.ssrn.com/sol3/papers.cfm?abstract_id=4617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ic principles for the development of an AI-based tool for assistive technology decision making</text:p>
          </table:table-cell>
          <table:table-cell office:value-type="string" table:style-name="ce1">
            <text:p>https://www.tandfonline.com/doi/abs/10.1080/17483107.2020.1817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 AI help improve access to the labour market for people with disabilities? Stephanie Ifayemi ChloÃ© Touzet</text:p>
          </table:table-cell>
          <table:table-cell office:value-type="string" table:style-name="ce1">
            <text:p>https://policycommons.net/artifacts/3892181/can-ai-help-improve-access-to-the-labour-market-for-people-with-disabilities-stephanie-ifayemi-chloe-touzet/469850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in Vocational Rehabilitationâ€”Intelligent Assistance for People with Disabilities</text:p>
          </table:table-cell>
          <table:table-cell office:value-type="string" table:style-name="ce1">
            <text:p>https://link.springer.com/chapter/10.1007/978-3-658-40232-7_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with the Body AI Assistive Technology with Sighted Guiding Companions</text:p>
          </table:table-cell>
          <table:table-cell office:value-type="string" table:style-name="ce1">
            <text:p>https://make4all.github.io/a11yfutures/assets/bod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of AI-Based assistive technologies for learners with physical disabilities in areas of innovation and special schools: a practical design thinking â€¦</text:p>
          </table:table-cell>
          <table:table-cell office:value-type="string" table:style-name="ce1">
            <text:p>https://journals.must.ac.ke/index.php/AJSTSS/article/view/1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data-driven personalisation and disability inclusion</text:p>
          </table:table-cell>
          <table:table-cell office:value-type="string" table:style-name="ce1">
            <text:p>https://www.frontiersin.org/articles/10.3389/frai.2020.571955/full?ref=blog.mondato.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ism and the making of emotion AI: Disability as resource for surveillance capitalism</text:p>
          </table:table-cell>
          <table:table-cell office:value-type="string" table:style-name="ce1">
            <text:p>https://journals.sagepub.com/doi/abs/10.1177/14614448221109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in Higher Education: Ethical Concerns for Students with Disabilities</text:p>
          </table:table-cell>
          <table:table-cell office:value-type="string" table:style-name="ce1">
            <text:p>https://www.zora.uzh.ch/id/eprint/25593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aking Barriersâ€”The Intersection of AI and Assistive Technology in Autism Care: A Narrative Review</text:p>
          </table:table-cell>
          <table:table-cell office:value-type="string" table:style-name="ce1">
            <text:p>https://www.mdpi.com/2075-4426/14/1/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tical reflection of AI applications for persons with disabilities in vocational rehabilitation</text:p>
          </table:table-cell>
          <table:table-cell office:value-type="string" table:style-name="ce1">
            <text:p>https://dl.gi.de/items/eb66b7e0-d285-4ee0-aee6-ddc91b4cbe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-DESIGN WITH PERSONS WITH DISABILITIES AS AN INNOVATIVE RESOURCE SET FREE BY AI</text:p>
          </table:table-cell>
          <table:table-cell office:value-type="string" table:style-name="ce1">
            <text:p>https://www.designsociety.org/publication/47295/CO-DESIGN+WITH+PERSONS+WITH+DISABILITIES+AS+AN+INNOVATIVE+RESOURCE+SET+FREE+BY+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Enabled Special Education: A Study on Factors Influencing Chinese Disabled College Students' Acceptance of AI-Assisted Mobile Foreign Language Vocabulary â€¦</text:p>
          </table:table-cell>
          <table:table-cell office:value-type="string" table:style-name="ce1">
            <text:p>https://www.earticle.net/Article/A453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accessibility: Virtual assistant for hearing impaired</text:p>
          </table:table-cell>
          <table:table-cell office:value-type="string" table:style-name="ce1">
            <text:p>https://ieeexplore.ieee.org/abstract/document/922539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ilitating the Implementation of AI-Based Assistive Technologies for Persons with Disabilities in Vocational Rehabilitation: A Practical Design Thinking Approach</text:p>
          </table:table-cell>
          <table:table-cell office:value-type="string" table:style-name="ce1">
            <text:p>https://link.springer.com/chapter/10.1007/978-3-030-78270-2_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inition drives design: Disability models and mechanisms of bias in AI technologies</text:p>
          </table:table-cell>
          <table:table-cell office:value-type="string" table:style-name="ce1">
            <text:p>https://arxiv.org/abs/2206.08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he Intersection of AI and Inclusive Design for People with Disabilities</text:p>
          </table:table-cell>
          <table:table-cell office:value-type="string" table:style-name="ce1">
            <text:p>https://ebooks.iospress.nl/pdf/doi/10.3233/SHTI240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justice in designing AI Chatbots for people with disabilities</text:p>
          </table:table-cell>
          <table:table-cell office:value-type="string" table:style-name="ce1">
            <text:p>https://www.journals.jozacpublishers.com/index.php/jav/article/view/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ing Risks in AI-based Assistive Technology Research: A Systematic Review</text:p>
          </table:table-cell>
          <table:table-cell office:value-type="string" table:style-name="ce1">
            <text:p>https://arxiv.org/abs/2407.12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lligent Wheelchair Design for Individuals with Disabilities: An IoT Approach Grounded in AI-ML Technologies.</text:p>
          </table:table-cell>
          <table:table-cell office:value-type="string" table:style-name="ce1">
            <text:p>https://search.ebscohost.com/login.aspx?direct=true&amp;profile=ehost&amp;scope=site&amp;authtype=crawler&amp;jrnl=23955287&amp;AN=175658297&amp;h=4lJd46TzpqBW1FwOv5OHeOXPRA%2Bgl7vx19yChpdIegSHn90bREdwBJcxwCn5AlOnVHZY5c9IqzKs8Ic%2F9XEFP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ve Technology and Secure Communication for AI-Based E-Learning</text:p>
          </table:table-cell>
          <table:table-cell office:value-type="string" table:style-name="ce1">
            <text:p>https://www.igi-global.com/chapter/assistive-technology-and-secure-communication-for-ai-based-e-learning/332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Future of Urban Accessibility: The Role of AI</text:p>
          </table:table-cell>
          <table:table-cell office:value-type="string" table:style-name="ce1">
            <text:p>https://makeabilitylab.cs.washington.edu/media/publications/Froehlich_TheFutureOfUrbanAccessibilityTheRoleOfAi_ASSETS202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Overview of the Accessibility and Need of AI Animation Tools for Specially Abled Students</text:p>
          </table:table-cell>
          <table:table-cell office:value-type="string" table:style-name="ce1">
            <text:p>https://www.igi-global.com/chapter/an-overview-of-the-accessibility-and-need-of-ai-animation-tools-for-specially-abled-students/3317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YSTEMATIC ANALYSIS OF AI-EMPOWERED EDUCATIONAL TOOLS DEVELOPED IN INDIA FOR DISABLED PEOPLE</text:p>
          </table:table-cell>
          <table:table-cell office:value-type="string" table:style-name="ce1">
            <text:p>https://search.proquest.com/openview/576eb6acb44947ffb3d86dec3e8ebeef/1?pq-origsite=gscholar&amp;cbl=6515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e of AI in Promoting European Accessibility Policy</text:p>
          </table:table-cell>
          <table:table-cell office:value-type="string" table:style-name="ce1">
            <text:p>https://link.springer.com/chapter/10.1007/978-3-031-19682-9_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ficial intelligence (AI) for web accessibility: Is conformance evaluation a way forward?</text:p>
          </table:table-cell>
          <table:table-cell office:value-type="string" table:style-name="ce1">
            <text:p>https://dl.acm.org/doi/abs/10.1145/3192714.3192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an online infrastructure for collecting AI data from people with disabilities</text:p>
          </table:table-cell>
          <table:table-cell office:value-type="string" table:style-name="ce1">
            <text:p>https://dl.acm.org/doi/abs/10.1145/3442188.3445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l AI allow us to dispense with all or most accessibility regulations?</text:p>
          </table:table-cell>
          <table:table-cell office:value-type="string" table:style-name="ce1">
            <text:p>https://dl.acm.org/doi/abs/10.1145/3613905.3644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Based Language Translation and Interpretation Services: Improving Accessibility for Visually Impaired Students</text:p>
          </table:table-cell>
          <table:table-cell office:value-type="string" table:style-name="ce1">
            <text:p>https://books.google.com/books?hl=en&amp;lr=&amp;id=CUAQEQAAQBAJ&amp;oi=fnd&amp;pg=PA178&amp;dq=%22ai%22+%22disabled%22%7C%22disability%22%7C%22disabilities%22%7C%22accessibility%22%7C%22assistive+technology%22&amp;ots=JtisjHzloS&amp;sig=XhFCBNP4wxA_fpFy7CZvSPIQmH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ical and Social Impact of AI Driven Analysis for Students with Learning Disabilities Processes</text:p>
          </table:table-cell>
          <table:table-cell office:value-type="string" table:style-name="ce1">
            <text:p>https://search.proquest.com/openview/2c819d364b4ffff91c8ee6df65e0f812/1?pq-origsite=gscholar&amp;cbl=4433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ML-Powered IoT approach for designing a smart wheelchair for individuals with disabilities</text:p>
          </table:table-cell>
          <table:table-cell office:value-type="string" table:style-name="ce1">
            <text:p>https://pubs.aip.org/aip/acp/article-abstract/3149/1/140038/3308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&amp; Tone of Voice for Disability Inclusion</text:p>
          </table:table-cell>
          <table:table-cell office:value-type="string" table:style-name="ce1">
            <text:p>https://papers.ssrn.com/sol3/papers.cfm?abstract_id=385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Accessibility: An Agenda for the Global South</text:p>
          </table:table-cell>
          <table:table-cell office:value-type="string" table:style-name="ce1">
            <text:p>https://make4all.github.io/a11yfutures/assets/aiacces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owering minds: Exploring the Impact of AI in Facilitating Inclusive Education for Students with Intellectual Disabilities</text:p>
          </table:table-cell>
          <table:table-cell office:value-type="string" table:style-name="ce1">
            <text:p>https://www.jalhss.com/index.php/jalhss/article/view/1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ACTED ARTICLE: Examining the Impact of Assistive Technology on the Talent Development Path in AI-Driven Vocational Education</text:p>
          </table:table-cell>
          <table:table-cell office:value-type="string" table:style-name="ce1">
            <text:p>https://link.springer.com/article/10.1007/s10803-023-06072-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owering Inclusive Education: Leveraging AI-ML and Innovative Tech Stacks to Support Students with Learning Disabilities in Higher Education</text:p>
          </table:table-cell>
          <table:table-cell office:value-type="string" table:style-name="ce1">
            <text:p>https://link.springer.com/chapter/10.1007/978-981-97-0914-4_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YTELLING UTILIZING GENERATIVE AI TO FOSTER INCLUSION OF INDIVIDUALS WITH DISABILITIES</text:p>
          </table:table-cell>
          <table:table-cell office:value-type="string" table:style-name="ce1">
            <text:p>https://search.proquest.com/openview/e2e2597254e0edf3137bceff0f7ca4ea/1?pq-origsite=gscholar&amp;cbl=4365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ecting People with Disabilities: A Guide for Non-Technical Committee Members in Understanding the Regulations Needed to Design Ethical AI</text:p>
          </table:table-cell>
          <table:table-cell office:value-type="string" table:style-name="ce1">
            <text:p>https://openresearch.ocadu.ca/id/eprint/43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Ground Up: A Practice-Led, Participatory Co-Design Approach to Building an AI Search Engine and Data Repository for Local, National, and Transnational Disability â€¦</text:p>
          </table:table-cell>
          <table:table-cell office:value-type="string" table:style-name="ce1">
            <text:p>https://ojs.scholarsportal.info/ontariotechu/index.php/cs/article/view/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ainable AI for All-a Roadmap for Inclusive XAI for people with Cognitive Disabilities</text:p>
          </table:table-cell>
          <table:table-cell office:value-type="string" table:style-name="ce1">
            <text:p>https://www.sciencedirect.com/science/article/pii/S0160791X24002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unicating AI and Disability</text:p>
          </table:table-cell>
          <table:table-cell office:value-type="string" table:style-name="ce1">
            <text:p>https://link.springer.com/chapter/10.1007/978-3-031-14447-9_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s an instrument of evaluation after stroke: a scoping review based on international classification of functioning, disability and health concept: AI applications for stroke â€¦</text:p>
          </table:table-cell>
          <table:table-cell office:value-type="string" table:style-name="ce1">
            <text:p>https://www.tandfonline.com/doi/abs/10.1080/10749357.2021.1926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ying the stereotype content model to assess disability bias in popular pre-trained NLP models underlying AI-based assistive technologies</text:p>
          </table:table-cell>
          <table:table-cell office:value-type="string" table:style-name="ce1">
            <text:p>https://aclanthology.org/2022.slpat-1.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ing Perceptions: Exploring the Multifaceted Potential of Generative AI for People with Cognitive Disabilities</text:p>
          </table:table-cell>
          <table:table-cell office:value-type="string" table:style-name="ce1">
            <text:p>https://www.researchgate.net/profile/Zohar-Elyoseph/publication/382463613_Transforming_Perceptions_Exploring_the_Multifaceted_Potential_of_Generative_AI_for_People_with_Cognitive_Disabilities/links/669f747e8be3067b4b111af2/Transforming-Perceptions-Exploring-the-Multifaceted-Potential-of-Generative-AI-for-People-with-Cognitive-Disab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 all AI are equal: Exploring the accessibility of AI-mediated communication technology</text:p>
          </table:table-cell>
          <table:table-cell office:value-type="string" table:style-name="ce1">
            <text:p>https://www.sciencedirect.com/science/article/pii/S0747563221002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EMPLATIONS ON EQUITY IN AI FOR INDIVIDUALS WITH DISABILITIES</text:p>
          </table:table-cell>
          <table:table-cell office:value-type="string" table:style-name="ce1">
            <text:p>http://publications.anveshanaindia.com/wp-content/uploads/2024/02/CONTEMPLATIONS-ON-EQUITY-IN-AI-FOR-INDIVIDUALS-WITH-DISAB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Inclusive Learning in Higher Education: Diversity, Accessibility, and Mental Health</text:p>
          </table:table-cell>
          <table:table-cell office:value-type="string" table:style-name="ce1">
            <text:p>https://eldorado.tu-dortmund.de/bitstream/2003/42528/1/38_Loitsch_Striegl_Rehabilitationstechnologie_im_Wandel595-61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in Telecom Services through AI Chatbots</text:p>
          </table:table-cell>
          <table:table-cell office:value-type="string" table:style-name="ce1">
            <text:p>https://easychair.org/publications/preprint/RGcz/op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ing intimately with machines: Can AI be disabled?</text:p>
          </table:table-cell>
          <table:table-cell office:value-type="string" table:style-name="ce1">
            <text:p>https://dl.acm.org/doi/fullHtml/10.1145/3572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airness for people with disabilities: Point of view</text:p>
          </table:table-cell>
          <table:table-cell office:value-type="string" table:style-name="ce1">
            <text:p>https://arxiv.org/abs/1811.10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bias, and AI</text:p>
          </table:table-cell>
          <table:table-cell office:value-type="string" table:style-name="ce1">
            <text:p>https://www.academia.edu/download/95505126/disabilitybiasai-201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a more inclusive world: Enhanced augmentative and alternative communication for people with disabilities using ai and nlp</text:p>
          </table:table-cell>
          <table:table-cell office:value-type="string" table:style-name="ce1">
            <text:p>https://digital.wpi.edu/downloads/fn107157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powered service robotics for independent shopping experiences by elderly and disabled people</text:p>
          </table:table-cell>
          <table:table-cell office:value-type="string" table:style-name="ce1">
            <text:p>https://www.mdpi.com/2076-3417/11/19/9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driven inclusion: Exploring automatic text simplification and complexity evaluation for enhanced educational accessibility</text:p>
          </table:table-cell>
          <table:table-cell office:value-type="string" table:style-name="ce1">
            <text:p>https://link.springer.com/chapter/10.1007/978-3-031-67351-1_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ISH LEARNING FOR THE DISABLED USING AI/ML</text:p>
          </table:table-cell>
          <table:table-cell office:value-type="string" table:style-name="ce1">
            <text:p>https://www.researchgate.net/profile/Dhruv-Chaudhary-7/publication/382825164_Impact_of_Podcasts_in_Learning_English_Language/links/66ad3d128f7e1236bc32a234/Impact-of-Podcasts-in-Learning-English-Language.pdf#page=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Digital Content Accessibility for the Hearing Impaired through AI-Driven Visual Representations</text:p>
          </table:table-cell>
          <table:table-cell office:value-type="string" table:style-name="ce1">
            <text:p>https://ieeexplore.ieee.org/abstract/document/104966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m Disparity to Fairness: Analyzing Challenges and Solutions in AI Systems for Disabled Individuals</text:p>
          </table:table-cell>
          <table:table-cell office:value-type="string" table:style-name="ce1">
            <text:p>https://ieeexplore.ieee.org/abstract/document/1046505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of Web Forms through Generative AI Technologies</text:p>
          </table:table-cell>
          <table:table-cell office:value-type="string" table:style-name="ce1">
            <text:p>https://www.researchgate.net/profile/Pradeep-Kumar-Saraswathi/publication/382180789_Enhancing_Accessibility_of_Web_Forms_through_Generative_AI_Technologies/links/6690cabeaf9e615a15e0b52b/Enhancing-Accessibility-of-Web-Forms-through-Generative-AI-Technolog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AI-enhanced educational tools developed in India for linguistic minorities and disabled people</text:p>
          </table:table-cell>
          <table:table-cell office:value-type="string" table:style-name="ce1">
            <text:p>https://lifespanjournal.oasi.en.it/Client/rivista/ENG108_Full%20issue_XXVI_2_2023.pdf#page=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standing Intellectual Disability and Genetics with AI Perspective: A Text Mining Approach</text:p>
          </table:table-cell>
          <table:table-cell office:value-type="string" table:style-name="ce1">
            <text:p>https://ieeexplore.ieee.org/abstract/document/103729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Learning Disabilities: Ethical and Social Considerations in Educational Technology</text:p>
          </table:table-cell>
          <table:table-cell office:value-type="string" table:style-name="ce1">
            <text:p>https://kuey.net/index.php/kuey/article/view/5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Learning Disabilities: Ethical and Social Considerations in Educational Technology</text:p>
          </table:table-cell>
          <table:table-cell office:value-type="string" table:style-name="ce1">
            <text:p>https://kuey.net/index.php/kuey/article/view/5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haping the Future of Learning Disabilities in Higher Education with AI</text:p>
          </table:table-cell>
          <table:table-cell office:value-type="string" table:style-name="ce1">
            <text:p>https://link.springer.com/chapter/10.1007/978-981-97-0914-4_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Improving the Lives of Physically Disabled</text:p>
          </table:table-cell>
          <table:table-cell office:value-type="string" table:style-name="ce1">
            <text:p>https://link.springer.com/chapter/10.1007/978-3-030-73689-7_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pproach to the use of stereo vision system and AI for the accessibility of the visually impaired</text:p>
          </table:table-cell>
          <table:table-cell office:value-type="string" table:style-name="ce1">
            <text:p>https://ieeexplore.ieee.org/abstract/document/1055394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Powered Real-time Accessibility Enhancement: A Solution for Web Content Accessibility Issues</text:p>
          </table:table-cell>
          <table:table-cell office:value-type="string" table:style-name="ce1">
            <text:p>https://join.if.uinsgd.ac.id/index.php/join/article/view/13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iderations for AI fairness for people with disabilities</text:p>
          </table:table-cell>
          <table:table-cell office:value-type="string" table:style-name="ce1">
            <text:p>https://dl.acm.org/doi/abs/10.1145/3362077.3362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olving intersections: AI, disability, and academic integrity in higher education</text:p>
          </table:table-cell>
          <table:table-cell office:value-type="string" table:style-name="ce1">
            <text:p>https://onlinelibrary.wiley.com/doi/abs/10.1002/tl.20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Eâ€”AI and IoT-Enabled Home Automation for Disabled and Elderly</text:p>
          </table:table-cell>
          <table:table-cell office:value-type="string" table:style-name="ce1">
            <text:p>https://link.springer.com/chapter/10.1007/978-981-15-9927-9_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possibilities or problems for disability and inclusion? The case of AI and ADMs across work</text:p>
          </table:table-cell>
          <table:table-cell office:value-type="string" table:style-name="ce1">
            <text:p>https://www.sciencedirect.com/science/article/pii/S0736585324000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 the Limits of Feasibility: AI-Based Research for and with People with Profound Intellectual and Multiple Disabilities</text:p>
          </table:table-cell>
          <table:table-cell office:value-type="string" table:style-name="ce1">
            <text:p>https://www.tandfonline.com/doi/abs/10.1080/19315864.2024.2333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ing People with Visual Disability Using AI</text:p>
          </table:table-cell>
          <table:table-cell office:value-type="string" table:style-name="ce1">
            <text:p>https://koreascience.kr/article/JAKO202408181676853.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global-scale crowd+ AI techniques to map and assess sidewalks for people with disabilities</text:p>
          </table:table-cell>
          <table:table-cell office:value-type="string" table:style-name="ce1">
            <text:p>https://arxiv.org/abs/2206.13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nessing AI to Generate Indian Sign Language from Natural Speech and Text for Digital Inclusion and Accessibility.</text:p>
          </table:table-cell>
          <table:table-cell office:value-type="string" table:style-name="ce1">
            <text:p>https://search.ebscohost.com/login.aspx?direct=true&amp;profile=ehost&amp;scope=site&amp;authtype=crawler&amp;jrnl=2158107X&amp;AN=177050355&amp;h=ksX1oe%2Fj%2FUxvKvDulYzIQzSWMLOpF6NMkfrnyunbaIkFDli1mEGK7vtuqHV6NOcD13i%2FBdZaiBlWLuZSfF9r4Q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rtificial Intelligence (AI) to Improve Math Accessibility for Students with Visual Impairments. Technical Brief.</text:p>
          </table:table-cell>
          <table:table-cell office:value-type="string" table:style-name="ce1">
            <text:p>https://eric.ed.gov/?id=ED623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ystemic Design Framework for AI-enabled Healthcare: Improving health and wellbeing of people with learning disabilities</text:p>
          </table:table-cell>
          <table:table-cell office:value-type="string" table:style-name="ce1">
            <text:p>https://openresearch.ocadu.ca/id/eprint/426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Applications of AI in Developer-Side Web Accessibility Practices</text:p>
          </table:table-cell>
          <table:table-cell office:value-type="string" table:style-name="ce1">
            <text:p>https://digitalcommons.dartmouth.edu/cgi/viewcontent.cgi?article=1041&amp;context=cs_senior_the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-AI Systems for Video Accessibility</text:p>
          </table:table-cell>
          <table:table-cell office:value-type="string" table:style-name="ce1">
            <text:p>https://search.proquest.com/openview/56c6289ebf6a5d4a4c6d22af77d2169a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mentative and alternative interaction service with AI speakers to access home IoT devices and internet services for people with multiple disabilities</text:p>
          </table:table-cell>
          <table:table-cell office:value-type="string" table:style-name="ce1">
            <text:p>https://link.springer.com/chapter/10.1007/978-3-031-08648-9_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ficial Intelligence (AI) Modeling Technique to Improve Creative Thinking on Number Concepts for Early Childhood with Disabilities</text:p>
          </table:table-cell>
          <table:table-cell office:value-type="string" table:style-name="ce1">
            <text:p>https://ssed.or.id/contents/article/view/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is the point of fairness? Disability, AI and the complexity of justice</text:p>
          </table:table-cell>
          <table:table-cell office:value-type="string" table:style-name="ce1">
            <text:p>https://dl.acm.org/doi/abs/10.1145/3386296.3386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based tools in selection: Considering the impact on applicants with disabilities</text:p>
          </table:table-cell>
          <table:table-cell office:value-type="string" table:style-name="ce1">
            <text:p>https://www.sciencedirect.com/science/article/pii/S0090261624000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to Analytics Courses in Higher Education through AI, Simulation, and e-Collaborative Tools</text:p>
          </table:table-cell>
          <table:table-cell office:value-type="string" table:style-name="ce1">
            <text:p>https://www.mdpi.com/2078-2489/15/8/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pping the Barriers to AI Implementation in Swedish Healthcare Key Barriers: Competencies, Data Accessibility, and Demonstrating Value of AI Products</text:p>
          </table:table-cell>
          <table:table-cell office:value-type="string" table:style-name="ce1">
            <text:p>https://odr.chalmers.se/items/a8192a99-0db6-473e-912e-f81521f6ae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gible and Intangible Impact of AI Usage: AI for Information Accessibility</text:p>
          </table:table-cell>
          <table:table-cell office:value-type="string" table:style-name="ce1">
            <text:p>http://www.informationethics.ca/index.php/irie/article/view/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I to Generate Accessibility Descriptions for Maps</text:p>
          </table:table-cell>
          <table:table-cell office:value-type="string" table:style-name="ce1">
            <text:p>https://ica-abs.copernicus.org/articles/7/139/2024/ica-abs-7-139-202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bSight: An AI-based Approach to Enhance Web Accessibility for the Visually Impaired</text:p>
          </table:table-cell>
          <table:table-cell office:value-type="string" table:style-name="ce1">
            <text:p>https://ieeexplore.ieee.org/abstract/document/1056122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iences of college teachers with visual disability us-ing AT and AI based solutions in India: Benefits, Issues, Challenges and Prospects</text:p>
          </table:table-cell>
          <table:table-cell office:value-type="string" table:style-name="ce1">
            <text:p>https://iopscience.iop.org/article/10.1088/1742-6596/2007/1/012050/m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rison of AI Techniques in Modeling of Transportation Cost for Persons with Disabilities</text:p>
          </table:table-cell>
          <table:table-cell office:value-type="string" table:style-name="ce1">
            <text:p>https://link.springer.com/chapter/10.1007/978-981-19-2300-5_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monizing Accessibility: Innovating AI-Driven Braille Music Transcription for the Visually Impaired</text:p>
          </table:table-cell>
          <table:table-cell office:value-type="string" table:style-name="ce1">
            <text:p>https://search.proquest.com/openview/e3f0dd1b65a5261b2bf8be0dfd89509b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zing Educational Opportunities using AI to Ensure Accessibility at Public Sector Institutions in Poland</text:p>
          </table:table-cell>
          <table:table-cell office:value-type="string" table:style-name="ce1">
            <text:p>https://papers.academic-conferences.org/index.php/eckm/article/view/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ychological Confidence by AI: Enhancement Quality &amp;Future of Mobility For People With Disabilities of Neurological Impairment</text:p>
          </table:table-cell>
          <table:table-cell office:value-type="string" table:style-name="ce1">
            <text:p>http://jrtdd.com/index.php/journal/article/view/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standing Personalized Accessibility through Teachable AI: Designing and Evaluating Find My Things for People who are Blind or Low Vision</text:p>
          </table:table-cell>
          <table:table-cell office:value-type="string" table:style-name="ce1">
            <text:p>https://dl.acm.org/doi/abs/10.1145/3597638.36083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ficial Intelligence (AI), Disability, and Telemedicine/Telehealth: Building an Academic Program</text:p>
          </table:table-cell>
          <table:table-cell office:value-type="string" table:style-name="ce1">
            <text:p>https://www.igi-global.com/chapter/artificial-intelligence-ai-disability-and-telemedicinetelehealth/256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could equality and data protection law shape AI fairness for people with disabilities?</text:p>
          </table:table-cell>
          <table:table-cell office:value-type="string" table:style-name="ce1">
            <text:p>https://dl.acm.org/doi/abs/10.1145/3473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ive AI for Web Accessibility: Enthusiasm, Caution, and Next Steps</text:p>
          </table:table-cell>
          <table:table-cell office:value-type="string" table:style-name="ce1">
            <text:p>https://atrium.lib.uoguelph.ca/items/24863df6-6f4b-4ced-b121-0ce42a4d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E in AI: Towards Algorithmic Inclusivity and Accessibility</text:p>
          </table:table-cell>
          <table:table-cell office:value-type="string" table:style-name="ce1">
            <text:p>https://dl.acm.org/doi/abs/10.1145/3617694.3623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an AI-Enhanced Morse Code Translation System Based on Images for People with Severe Disabilities</text:p>
          </table:table-cell>
          <table:table-cell office:value-type="string" table:style-name="ce1">
            <text:p>https://www.mdpi.com/2306-5354/10/11/1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for Collectible Card Games: Adopting Guidelines, Applying AI, and Creating New Guidelines</text:p>
          </table:table-cell>
          <table:table-cell office:value-type="string" table:style-name="ce1">
            <text:p>https://link.springer.com/chapter/10.1007/978-3-031-60875-9_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s an Accessibility Tool: Using Generative AI to Support Universal Design for Learning Approach</text:p>
          </table:table-cell>
          <table:table-cell office:value-type="string" table:style-name="ce1">
            <text:p>https://www.igi-global.com/chapter/ai-as-an-accessibility-tool/339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I to support people with disability in the labour market: Opportunities and challenges</text:p>
          </table:table-cell>
          <table:table-cell office:value-type="string" table:style-name="ce1">
            <text:p>https://www.oecd-ilibrary.org/content/paper/008b32b7-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otechnical Considerations for Accessibility and Equity in AI for Healthcare</text:p>
          </table:table-cell>
          <table:table-cell office:value-type="string" table:style-name="ce1">
            <text:p>https://dl.acm.org/doi/abs/10.1145/3589335.3651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Discrimination Using AI Systems, Social Media and Digital Platforms: Can We Disable Digital Bias?</text:p>
          </table:table-cell>
          <table:table-cell office:value-type="string" table:style-name="ce1">
            <text:p>https://papers.ssrn.com/sol3/papers.cfm?abstract_id=3724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port on the Use and Attitudes Towards Generative AI Among Disabled Students at the University of Sheffield Information School</text:p>
          </table:table-cell>
          <table:table-cell office:value-type="string" table:style-name="ce1">
            <text:p>https://orda.shef.ac.uk/articles/report/A_Report_on_the_Use_and_Attitudes_Towards_Generative_AI_Among_Disabled_Students_at_the_University_of_Sheffield_Information_School/25669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œHalin aiâ€: Intersectional Experiences of Disability, Climate Change and Disasters in Indonesia</text:p>
          </table:table-cell>
          <table:table-cell office:value-type="string" table:style-name="ce1">
            <text:p>https://eprints.whiterose.ac.uk/20414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IoT Enabled Technologies for Monitoring the Right to Health of Disabled People</text:p>
          </table:table-cell>
          <table:table-cell office:value-type="string" table:style-name="ce1">
            <text:p>https://ieeexplore.ieee.org/abstract/document/1007304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 the AI-Generated Web for Everyone?: Examining the Accessibility of AI-Generated Code by Generative Code Tools in Transition from Prototype to Development</text:p>
          </table:table-cell>
          <table:table-cell office:value-type="string" table:style-name="ce1">
            <text:p>https://www.diva-portal.org/smash/record.jsf?pid=diva2:1885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Healthcare Accessibility with AI-Enabled Telemedicine Solutions</text:p>
          </table:table-cell>
          <table:table-cell office:value-type="string" table:style-name="ce1">
            <text:p>https://ijrrt.com/index.php/ijrrt/article/view/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d My Things: Personalized Accessibility through Teachable AI for People who are Blind or Low Vision</text:p>
          </table:table-cell>
          <table:table-cell office:value-type="string" table:style-name="ce1">
            <text:p>https://dl.acm.org/doi/abs/10.1145/3613905.3648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I future; The Shadow Whose Prey the Hunter Becomes warns that technology could lead to exploitation, abuse and enslavement for those with intellectual disabilities â€¦</text:p>
          </table:table-cell>
          <table:table-cell office:value-type="string" table:style-name="ce1">
            <text:p>https://go.gale.com/ps/i.do?id=GALE%7CA779855759&amp;sid=googleScholar&amp;v=2.1&amp;it=r&amp;linkaccess=abs&amp;issn=03190714&amp;p=AONE&amp;sw=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n AI-Robotics 3D Printed Circle of Command for Enhancing Accessibility and Mobility in Individuals with Mobility Issues</text:p>
          </table:table-cell>
          <table:table-cell office:value-type="string" table:style-name="ce1">
            <text:p>https://csitcp.com/paper/13/139csit10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of AI tools will help to reduce the physician's error in making diagnostic and treatment decisions, prevent complications, reduce the risk of ac-quired disability â€¦</text:p>
          </table:table-cell>
          <table:table-cell office:value-type="string" table:style-name="ce1">
            <text:p>http://kvt-journal.org.ua/content/2021/issue206.pdf#page=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of Parliamentary Video Streams: AI-Based Automatic Indexing Using Verbatim Reports.</text:p>
          </table:table-cell>
          <table:table-cell office:value-type="string" table:style-name="ce1">
            <text:p>https://easychair.org/publications/preprint_download/x9w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ResearchGate Preprints Accessibility and Engagement through Custom AI Tools: A Guide for Researchers</text:p>
          </table:table-cell>
          <table:table-cell office:value-type="string" table:style-name="ce1">
            <text:p>https://www.researchgate.net/profile/Douglas-Youvan/publication/380397479_Enhancing_ResearchGate_Preprints_Accessibility_and_Engagement_through_Custom_AI_Tools_A_Guide_for_Researchers/links/663a8c0d7091b94e93f90cc8/Enhancing-ResearchGate-Preprints-Accessibility-and-Engagement-through-Custom-AI-Tools-A-Guide-for-Researcher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ng is connecting: AI digital assistants and the surveillance of elderly and disabled family members in the home</text:p>
          </table:table-cell>
          <table:table-cell office:value-type="string" table:style-name="ce1">
            <text:p>https://www.taylorfrancis.com/chapters/edit/10.4324/9781003365877-22/caring-connecting-miriam-sween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ddlers and robots? The ethics of supporting young children with disabilities with AI companions and the implications for children's rights</text:p>
          </table:table-cell>
          <table:table-cell office:value-type="string" table:style-name="ce1">
            <text:p>https://repository.usfca.edu/ijhre/vol7/iss1/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xly: Design and Architecture of a Smart Physical Therapy Clinic for People Having Mobility Disability Using Metaverse, AI, and IoT Technologies in Saudi Arabia</text:p>
          </table:table-cell>
          <table:table-cell office:value-type="string" table:style-name="ce1">
            <text:p>https://ieeexplore.ieee.org/abstract/document/1062529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arch on Developing AI Education Programs for Students with Developmental Disabilities</text:p>
          </table:table-cell>
          <table:table-cell office:value-type="string" table:style-name="ce1">
            <text:p>http://journal.dcs.or.kr/xml/39487/3948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stic Fusion: Exploring the potential of AI-Generated artwork in enabling creative expression with people with intellectual disabilities</text:p>
          </table:table-cell>
          <table:table-cell office:value-type="string" table:style-name="ce1">
            <text:p>https://dl.acm.org/doi/abs/10.1145/3638380.3638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assisted teaching as a method for enhancing ballet instruction for people with disabilities and older adults.</text:p>
          </table:table-cell>
          <table:table-cell office:value-type="string" table:style-name="ce1">
            <text:p>https://www.jsr.org/hs/index.php/path/article/view/5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augmented behavior analysis for children with developmental disabilities: building toward precision treatment</text:p>
          </table:table-cell>
          <table:table-cell office:value-type="string" table:style-name="ce1">
            <text:p>https://ieeexplore.ieee.org/abstract/document/958640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led students' use of generative AI in Higher Education</text:p>
          </table:table-cell>
          <table:table-cell office:value-type="string" table:style-name="ce1">
            <text:p>https://osf.io/gdphx/down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ging Educational Frontiers: AI-Adaptive Learning, Subscription Strategies, and the Quest for Global Online MBA Accessibility</text:p>
          </table:table-cell>
          <table:table-cell office:value-type="string" table:style-name="ce1">
            <text:p>https://osuva.uwasa.fi/handle/10024/16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ING DISABILITY INTO CAPABILITY: THE AI REVOLUTION IN NEUROPROSTHETICS</text:p>
          </table:table-cell>
          <table:table-cell office:value-type="string" table:style-name="ce1">
            <text:p>https://researchfoundationofindia.com/wp-content/uploads/Book-Chapter.23-Sept.-2023-conf.pdf#page=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ongful birth: AI-tools for moral decisions in clinical care in the absence of disability ethics</text:p>
          </table:table-cell>
          <table:table-cell office:value-type="string" table:style-name="ce1">
            <text:p>https://www.tandfonline.com/doi/full/10.1080/15265161.2022.2075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medicine and Health Care Accessibility: AI-Powered Remote Diagnostics</text:p>
          </table:table-cell>
          <table:table-cell office:value-type="string" table:style-name="ce1">
            <text:p>https://sijarah.com/uploads/sijarah.may-june%202024-00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technical accessibility: AI-powered conversational assistant and augmented reality-assisted 3D printing software for novice users</text:p>
          </table:table-cell>
          <table:table-cell office:value-type="string" table:style-name="ce1">
            <text:p>https://www.ideals.illinois.edu/items/127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ure and Prevalence of Long-Term Conditions in People With Intellectual Disability, a Study That Combines the Powers of AI, Big Data and Lived experience</text:p>
          </table:table-cell>
          <table:table-cell office:value-type="string" table:style-name="ce1">
            <text:p>https://www.cambridge.org/core/journals/bjpsych-open/article/nature-and-prevalence-of-longterm-conditions-in-people-with-intellectual-disability-a-study-that-combines-the-powers-of-ai-big-data-and-lived-experience/F017E108BBB34895B0EABD1E654DBB2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 a Web Accessibility Checker Be Enhanced by the Use of AI?</text:p>
          </table:table-cell>
          <table:table-cell office:value-type="string" table:style-name="ce1">
            <text:p>https://link.springer.com/chapter/10.1007/978-3-030-58796-3_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ical Implications of AI-Based Algorithms in Recruiting Processes: A Study of Civil Rights Violations Under Title VII and the Americans with Disabilities Act</text:p>
          </table:table-cell>
          <table:table-cell office:value-type="string" table:style-name="ce1">
            <text:p>https://scholarworks.boisestate.edu/cyber_gradproj/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œThey only care to show us the wheelchairâ€: disability representation in text-to-image AI models</text:p>
          </table:table-cell>
          <table:table-cell office:value-type="string" table:style-name="ce1">
            <text:p>https://dl.acm.org/doi/abs/10.1145/3613904.3642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COUNSELLING TECHNIQUE: ENHANCING STRESS MANAGEMENT AMONG ENGINEERING STUDENTS WITH PHYSICAL DISABILITY</text:p>
          </table:table-cell>
          <table:table-cell office:value-type="string" table:style-name="ce1">
            <text:p>https://www.tijseg.org/index.php/tijseg/article/view/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mprovement of Leisure Sports â€œMÃ¶lkkyâ€ for Visually Impaired Players Using AI Vision</text:p>
          </table:table-cell>
          <table:table-cell office:value-type="string" table:style-name="ce1">
            <text:p>https://link.springer.com/chapter/10.1007/978-3-031-08645-8_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Mouse Using AI Assist for Disabled</text:p>
          </table:table-cell>
          <table:table-cell office:value-type="string" table:style-name="ce1">
            <text:p>https://ieeexplore.ieee.org/abstract/document/1042033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glected 15%: Positive Effects of Hybrid Human-AI Tutoring Among Students with Disabilities</text:p>
          </table:table-cell>
          <table:table-cell office:value-type="string" table:style-name="ce1">
            <text:p>https://link.springer.com/chapter/10.1007/978-3-031-64302-6_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I-enabled Annotation Platform for Storefront Accessibility and Localization</text:p>
          </table:table-cell>
          <table:table-cell office:value-type="string" table:style-name="ce1">
            <text:p>https://par.nsf.gov/biblio/10440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'Designing'Ethics into AI: Ensuring Equality, Equity, and Accessibility</text:p>
          </table:table-cell>
          <table:table-cell office:value-type="string" table:style-name="ce1">
            <text:p>https://onlinelibrary.wiley.com/doi/abs/10.1002/9781119790686.ch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ritical Review of Literature on Social Media and Developmental Communication Disability: Implications for Future Social Media and Generative AI â€¦</text:p>
          </table:table-cell>
          <table:table-cell office:value-type="string" table:style-name="ce1">
            <text:p>https://link.springer.com/article/10.1007/s40474-024-00297-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owering AI Education by Enhancing Scalability and Accessibility of the Mix &amp;Match Machine Learning Toolkit</text:p>
          </table:table-cell>
          <table:table-cell office:value-type="string" table:style-name="ce1">
            <text:p>https://pure.tue.nl/ws/portalfiles/portal/331798530/USINET2024-web.pdf#page=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ining the Accessibility of Generative AI Website Builder Tools for Blind and Low Vision Users: 21 Best Practices for Designers and Developers</text:p>
          </table:table-cell>
          <table:table-cell office:value-type="string" table:style-name="ce1">
            <text:p>https://ieeexplore.ieee.org/abstract/document/1060958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sing the accessibility gap to mental health treatment with a conversational AI-enabled self-referral tool</text:p>
          </table:table-cell>
          <table:table-cell office:value-type="string" table:style-name="ce1">
            <text:p>https://www.medrxiv.org/content/10.1101/2023.04.29.23289204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RBP: Workflow for AI Accessibility Through Expert-Driven Prompt Engineering and Intelligent Model Management</text:p>
          </table:table-cell>
          <table:table-cell office:value-type="string" table:style-name="ce1">
            <text:p>https://www.techrxiv.org/doi/full/10.36227/techrxiv.22491181.v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 to Autocomplete: The Effects of AI Coding Assistants on Web Accessibility</text:p>
          </table:table-cell>
          <table:table-cell office:value-type="string" table:style-name="ce1">
            <text:p>https://peyajm29.github.io/assets/documents/assets24e-sub1034-cam-i2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StopCV: a real-time ai assistant for labeling bus stop accessibility features in streetscape imagery</text:p>
          </table:table-cell>
          <table:table-cell office:value-type="string" table:style-name="ce1">
            <text:p>https://dl.acm.org/doi/abs/10.1145/3597638.3614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ights Management through AI-Powered Digital Accessibility: Case Study of Microsoft Utilizing the ser-M Model</text:p>
          </table:table-cell>
          <table:table-cell office:value-type="string" table:style-name="ce1">
            <text:p>https://www.dbpia.co.kr/Journal/articleDetail?nodeId=NODE11907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mocratic Platform for Engaging with Disabled Community in Generative AI Development</text:p>
          </table:table-cell>
          <table:table-cell office:value-type="string" table:style-name="ce1">
            <text:p>https://arxiv.org/abs/2309.14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yChat: Developing a VR Conversational AI Agent Using Few-Shot Learning to Support Individuals with Intellectual Disabilities</text:p>
          </table:table-cell>
          <table:table-cell office:value-type="string" table:style-name="ce1">
            <text:p>https://link.springer.com/chapter/10.1007/978-3-031-42293-5_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igital Turn in Mental Health and Disability Law: Actuarial Traditions and AI Futures of Risk Assessment From a Human Rights Perspective</text:p>
          </table:table-cell>
          <table:table-cell office:value-type="string" table:style-name="ce1">
            <text:p>https://library.oapen.org/handle/20.500.12657/85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Bad Feelings: AI Depression Diagnosis and the Technopolitics of Disability</text:p>
          </table:table-cell>
          <table:table-cell office:value-type="string" table:style-name="ce1">
            <text:p>https://just-tech.ssrc.org/field-reviews/big-bad-feelings-ai-depression-diagnosis-and-the-technopolitics-of-disability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cking Apart the Black Box: Sociotechnical Contours of Accessibility in AI/ML Software Engineering</text:p>
          </table:table-cell>
          <table:table-cell office:value-type="string" table:style-name="ce1">
            <text:p>https://link.springer.com/chapter/10.1007/978-3-030-51057-2_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fairness, and algorithmic bias in AI recruitment</text:p>
          </table:table-cell>
          <table:table-cell office:value-type="string" table:style-name="ce1">
            <text:p>https://link.springer.com/article/10.1007/s10676-022-09633-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OWERING HEALTHCARE ACCESSIBILITY WITH SEAMLESS AI-INTEGRATED PHARMACY SERVICES</text:p>
          </table:table-cell>
          <table:table-cell office:value-type="string" table:style-name="ce1">
            <text:p>https://ijprdjournal.com/myapp/uploads/130-Vaibhavi%20Chaskar%201531-154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l Education Practices for Humanâ€“AI Creative Pedagogy for Accessibility and Inclusivity</text:p>
          </table:table-cell>
          <table:table-cell office:value-type="string" table:style-name="ce1">
            <text:p>https://library.oapen.org/bitstream/handle/20.500.12657/90903/978-3-031-55272-4.pdf?sequence=1#page=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azione fraterna e disabilitÃ : dal caregiver familiare ai siblings Brotherhood and disability: from the family cargiver to siblings</text:p>
          </table:table-cell>
          <table:table-cell office:value-type="string" table:style-name="ce1">
            <text:p>https://www.academia.edu/download/75409643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ctice in Physical Education Classes Using ICT at Special Needs Schools for Students with Intellectual Disabilities: Utilizing Physical Fitness Test Apps and AI Apps</text:p>
          </table:table-cell>
          <table:table-cell office:value-type="string" table:style-name="ce1">
            <text:p>https://www.jstage.jst.go.jp/article/hatsuhatsu/2024/96/2024_15/_article/-char/ja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sibility and accessibility of human-centered AI-based simulation system for improving the occupational safety of clinical workplace</text:p>
          </table:table-cell>
          <table:table-cell office:value-type="string" table:style-name="ce1">
            <text:p>https://www.jstor.org/stable/48707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accessibility</text:p>
          </table:table-cell>
          <table:table-cell office:value-type="string" table:style-name="ce1">
            <text:p>https://dl.acm.org/doi/fullHtml/10.1145/3356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_Healthy AI System Improving Accessibility of Personalized Nutrition Care</text:p>
          </table:table-cell>
          <table:table-cell office:value-type="string" table:style-name="ce1">
            <text:p>http://csusm-dspace.calstate.edu/handle/10211.3/214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raging Generative AI for Inclusive Online Friendship Education: Integrating Easy-to-Read Guidelines for Enhanced Accessibility</text:p>
          </table:table-cell>
          <table:table-cell office:value-type="string" table:style-name="ce1">
            <text:p>https://www.preprints.org/manuscript/202409.0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lgorithm for the Generation of Three-Dimensional Accessibility Ramps in Grasshopper/Rhinoceros 7</text:p>
          </table:table-cell>
          <table:table-cell office:value-type="string" table:style-name="ce1">
            <text:p>https://arxiv.org/abs/2310.07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ruitment AI has a Disability Problem: Questions employers should be asking to ensure fairness in recruitment</text:p>
          </table:table-cell>
          <table:table-cell office:value-type="string" table:style-name="ce1">
            <text:p>https://osf.io/preprints/socarxiv/emwn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stical analysis and generative Artificial Intelligence (AI) for assessing pain experience, pain-induced disability, and quality of life in Parkinson's disease â€¦</text:p>
          </table:table-cell>
          <table:table-cell office:value-type="string" table:style-name="ce1">
            <text:p>https://www.sciencedirect.com/science/article/pii/S036192302400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cing Urban Accessibility through AI: Scalable Machine Learning Approaches to Pedestrian Path Network Mapping and Assessment</text:p>
          </table:table-cell>
          <table:table-cell office:value-type="string" table:style-name="ce1">
            <text:p>https://search.proquest.com/openview/f97d4913b274c74876df3d9c8dbfb5d1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OCKING THE POWER OF LANGUAGE: IMPROVING MULTILINGUAL CAPABILITIES IN GENERATIVE AI FOR GLOBAL ACCESSIBILITY</text:p>
          </table:table-cell>
          <table:table-cell office:value-type="string" table:style-name="ce1">
            <text:p>https://www.academia.edu/download/115776661/IJARET_15_03_01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ruitment AI has a Disability Problem: anticipating and mitigating unfair automated hiring decisions</text:p>
          </table:table-cell>
          <table:table-cell office:value-type="string" table:style-name="ce1">
            <text:p>https://link.springer.com/chapter/10.1007/978-3-031-09823-9_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Accessibility: A Case Study of Enhancing Library Services for Users With Disabilities</text:p>
          </table:table-cell>
          <table:table-cell office:value-type="string" table:style-name="ce1">
            <text:p>https://www.igi-global.com/chapter/ai-for-accessibility/347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le of AI in financial market development: enhancing efficiency and accessibility in emerging economies</text:p>
          </table:table-cell>
          <table:table-cell office:value-type="string" table:style-name="ce1">
            <text:p>https://www.fepbl.com/index.php/farj/article/view/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cing Healthcare Accessibility: Development of an AI-Driven Multimodal Chatbot</text:p>
          </table:table-cell>
          <table:table-cell office:value-type="string" table:style-name="ce1">
            <text:p>https://ieeexplore.ieee.org/abstract/document/1062679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ing Healthcare through AI: Enhancing Patient Outcomes and Bridging Accessibility Gaps</text:p>
          </table:table-cell>
          <table:table-cell office:value-type="string" table:style-name="ce1">
            <text:p>https://thesciencebrigade.com/JAIR/article/view/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/ML Education in Radiology: Accessibility is Key</text:p>
          </table:table-cell>
          <table:table-cell office:value-type="string" table:style-name="ce1">
            <text:p>https://www.academicradiology.org/article/S1076-6332(23)00239-8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ocratizing AI? experience and accessibility in the age of artificial intelligence</text:p>
          </table:table-cell>
          <table:table-cell office:value-type="string" table:style-name="ce1">
            <text:p>https://dl.acm.org/doi/abs/10.1145/3398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, generative production, &amp;accessibility</text:p>
          </table:table-cell>
          <table:table-cell office:value-type="string" table:style-name="ce1">
            <text:p>https://pressbooks.ulib.csuohio.edu/teachingandlearning/chapter/aiaccessibility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synthetic accessibility with AI-based generative drug design</text:p>
          </table:table-cell>
          <table:table-cell office:value-type="string" table:style-name="ce1">
            <text:p>https://link.springer.com/article/10.1186/s13321-023-00742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osynthetic accessibility score (RAscore)â€“rapid machine learned synthesizability classification from AI driven retrosynthetic planning</text:p>
          </table:table-cell>
          <table:table-cell office:value-type="string" table:style-name="ce1">
            <text:p>https://pubs.rsc.org/en/content/articlehtml/2021/sc/d0sc05401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Buddy: Redefining Conversational AI Interactions for Individuals with Hand Motor Disabilities</text:p>
          </table:table-cell>
          <table:table-cell office:value-type="string" table:style-name="ce1">
            <text:p>https://dl.acm.org/doi/abs/10.1145/3586182.3616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exclusionary discipline of American Indian and Alaska Native (AI/AN) students with and without disabilities: A civil rights data collection (CRDC) national analysis</text:p>
          </table:table-cell>
          <table:table-cell office:value-type="string" table:style-name="ce1">
            <text:p>https://link.springer.com/article/10.1007/s10826-019-01511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imental crowd+ AI approaches to track accessibility features in sidewalk intersections over time</text:p>
          </table:table-cell>
          <table:table-cell office:value-type="string" table:style-name="ce1">
            <text:p>https://dl.acm.org/doi/abs/10.1145/3441852.3476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kshop on AI fairness for people with disabilities</text:p>
          </table:table-cell>
          <table:table-cell office:value-type="string" table:style-name="ce1">
            <text:p>https://dl.acm.org/doi/abs/10.1145/3386296.33862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for Medical Image Processing: Improving Quality, Accessibility, and Safety</text:p>
          </table:table-cell>
          <table:table-cell office:value-type="string" table:style-name="ce1">
            <text:p>https://onlinelibrary.wiley.com/doi/abs/10.1002/9781119790686.ch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ling Crowd+ AI Sidewalk Accessibility Assessments: Initial experiments examining label quality and cross-city training on performance</text:p>
          </table:table-cell>
          <table:table-cell office:value-type="string" table:style-name="ce1">
            <text:p>https://dl.acm.org/doi/abs/10.1145/3517428.3550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rness of AI for people with disabilities: problem analysis and interdisciplinary collaboration</text:p>
          </table:table-cell>
          <table:table-cell office:value-type="string" table:style-name="ce1">
            <text:p>https://dl.acm.org/doi/abs/10.1145/3386296.3386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gnitive behavioral assistive technology (CBAT) as AI for super aged society.</text:p>
          </table:table-cell>
          <table:table-cell office:value-type="string" table:style-name="ce1">
            <text:p>https://search.ebscohost.com/login.aspx?direct=true&amp;profile=ehost&amp;scope=site&amp;authtype=crawler&amp;jrnl=15691101&amp;AN=161396224&amp;h=wwfQowVFxqBUD93LRO8P3c2RYIiB71z5XC4jTpofdJgw3NubC9I2Paq9r8BcrDOL%2BDfMqYQ8%2Fq74Iq5LfVfP2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Bank Website Accessibility and User Experience through an AI-Driven Information Assistant</text:p>
          </table:table-cell>
          <table:table-cell office:value-type="string" table:style-name="ce1">
            <text:p>https://cse.aua.am/files/2024/05/Enhancing-Bank-Websie-Accessbility-and-User-Experience-through-an-AI-Driven-Information-Assistant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Clarity and Accessibility in Public Procurement Documents: An AIâ€“Powered Approach to Plain Writing Compliance</text:p>
          </table:table-cell>
          <table:table-cell office:value-type="string" table:style-name="ce1">
            <text:p>https://dair.nps.edu/handle/123456789/50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ing Accessibility to Public Health Facilities in Resource-Limited Settings Through GIS and Geo-AI Applications</text:p>
          </table:table-cell>
          <table:table-cell office:value-type="string" table:style-name="ce1">
            <text:p>https://link.springer.com/chapter/10.1007/978-3-031-50848-6_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tilizing Emergent AI Chatbot Technology to Generate Mathematical Writing Models for Elementary Students With Learning Disabilities</text:p>
          </table:table-cell>
          <table:table-cell office:value-type="string" table:style-name="ce1">
            <text:p>https://journals.sagepub.com/doi/abs/10.1177/10534512241233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tages and Challenges of Using AI for People with Disabilities</text:p>
          </table:table-cell>
          <table:table-cell office:value-type="string" table:style-name="ce1">
            <text:p>https://www.researchgate.net/profile/Christo-El-Morr/publication/380303591_Advantages_and_Challenges_of_Using_AI_for_People_with_Disabilities/links/663d5b3606ea3d0b7446b76e/Advantages-and-Challenges-of-Using-AI-for-People-with-Disab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I to Enhance Accessibilityâ€“A Presentation with Roundtable Discussion</text:p>
          </table:table-cell>
          <table:table-cell office:value-type="string" table:style-name="ce1">
            <text:p>https://opus.govst.edu/fre/ai_summit/2024/1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AI-Assisted Web Development</text:p>
          </table:table-cell>
          <table:table-cell office:value-type="string" table:style-name="ce1">
            <text:p>https://peyajm29.github.io/assets/documents/W4A_Doctoral_Consortium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on water: Comparing the influence of Ai Chi and Tai Chi on fall risk and verbal working memory in ageing people with intellectual disabilitiesâ€“a randomised controlled â€¦</text:p>
          </table:table-cell>
          <table:table-cell office:value-type="string" table:style-name="ce1">
            <text:p>https://onlinelibrary.wiley.com/doi/abs/10.1111/jir.12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y Finds AI Language Models Show Bias Against Individuals With Disabilities</text:p>
          </table:table-cell>
          <table:table-cell office:value-type="string" table:style-name="ce1">
            <text:p>https://onlinelibrary.wiley.com/doi/abs/10.1002/dhe.31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ging the Gap: A narrative review of osteoporosis disability, adipokines, and the role of AI in postmenopausal women</text:p>
          </table:table-cell>
          <table:table-cell office:value-type="string" table:style-name="ce1">
            <text:p>https://www.ncbi.nlm.nih.gov/pmc/articles/PMC1125580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dictChain: Empowering Collaboration and Data Accessibility for AI in a Decentralized Blockchain-based Marketplace</text:p>
          </table:table-cell>
          <table:table-cell office:value-type="string" table:style-name="ce1">
            <text:p>https://arxiv.org/abs/2307.15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the triad of digital literacy, data literacy and AI literacy in teacher educationâ€“A discussion in light of the accessibility of novel generative AI</text:p>
          </table:table-cell>
          <table:table-cell office:value-type="string" table:style-name="ce1">
            <text:p>https://osf.io/preprints/edarxiv/xguzk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rison of AI-enhanced educational games for students with disabilities</text:p>
          </table:table-cell>
          <table:table-cell office:value-type="string" table:style-name="ce1">
            <text:p>https://repository.ukim.mk/handle/20.500.12188/30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based recommendation and assessment of AT for people with cognitive disabilities</text:p>
          </table:table-cell>
          <table:table-cell office:value-type="string" table:style-name="ce1">
            <text:p>https://scholarworks.calstate.edu/downloads/z029pc72c#page=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aking Barriers: A Hands-On Tutorial on AI-Enabled Accessibility to Social Media Content</text:p>
          </table:table-cell>
          <table:table-cell office:value-type="string" table:style-name="ce1">
            <text:p>https://dl.acm.org/doi/abs/10.1145/3637528.3671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from the front: People with disabilities as early adopters of AI</text:p>
          </table:table-cell>
          <table:table-cell office:value-type="string" table:style-name="ce1">
            <text:p>https://patrickcarrington.com/docs/pdfs/ai-and-hci-people-with-disabilities-as-early-adopter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Augmented Medical Research on Spatial Distribution and Accessibility of Public Sports Venues in Shanghai Through GIS Visualization Technology</text:p>
          </table:table-cell>
          <table:table-cell office:value-type="string" table:style-name="ce1">
            <text:p>https://cad-journal.net/files/vol_21/CAD_21(S24)_2024_69-88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ilitating the implementation of AI-based assistive technologies for persons with disabilities in vocational rehabilitation: A practical design thinking approach</text:p>
          </table:table-cell>
          <table:table-cell office:value-type="string" table:style-name="ce1">
            <text:p>https://londonic.uk/js/index.php/plic/article/view/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FA: Metadata, Incentives, Formats, and Accessibility guidelines to improve the reuse of AI datasets for bioimage analysis</text:p>
          </table:table-cell>
          <table:table-cell office:value-type="string" table:style-name="ce1">
            <text:p>https://arxiv.org/abs/2311.10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iving Accessibility in HealthTech: 3 Things Founders should Consider for Thoughtful AI Implementation in 2024.</text:p>
          </table:table-cell>
          <table:table-cell office:value-type="string" table:style-name="ce1">
            <text:p>https://go.gale.com/ps/i.do?p=HRCA&amp;sw=w&amp;issn=&amp;v=2.1&amp;it=r&amp;id=GALE%7CA784032765&amp;sid=googleScholar&amp;linkaccess=ab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he LCC Hypothesis in the Nordic Region: The Role of AI Innovation, Environmental Taxes, and Financial Accessibility via Panel ARDL</text:p>
          </table:table-cell>
          <table:table-cell office:value-type="string" table:style-name="ce1">
            <text:p>https://www.researchgate.net/profile/Mdboktiar-Nayeem/publication/383851993_Exploring_the_LCC_Hypothesis_in_the_Nordic_Region_The_Role_of_AI_Innovation_Environmental_Taxes_and_Financial_Accessibility_via_Panel_ARDL/links/66dda554bd20173667bf89f0/Exploring-the-LCC-Hypothesis-in-the-Nordic-Region-The-Role-of-AI-Innovation-Environmental-Taxes-and-Financial-Accessibility-via-Panel-ARDL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ring on Autopilot: How to Prepare Yourself and People with Disabilities for AI Employment Practices-Hiring on Autopilot: How to prepare Yourself and</text:p>
          </table:table-cell>
          <table:table-cell office:value-type="string" table:style-name="ce1">
            <text:p>https://policycommons.net/artifacts/1704095/hiring-on-autopilot/243574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readability of online patient-facing content: the role of AI chatbots in improving cancer information accessibility</text:p>
          </table:table-cell>
          <table:table-cell office:value-type="string" table:style-name="ce1">
            <text:p>https://jnccn.org/view/journals/jnccn/aop/article-10.6004-jnccn.2023.7334/article-10.6004-jnccn.2023.7334.xml?pr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Accessibility: A Discussion of Ethical Considerations</text:p>
          </table:table-cell>
          <table:table-cell office:value-type="string" table:style-name="ce1">
            <text:p>https://ui.adsabs.harvard.edu/abs/2019arXiv190808939R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nd Inclusivity: Co-designing for Disability Empowerment</text:p>
          </table:table-cell>
          <table:table-cell office:value-type="string" table:style-name="ce1">
            <text:p>https://link.springer.com/chapter/10.1007/978-3-031-66431-1_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4-week community aquatic physiotherapy program with Ai Chi or Bad Ragaz Ring Method improves disability and trunk muscle endurance in adults with chronic low â€¦</text:p>
          </table:table-cell>
          <table:table-cell office:value-type="string" table:style-name="ce1">
            <text:p>https://content.iospress.com/articles/journal-of-back-and-musculoskeletal-rehabilitation/bmr171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(TAs): a study of TAs' descriptions of their support for pupils identified as having special educational needs and disabilities (SEND), using an appreciative inquiry (AI) â€¦</text:p>
          </table:table-cell>
          <table:table-cell office:value-type="string" table:style-name="ce1">
            <text:p>https://etheses.bham.ac.uk/id/eprint/512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ainst AI Ableism: On" Optimal" Machines and" Disabled" Human Beings</text:p>
          </table:table-cell>
          <table:table-cell office:value-type="string" table:style-name="ce1">
            <text:p>https://philpapers.org/rec/SAAAA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 institutions addressing accessibility in generative AI policy development?</text:p>
          </table:table-cell>
          <table:table-cell office:value-type="string" table:style-name="ce1">
            <text:p>https://onlinelibrary.wiley.com/doi/abs/10.1002/dhe.31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in Web Development: Enhancing Accessibility</text:p>
          </table:table-cell>
          <table:table-cell office:value-type="string" table:style-name="ce1">
            <text:p>https://papers.ssrn.com/sol3/papers.cfm?abstract_id=4949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cement in Diabetes Research: Accessibility of AI-powered Tools for Early Diabetes Detection in LMICs</text:p>
          </table:table-cell>
          <table:table-cell office:value-type="string" table:style-name="ce1">
            <text:p>https://papers.ssrn.com/sol3/papers.cfm?abstract_id=4801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AI-Powered Assistive Technologies: Improving Accessibility for Individuals with Disabilities</text:p>
          </table:table-cell>
          <table:table-cell office:value-type="string" table:style-name="ce1">
            <text:p>https://ijsdcs.com/index.php/IJMLSD/article/view/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for the V Smart Device Solution using AI and</text:p>
          </table:table-cell>
          <table:table-cell office:value-type="string" table:style-name="ce1">
            <text:p>https://easychair.org/publications/preprint_download/mXQ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plifying legal language: An AI-powered approach to enhance document accessibility</text:p>
          </table:table-cell>
          <table:table-cell office:value-type="string" table:style-name="ce1">
            <text:p>https://www.taylorfrancis.com/chapters/edit/10.1201/9781032644752-57/simplifying-legal-language-ai-powered-approach-enhance-document-accessibility-kiran-somwanshi-khalid-alfatmi-ashwini-vibhandik-darshana-karbhari-gagan-jarsodiwala-rahul-relan-makarand-shaha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can Biomedical Engineers help empower Individuals with Intellectual Disabilities? The Potential Benefits and Challenges of AI Technologies to Support â€¦</text:p>
          </table:table-cell>
          <table:table-cell office:value-type="string" table:style-name="ce1">
            <text:p>https://ieeexplore.ieee.org/abstract/document/1031451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 algorithms have determined you're not human: AI-ML, reverse turing-tests, and the disability experience</text:p>
          </table:table-cell>
          <table:table-cell office:value-type="string" table:style-name="ce1">
            <text:p>https://dl.acm.org/doi/abs/10.1145/3308561.3353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is the potential of cervicovaginal mucus as a biomarker for identifying the fertile window and the effectiveness of AI-enhanced prediction for scalability and accessibility â€¦</text:p>
          </table:table-cell>
          <table:table-cell office:value-type="string" table:style-name="ce1">
            <text:p>https://academic.oup.com/humrep/article-abstract/39/Supplement_1/deae108.1091/7703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IDERING GENERATIVE AI FOR ACCESSIBILITY IN INTELLIGENT EDUCATIONAL SYSTEMS</text:p>
          </table:table-cell>
          <table:table-cell office:value-type="string" table:style-name="ce1">
            <text:p>https://library.iated.org/view/MEHIGAN2024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g Data, AI, and Emerging Technologies and Impacts for Persons with Disabilities: Global Minority Focus (North, South, East)</text:p>
          </table:table-cell>
          <table:table-cell office:value-type="string" table:style-name="ce1">
            <text:p>https://researchdirect.westernsydney.edu.au/islandora/object/uws:6956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 accessibility for people with visual impairments: what can AI do?</text:p>
          </table:table-cell>
          <table:table-cell office:value-type="string" table:style-name="ce1">
            <text:p>https://scholars.cityu.edu.hk/en/publications/publication(0840a893-328d-436c-8cd6-84eb7941d67e)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ocking the Power of GWF Research: Introducing an AI-Driven Portal for Enhanced Accessibility and User-Friendly Experience!</text:p>
          </table:table-cell>
          <table:table-cell office:value-type="string" table:style-name="ce1">
            <text:p>https://uwspace.uwaterloo.ca/handle/10012/19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Healthcare Accessibility Through AI-Enabled Mobile Applications</text:p>
          </table:table-cell>
          <table:table-cell office:value-type="string" table:style-name="ce1">
            <text:p>https://journals.enfoundations.com/index.php/ITHC/article/view/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cost eye-in-hand robotic-arm featuring AI-based human machine interface for people with disabilities</text:p>
          </table:table-cell>
          <table:table-cell office:value-type="string" table:style-name="ce1">
            <text:p>https://etd.adm.unipi.it/t/etd-06202018-19003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e of Apple Intelligence (Ai) and Artificial Intelligence (Ai) in Healthcare Education for Disabled Students</text:p>
          </table:table-cell>
          <table:table-cell office:value-type="string" table:style-name="ce1">
            <text:p>https://papers.ssrn.com/sol3/papers.cfm?abstract_id=4929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Accessibility and Readability of Survey Reports in Digital Health Platforms using Conversational AI</text:p>
          </table:table-cell>
          <table:table-cell office:value-type="string" table:style-name="ce1">
            <text:p>https://ieeexplore.ieee.org/abstract/document/1038601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of AI-based assistive technologies for learners with physical disabilities in Kenya: a practical design thinking approach</text:p>
          </table:table-cell>
          <table:table-cell office:value-type="string" table:style-name="ce1">
            <text:p>https://journals.must.ac.ke/index.php/AJSTSS/article/view/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, architecture, accessibility, and data justiceâ€”ACADIA special issue</text:p>
          </table:table-cell>
          <table:table-cell office:value-type="string" table:style-name="ce1">
            <text:p>https://journals.sagepub.com/doi/full/10.1177/14780771231171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cipatory Design of Crowd+ AI Tools to Map, Analyze, and Visualize Sidewalk Accessibility For people with disabilities, sidewalks can support â€¦</text:p>
          </table:table-cell>
          <table:table-cell office:value-type="string" table:style-name="ce1">
            <text:p>https://makeabilitylab.cs.washington.edu/media/publications/Eisenberg_ParticipatoryDesignOfCrowdAiToolsToMapAnalyzeAndVisualizeSidewalkAccessibility_TRANSED202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of AI-based assistive technologies for learners with physical disabilities in Kenya: a practical design thinking approach</text:p>
          </table:table-cell>
          <table:table-cell office:value-type="string" table:style-name="ce1">
            <text:p>http://www.repository.must.ac.ke/handle/123456789/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Transcription to Support Accessibility and Access for Digital Collections</text:p>
          </table:table-cell>
          <table:table-cell office:value-type="string" table:style-name="ce1">
            <text:p>https://stars.library.ucf.edu/teachwithai/2024/tuesday/8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I distribution technology based on ai and accessibility service for multi-device interaction</text:p>
          </table:table-cell>
          <table:table-cell office:value-type="string" table:style-name="ce1">
            <text:p>https://koasas.kaist.ac.kr/handle/10203/321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O4EU-AI-augmented ecosystem for Earth Observation data accessibility with Extended reality User Interfaces for Service and data exploitation</text:p>
          </table:table-cell>
          <table:table-cell office:value-type="string" table:style-name="ce1">
            <text:p>https://ui.adsabs.harvard.edu/abs/2023EGUGA..25.5038B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i service to support communication and language learning for people with developmental disability</text:p>
          </table:table-cell>
          <table:table-cell office:value-type="string" table:style-name="ce1">
            <text:p>https://koreascience.kr/article/JAKO202018955008838.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ssion 24: Beyond accessibility: empowering students through assistive AI</text:p>
          </table:table-cell>
          <table:table-cell office:value-type="string" table:style-name="ce1">
            <text:p>https://openjournals.ljmu.ac.uk/studentexp/article/view/2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and Independence of Visually Impaired Individuals through AI, ML and IoT: The Development of a Smart Robot Assistant.</text:p>
          </table:table-cell>
          <table:table-cell office:value-type="string" table:style-name="ce1">
            <text:p>https://iusrj.org/articles/doai202306012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 administrative AI applications enhance organizational innovation and quality of work life for disabled employees: a case study of a Saudi University</text:p>
          </table:table-cell>
          <table:table-cell office:value-type="string" table:style-name="ce1">
            <text:p>https://ideas.repec.org/a/aip/access/v5y2024i1p68-84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14 AI for Accessibility in Games</text:p>
          </table:table-cell>
          <table:table-cell office:value-type="string" table:style-name="ce1">
            <text:p>https://researchprofiles.herts.ac.uk/files/20851538/dagrep_v009_i012_p067_19511.pdf#page=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ilding trust for data sourcing with the disabled community to build robust AI systems</text:p>
          </table:table-cell>
          <table:table-cell office:value-type="string" table:style-name="ce1">
            <text:p>https://ieeexplore.ieee.org/abstract/document/962918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t Session# 6: Using AI to Increase Accessibility &amp; Inclusion</text:p>
          </table:table-cell>
          <table:table-cell office:value-type="string" table:style-name="ce1">
            <text:p>https://stars.library.ucf.edu/teachwithai/2023/monday/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G 4â€ Confidentiality of AI models in collaborative projectsâ€: Data accessibility in AI-driven B2B sales</text:p>
          </table:table-cell>
          <table:table-cell office:value-type="string" table:style-name="ce1">
            <text:p>https://cris.vtt.fi/en/publications/blog-4-confidentiality-of-ai-models-in-collaborative-projects-d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G 1 â€œUse casesâ€: Data accessibility in AI-driven B2B sales</text:p>
          </table:table-cell>
          <table:table-cell office:value-type="string" table:style-name="ce1">
            <text:p>https://cris.vtt.fi/en/publications/blog-1-use-cases-data-accessibility-in-ai-driven-b2b-s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G 5â€ Business Benefitâ€: Data accessibility in AI-driven B2B sales</text:p>
          </table:table-cell>
          <table:table-cell office:value-type="string" table:style-name="ce1">
            <text:p>https://cris.vtt.fi/en/publications/blog-5-business-benefit-data-accessibility-in-ai-driven-b2b-s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G 2â€ Stakeholdersâ€: Data accessibility in AI-driven B2B sales</text:p>
          </table:table-cell>
          <table:table-cell office:value-type="string" table:style-name="ce1">
            <text:p>https://cris.vtt.fi/en/publications/blog-2-stakeholders-data-accessibility-in-ai-driven-b2b-sa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OG 3â€ Wrangling dataâ€“from raw data to valueâ€: Data accessibility in AI-driven B2B sales</text:p>
          </table:table-cell>
          <table:table-cell office:value-type="string" table:style-name="ce1">
            <text:p>https://cris.vtt.fi/en/publications/blog-3-wrangling-data-from-raw-data-to-value-data-accessibility-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ci Curiae, Suicidio assistito: la memoria dei filosofi, in Â«La Rivista dei libriÂ», luglio-agosto 1997 Batavia AI, Disability and Physician-Assisted Suicide, in Â«New En â€¦</text:p>
          </table:table-cell>
          <table:table-cell office:value-type="string" table:style-name="ce1">
            <text:p>https://www.torrossa.com/gs/resourceProxy?an=2288317&amp;publisher=FBO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le of AI in Enhancing Expressive Language in Intellectually Disabled Children Ø¯ÙˆØ± Ø§Ù„Ø°ÙƒØ§Ø¡ Ø§Ù„Ø§ØµØ·Ù†Ø§Ø¹ÙŠ ÙÙŠ ØªØ¹Ø²ÙŠØ² Ø§Ù„Ù„ØºØ© Ø§Ù„ØªØ¹Ø¨ÙŠØ±ÙŠØ© Ù„Ø¯Ù‰ Ø§Ù„Ø£Ø·ÙØ§Ù„ Ø°ÙˆÙŠ Ø§Ù„Ø¥Ø¹Ø§Ù‚Ø§Øª Ø§Ù„ÙÙƒØ±ÙŠØ©â€Ž</text:p>
          </table:table-cell>
          <table:table-cell office:value-type="string" table:style-name="ce1">
            <text:p>https://journals.ekb.eg/article_379813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&amp; diversity management ai tempi del COVID-19</text:p>
          </table:table-cell>
          <table:table-cell office:value-type="string" table:style-name="ce1">
            <text:p>https://www.torrossa.com/it/resources/an/5139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to ExploratÃ³rio ACAMAI-automatizar o mapeamento de acessibilidades urbanas com IA/Automating city accessibility mapping using AI</text:p>
          </table:table-cell>
          <table:table-cell office:value-type="string" table:style-name="ce1">
            <text:p>https://bdigital.ufp.pt/handle/10284/11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sformazioni urbane e accessibilitÃ  ai monumenti: il caso della Vucciria di Palermoâ€“Urban trasformation and accessibility to historical Buildings: the case of the â€¦</text:p>
          </table:table-cell>
          <table:table-cell office:value-type="string" table:style-name="ce1">
            <text:p>https://iris.unipa.it/handle/10447/48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del Piano per l'AccessibilitÃ  applicato ai giardini storici monumentali. Il caso-studio del Giardino di Boboli/Key Principles for Drafting of the Accessibility Plan Applied to â€¦</text:p>
          </table:table-cell>
          <table:table-cell office:value-type="string" table:style-name="ce1">
            <text:p>https://flore.unifi.it/handle/2158/1345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VISUAL: UN ESTUDIO DESCRIPTIVO (USABILITY AND ACCESSIBILITY EVALUATION OF LOOKOUT AND SEEING AI APPLICATIONS FOR MOBILE DEVICES IN â€¦</text:p>
          </table:table-cell>
          <table:table-cell office:value-type="string" table:style-name="ce1">
            <text:p>https://pistaseducativas.celaya.tecnm.mx/index.php/pistas/article/view/2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needs of children, including children with disabilities, living in Tonga= Ko e Ngaahi A 'usia mo e Fiema'u Vivili 'ae Longa 'i Fanau,'o kau ai 'ae Fanau 'oku â€¦</text:p>
          </table:table-cell>
          <table:table-cell office:value-type="string" table:style-name="ce1">
            <text:p>http://pstorage-loughborough-53465.s3.amazonaws.com/17095463/PUBLISHEDTongaReport2018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I controlled robotic arm as assistance to the rehabilitation of neurologically disabled patients</text:p>
          </table:table-cell>
          <table:table-cell office:value-type="string" table:style-name="ce1">
            <text:p>https://www.tandfonline.com/doi/abs/10.1080/17483107.2019.1683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independence: a BCI telepresence robot for people with severe motor disabilities</text:p>
          </table:table-cell>
          <table:table-cell office:value-type="string" table:style-name="ce1">
            <text:p>https://ieeexplore.ieee.org/abstract/document/710982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brain-computer interface applications for severely disabled children through a multidisciplinary national network: summary of the inaugural pediatric BCI â€¦</text:p>
          </table:table-cell>
          <table:table-cell office:value-type="string" table:style-name="ce1">
            <text:p>https://www.frontiersin.org/articles/10.3389/fnhum.2020.593883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hallenge of controlling an auditory BCI in the case of severe motor disability</text:p>
          </table:table-cell>
          <table:table-cell office:value-type="string" table:style-name="ce1">
            <text:p>https://link.springer.com/article/10.1186/s12984-023-01289-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ovative approach to control wheelchair for disabled people using BCI</text:p>
          </table:table-cell>
          <table:table-cell office:value-type="string" table:style-name="ce1">
            <text:p>https://ieeexplore.ieee.org/abstract/document/852947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elf-paced BCI with a collaborative controller for highly reliable wheelchair driving: Experimental tests with physically disabled individuals</text:p>
          </table:table-cell>
          <table:table-cell office:value-type="string" table:style-name="ce1">
            <text:p>https://ieeexplore.ieee.org/abstract/document/933665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Collaborative Brain-Computer Interface (C-BCI) for People with Motor Disabilities</text:p>
          </table:table-cell>
          <table:table-cell office:value-type="string" table:style-name="ce1">
            <text:p>https://search.proquest.com/openview/ad13bce246616e82fed17d6114b58a32/1?pq-origsite=gscholar&amp;cbl=1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ining current and future BCI applications for people with disabilities</text:p>
          </table:table-cell>
          <table:table-cell office:value-type="string" table:style-name="ce1">
            <text:p>https://www.cs.auckland.ac.nz/courses/compsci705s2c/assignments/reports/2014/Brain%20CI%20svis26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urvival of intellectual disabled subjects in social environment using BCI</text:p>
          </table:table-cell>
          <table:table-cell office:value-type="string" table:style-name="ce1">
            <text:p>https://ieeexplore.ieee.org/abstract/document/899713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iew on BCI virtual rehabilitation and remote technology based on EEG for assistive devices</text:p>
          </table:table-cell>
          <table:table-cell office:value-type="string" table:style-name="ce1">
            <text:p>https://www.mdpi.com/2076-3417/12/23/12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iding physical and social autonomy to disabled people through BCI, telemonitoring and home support</text:p>
          </table:table-cell>
          <table:table-cell office:value-type="string" table:style-name="ce1">
            <text:p>https://content.iospress.com/articles/intelligenza-artificiale/ia0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BCI coupling EEG and EMG for severe motor disabilities</text:p>
          </table:table-cell>
          <table:table-cell office:value-type="string" table:style-name="ce1">
            <text:p>https://www.sciencedirect.com/science/article/pii/S2351978915001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I interfaceâ€”new opportunities and hopes for the disabled. An overview of available solutions</text:p>
          </table:table-cell>
          <table:table-cell office:value-type="string" table:style-name="ce1">
            <text:p>https://ieeexplore.ieee.org/abstract/document/840669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Brain-Computer Interface (BCI) for person with disabilities to control their wheelchair using brain waves along with health monitoring system</text:p>
          </table:table-cell>
          <table:table-cell office:value-type="string" table:style-name="ce1">
            <text:p>https://dspace.bracu.ac.bd/xmlui/handle/10361/22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 wheelchair commanded by people with disabilities using low/high-frequency SSVEP-based BCI</text:p>
          </table:table-cell>
          <table:table-cell office:value-type="string" table:style-name="ce1">
            <text:p>https://link.springer.com/chapter/10.1007/978-3-319-19387-8_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computer interface with the P300 speller: usability for disabled people with amyotrophic lateral sclerosis&lt;!â€“&lt; RunningTitle&gt; Usability of BCI in ALS patients&lt; â€¦</text:p>
          </table:table-cell>
          <table:table-cell office:value-type="string" table:style-name="ce1">
            <text:p>https://www.researchgate.net/profile/Claude-Desnuelle/publication/298918132_Interface_cerveau-ordinateur_BCI_un_moyen_de_communication_alternative_dans_la_SLA/links/5a02b7acaca2720df3ce31bd/Interface-cerveau-ordinateur-BCI-un-moyen-de-communication-alternative-dans-la-SL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owering Individuals With Disabilities: A 4-DoF BCI Wheelchair Using MI and EOG Signals</text:p>
          </table:table-cell>
          <table:table-cell office:value-type="string" table:style-name="ce1">
            <text:p>https://ieeexplore.ieee.org/abstract/document/1058937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 the development of BCI and its neurofeedback training system for assistive communication device in persons with severe disability</text:p>
          </table:table-cell>
          <table:table-cell office:value-type="string" table:style-name="ce1">
            <text:p>https://ieeexplore.ieee.org/abstract/document/782083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otype of a BCI-Based Autonomous Communicating Robot for Disability Assessment</text:p>
          </table:table-cell>
          <table:table-cell office:value-type="string" table:style-name="ce1">
            <text:p>https://link.springer.com/chapter/10.1007/978-3-030-72065-0_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ontrollable home environment for the physically disabled using the principles of BCI</text:p>
          </table:table-cell>
          <table:table-cell office:value-type="string" table:style-name="ce1">
            <text:p>https://ieeexplore.ieee.org/abstract/document/84940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G based smart wheelchair for disabled persons using non-invasive BCI</text:p>
          </table:table-cell>
          <table:table-cell office:value-type="string" table:style-name="ce1">
            <text:p>https://ieeexplore.ieee.org/abstract/document/984433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e report: post-stroke interventional BCI rehabilitation in an individual with preexisting sensorineural disability</text:p>
          </table:table-cell>
          <table:table-cell office:value-type="string" table:style-name="ce1">
            <text:p>https://www.frontiersin.org/articles/10.3389/fneng.2014.00018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BCI for individuals with severely disability using EMOTIV EEG headset and robot</text:p>
          </table:table-cell>
          <table:table-cell office:value-type="string" table:style-name="ce1">
            <text:p>https://ieeexplore.ieee.org/abstract/document/678257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hallenge of controlling an auditory BCI in the case of severe motor disability</text:p>
          </table:table-cell>
          <table:table-cell office:value-type="string" table:style-name="ce1">
            <text:p>https://www.medrxiv.org/content/10.1101/2023.01.10.23284295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Pediatric BCI Program for Children With Severe Neurological Disabilities: Thematic Analysis of Family Perspectives</text:p>
          </table:table-cell>
          <table:table-cell office:value-type="string" table:style-name="ce1">
            <text:p>https://pdfs.semanticscholar.org/9b60/48103db74f6818ba8a9353ce30073714e33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lization of BCI System based on SSVEP for Disabled Elederly</text:p>
          </table:table-cell>
          <table:table-cell office:value-type="string" table:style-name="ce1">
            <text:p>https://ieeexplore.ieee.org/abstract/document/989930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medical signal analysis using entropy measures: a case study of motor imaginary bci in end users with disability</text:p>
          </table:table-cell>
          <table:table-cell office:value-type="string" table:style-name="ce1">
            <text:p>https://link.springer.com/chapter/10.1007/978-3-030-97845-7_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in-Computer Interface (BCI) Development for Motor Disabled People Integration in a Water Fountains Company</text:p>
          </table:table-cell>
          <table:table-cell office:value-type="string" table:style-name="ce1">
            <text:p>https://www.scielo.org.mx/scielo.php?pid=S1405-55462018000200505&amp;script=sci_art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dicting the tasks of disabled persons using deep learning-based motor imagery model in BCI applications</text:p>
          </table:table-cell>
          <table:table-cell office:value-type="string" table:style-name="ce1">
            <text:p>https://link.springer.com/article/10.1007/s42600-023-00321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experimental model of an indigenous BCI based system to help disabled people to communicate</text:p>
          </table:table-cell>
          <table:table-cell office:value-type="string" table:style-name="ce1">
            <text:p>https://pubs.aip.org/aip/acp/article-abstract/1919/1/020003/797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Brain-Computer Interface (BCI) for Person with Disabilities to Control Their Wheelchair Using Brain Waves</text:p>
          </table:table-cell>
          <table:table-cell office:value-type="string" table:style-name="ce1">
            <text:p>https://ieeexplore.ieee.org/abstract/document/1046177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ovative decoding algorithms for Chronic ECoG-based Brain Computer Interface (BCI) for motor disabled subjects in laboratory and at home</text:p>
          </table:table-cell>
          <table:table-cell office:value-type="string" table:style-name="ce1">
            <text:p>https://theses.hal.science/tel-0329831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s of a 3 year study of a BCI-based communicator for patients with severe disabilities</text:p>
          </table:table-cell>
          <table:table-cell office:value-type="string" table:style-name="ce1">
            <text:p>https://personales.upv.es/thinkmind/dl/conferences/achi/achi_2016/achi_2016_4_30_2009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I controlled robotic arm as assistance to the rehabilitation of neurologically disabled patients</text:p>
          </table:table-cell>
          <table:table-cell office:value-type="string" table:style-name="ce1">
            <text:p>https://repository.canterbury.ac.uk/item/8858w/bci-controlled-robotic-arm-as-assistance-to-the-rehabilitation-of-neurologically-disabled-patie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BCI for palliation of severe motor disability</text:p>
          </table:table-cell>
          <table:table-cell office:value-type="string" table:style-name="ce1">
            <text:p>https://dl.acm.org/doi/abs/10.1145/2670444.26704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I Controlled Accessibility Drone</text:p>
          </table:table-cell>
          <table:table-cell office:value-type="string" table:style-name="ce1">
            <text:p>https://digitalcommons.georgiasouthern.edu/pcec-research-symposium/2022/2022/13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les and futures: Biotechnology, disability, and the stories we tell ourselves</text:p>
          </table:table-cell>
          <table:table-cell office:value-type="string" table:style-name="ce1">
            <text:p>https://books.google.com/books?hl=en&amp;lr=&amp;id=neGKDwAAQBAJ&amp;oi=fnd&amp;pg=PR9&amp;dq=%22biotechnology%22+%22disabled%22%7C%22disability%22%7C%22disabilities%22%7C%22accessibility%22%7C%22assistive+technology%22&amp;ots=_OJDPIuS0x&amp;sig=cvAMVLSbBgLBRwRPJ5uS-l9wTw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Ethics, and Biotechnology: Where Are We Now?</text:p>
          </table:table-cell>
          <table:table-cell office:value-type="string" table:style-name="ce1">
            <text:p>https://api.taylorfrancis.com/content/chapters/edit/download?identifierName=doi&amp;identifierValue=10.4324/9781315864600-3&amp;type=chapter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les and Futures: Biotechnology, Disability, and the Stories we Tell Ourselves</text:p>
          </table:table-cell>
          <table:table-cell office:value-type="string" table:style-name="ce1">
            <text:p>https://www.pdcnet.org/jpd/content/jpd_2022_0002_0242_0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e study on the effects of a disability inclusive mindset in a large biotechnology company</text:p>
          </table:table-cell>
          <table:table-cell office:value-type="string" table:style-name="ce1">
            <text:p>https://www.emerald.com/insight/content/doi/10.1108/JWAM-06-2021-0045/full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mental well-being: A challenging correction and neurotherapeutic pharmaceutical biotechnology for treating cognitive deficits, depression and intellectual disabilities</text:p>
          </table:table-cell>
          <table:table-cell office:value-type="string" table:style-name="ce1">
            <text:p>https://www.ingentaconnect.com/content/ben/cpb/2014/00000015/00000008/art00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iew of Fables and Futures: Biotechnology, Disability, and the Stories We Tell Ourselves, by George Estreich (MIT Press, 2019)</text:p>
          </table:table-cell>
          <table:table-cell office:value-type="string" table:style-name="ce1">
            <text:p>https://catalystjournal.org/index.php/catalyst/article/view/33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iew of Fables and Futures: Biotechnology, Disability, and the Stories We Tell Ourselves by George Estreich.</text:p>
          </table:table-cell>
          <table:table-cell office:value-type="string" table:style-name="ce1">
            <text:p>https://search.ebscohost.com/login.aspx?direct=true&amp;profile=ehost&amp;scope=site&amp;authtype=crawler&amp;jrnl=10415718&amp;asa=N&amp;AN=142480756&amp;h=bcG8fbC%2BOEnxNf%2BcMmoTwLLEmu2jJB%2BpuxKLXgAF%2FiTEZLmTs1JteSfDBPfTbLVCz%2B5Jm21xRp0Ae%2FKFkT%2FnF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les and Futures: Biotechnology, Disability and the Stories we Tell Ourselves: . By George Estreich. Pp. 205. Cambridge, MA: MIT Press. 2019.Â£ 22.00. ISBN 978-0 â€¦</text:p>
          </table:table-cell>
          <table:table-cell office:value-type="string" table:style-name="ce1">
            <text:p>https://www.tandfonline.com/doi/full/10.1080/20502877.2019.1677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les and Futures: Biotechnology, Disability and the Stories we Tell Ourselves</text:p>
          </table:table-cell>
          <table:table-cell office:value-type="string" table:style-name="ce1">
            <text:p>https://philpapers.org/rec/STAFAF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The Socio-Economic Implications of Biotechnology-Enhanced Food Accessibility and Affordability</text:p>
          </table:table-cell>
          <table:table-cell office:value-type="string" table:style-name="ce1">
            <text:p>https://econpapers.repec.org/article/bjcjournl/v_3a11_3ay_3a2024_3ai_3a7_3ap_3a474-483.h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rison of Learning Accessibility of Agricultural Biotechnology STEM is integrated with Research Based Learning Activities</text:p>
          </table:table-cell>
          <table:table-cell office:value-type="string" table:style-name="ce1">
            <text:p>https://miseic.conference.unesa.ac.id/index.php/ocs/miseic2018/paper/view/1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ve Drone Technology: Using Drones to Enhance Building Access for the Physically Disabled</text:p>
          </table:table-cell>
          <table:table-cell office:value-type="string" table:style-name="ce1">
            <text:p>https://rave.ohiolink.edu/etdc/view?acc_num=ucin1522399761180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iFly: towards interactions to support drone pilots with disabilities</text:p>
          </table:table-cell>
          <table:table-cell office:value-type="string" table:style-name="ce1">
            <text:p>https://dl.acm.org/doi/abs/10.1145/3290607.3312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yFly: Bringing fun to drone pilots with disabilities through adapted and adaptable interactions</text:p>
          </table:table-cell>
          <table:table-cell office:value-type="string" table:style-name="ce1">
            <text:p>https://dl.acm.org/doi/abs/10.1145/3491102.35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mo of DIAM: Drone-based Indoor Accessibility Mapping</text:p>
          </table:table-cell>
          <table:table-cell office:value-type="string" table:style-name="ce1">
            <text:p>https://makeabilitylab.cs.washington.edu/media/publications/Su_ADemoOfDiamDrone-BasedIndoorAccessibilityMapping_UIST2024202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Drone Real-time Air Pollution Monitoring for Mobile Smart Sensing in Areas with Poor Accessibility.</text:p>
          </table:table-cell>
          <table:table-cell office:value-type="string" table:style-name="ce1">
            <text:p>https://sensors.myu-group.co.jp/sm_pdf/SM2118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led Drone: Trans-Feminist Noisecraft</text:p>
          </table:table-cell>
          <table:table-cell office:value-type="string" table:style-name="ce1">
            <text:p>https://intellectdiscover.com/content/books/9781789389456.c04?crawler=tr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velopment of Drone Real-time Air Pollution Monitoring (Dr-TAPM) for Mobile Smart Sensing in Areas with Poor Accessibility</text:p>
          </table:table-cell>
          <table:table-cell office:value-type="string" table:style-name="ce1">
            <text:p>https://www.researchgate.net/profile/Sarun-Duangsuwan/publication/338669691_A_Development_of_Drone_Real-time_Air_Pollution_Monitoring_Dr-TAPM_for_Mobile_Smart_Sensing_in_Areas_with_Poor_Accessibility/links/5e22766ba6fdcc1015717e54/A-Development-of-Drone-Real-time-Air-Pollution-Monitoring-Dr-TAPM-for-Mobile-Smart-Sensing-in-Areas-with-Poor-Accessibi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ne assessment of habitat selection and breeding success of Gull-billed Tern Gelochelidon nilotica nesting on low-accessibility sites: a case study</text:p>
          </table:table-cell>
          <table:table-cell office:value-type="string" table:style-name="ce1">
            <text:p>https://sisn.pagepress.org/index.php/rio/article/view/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mbulance Accessibility in Deprived Regions: A Drone-Based Spatial Data Solution for Ashaiman, Greater Accra</text:p>
          </table:table-cell>
          <table:table-cell office:value-type="string" table:style-name="ce1">
            <text:p>https://www.fig.net/resources/proceedings/fig_proceedings/fig2024/papers/ts09f/TS09F_okyere_augner_et_al_1247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Accessibility of Remote Drone Control with a Streamlined Computer Vision Approach</text:p>
          </table:table-cell>
          <table:table-cell office:value-type="string" table:style-name="ce1">
            <text:p>https://ieeexplore.ieee.org/abstract/document/979581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ws from the Retail Apocalypse: Store Closures, Spatial Accessibility, and Last Mile Delivery via Drone</text:p>
          </table:table-cell>
          <table:table-cell office:value-type="string" table:style-name="ce1">
            <text:p>https://search.proquest.com/openview/cda4a0eca68df07de73b279210bff505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reasing Accessibility for Hard-to-Reach Cultural Heritage Sites Using Low-Cost Drone Photogrammetry</text:p>
          </table:table-cell>
          <table:table-cell office:value-type="string" table:style-name="ce1">
            <text:p>https://search.proquest.com/openview/5ffb82db7771d81f7fdd94711e0f6684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I Controlled Accessibility Drone</text:p>
          </table:table-cell>
          <table:table-cell office:value-type="string" table:style-name="ce1">
            <text:p>https://digitalcommons.georgiasouthern.edu/pcec-research-symposium/2022/2022/13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ì˜í–¥: The effect of 12-week drone soccer manipulation program on perceptual-motor ability, cognition, and physical fitness of adults with developmental disabilities.</text:p>
          </table:table-cell>
          <table:table-cell office:value-type="string" table:style-name="ce1">
            <text:p>https://www.dbpia.co.kr/journal/detail?nodeId=T16693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YTELLING UTILIZING GENERATIVE AI TO FOSTER INCLUSION OF INDIVIDUALS WITH DISABILITIES</text:p>
          </table:table-cell>
          <table:table-cell office:value-type="string" table:style-name="ce1">
            <text:p>https://search.proquest.com/openview/e2e2597254e0edf3137bceff0f7ca4ea/1?pq-origsite=gscholar&amp;cbl=4365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ing Perceptions: Exploring the Multifaceted Potential of Generative AI for People with Cognitive Disabilities</text:p>
          </table:table-cell>
          <table:table-cell office:value-type="string" table:style-name="ce1">
            <text:p>https://www.researchgate.net/profile/Zohar-Elyoseph/publication/382463613_Transforming_Perceptions_Exploring_the_Multifaceted_Potential_of_Generative_AI_for_People_with_Cognitive_Disabilities/links/669f747e8be3067b4b111af2/Transforming-Perceptions-Exploring-the-Multifaceted-Potential-of-Generative-AI-for-People-with-Cognitive-Disab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mocratic Platform for Engaging with Disabled Community in Generative AI Development</text:p>
          </table:table-cell>
          <table:table-cell office:value-type="string" table:style-name="ce1">
            <text:p>https://arxiv.org/abs/2309.14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of Web Forms through Generative AI Technologies</text:p>
          </table:table-cell>
          <table:table-cell office:value-type="string" table:style-name="ce1">
            <text:p>https://www.researchgate.net/profile/Pradeep-Kumar-Saraswathi/publication/382180789_Enhancing_Accessibility_of_Web_Forms_through_Generative_AI_Technologies/links/6690cabeaf9e615a15e0b52b/Enhancing-Accessibility-of-Web-Forms-through-Generative-AI-Technolog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 as an Accessibility Tool: Using Generative AI to Support Universal Design for Learning Approach</text:p>
          </table:table-cell>
          <table:table-cell office:value-type="string" table:style-name="ce1">
            <text:p>https://www.igi-global.com/chapter/ai-as-an-accessibility-tool/339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tive AI for Web Accessibility: Enthusiasm, Caution, and Next Steps</text:p>
          </table:table-cell>
          <table:table-cell office:value-type="string" table:style-name="ce1">
            <text:p>https://atrium.lib.uoguelph.ca/items/24863df6-6f4b-4ced-b121-0ce42a4d6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ritical Review of Literature on Social Media and Developmental Communication Disability: Implications for Future Social Media and Generative AI â€¦</text:p>
          </table:table-cell>
          <table:table-cell office:value-type="string" table:style-name="ce1">
            <text:p>https://link.springer.com/article/10.1007/s40474-024-00297-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led students' use of generative AI in Higher Education</text:p>
          </table:table-cell>
          <table:table-cell office:value-type="string" table:style-name="ce1">
            <text:p>https://osf.io/gdphx/down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port on the Use and Attitudes Towards Generative AI Among Disabled Students at the University of Sheffield Information School</text:p>
          </table:table-cell>
          <table:table-cell office:value-type="string" table:style-name="ce1">
            <text:p>https://orda.shef.ac.uk/articles/report/A_Report_on_the_Use_and_Attitudes_Towards_Generative_AI_Among_Disabled_Students_at_the_University_of_Sheffield_Information_School/25669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 the AI-Generated Web for Everyone?: Examining the Accessibility of AI-Generated Code by Generative Code Tools in Transition from Prototype to Development</text:p>
          </table:table-cell>
          <table:table-cell office:value-type="string" table:style-name="ce1">
            <text:p>https://www.diva-portal.org/smash/record.jsf?pid=diva2:1885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OCKING THE POWER OF LANGUAGE: IMPROVING MULTILINGUAL CAPABILITIES IN GENERATIVE AI FOR GLOBAL ACCESSIBILITY</text:p>
          </table:table-cell>
          <table:table-cell office:value-type="string" table:style-name="ce1">
            <text:p>https://www.academia.edu/download/115776661/IJARET_15_03_01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ining the Accessibility of Generative AI Website Builder Tools for Blind and Low Vision Users: 21 Best Practices for Designers and Developers</text:p>
          </table:table-cell>
          <table:table-cell office:value-type="string" table:style-name="ce1">
            <text:p>https://ieeexplore.ieee.org/abstract/document/1060958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synthetic accessibility with AI-based generative drug design</text:p>
          </table:table-cell>
          <table:table-cell office:value-type="string" table:style-name="ce1">
            <text:p>https://link.springer.com/article/10.1186/s13321-023-00742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stical analysis and generative Artificial Intelligence (AI) for assessing pain experience, pain-induced disability, and quality of life in Parkinson's disease â€¦</text:p>
          </table:table-cell>
          <table:table-cell office:value-type="string" table:style-name="ce1">
            <text:p>https://www.sciencedirect.com/science/article/pii/S036192302400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raging Generative AI for Inclusive Online Friendship Education: Integrating Easy-to-Read Guidelines for Enhanced Accessibility</text:p>
          </table:table-cell>
          <table:table-cell office:value-type="string" table:style-name="ce1">
            <text:p>https://www.preprints.org/manuscript/202409.0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the triad of digital literacy, data literacy and AI literacy in teacher educationâ€“A discussion in light of the accessibility of novel generative AI</text:p>
          </table:table-cell>
          <table:table-cell office:value-type="string" table:style-name="ce1">
            <text:p>https://osf.io/preprints/edarxiv/xguzk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 institutions addressing accessibility in generative AI policy development?</text:p>
          </table:table-cell>
          <table:table-cell office:value-type="string" table:style-name="ce1">
            <text:p>https://onlinelibrary.wiley.com/doi/abs/10.1002/dhe.31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IDERING GENERATIVE AI FOR ACCESSIBILITY IN INTELLIGENT EDUCATIONAL SYSTEMS</text:p>
          </table:table-cell>
          <table:table-cell office:value-type="string" table:style-name="ce1">
            <text:p>https://library.iated.org/view/MEHIGAN2024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olutionizing Math Education: Using Generative AI for Kids with Learning Disabilities: ADHD</text:p>
          </table:table-cell>
          <table:table-cell office:value-type="string" table:style-name="ce1">
            <text:p>https://chatgptclassroom.ai/learning-disabilities/revolutionizing-math-education-generative-ai-kids-adhd-learning-disabilities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ystematic literature review of handheld augmented reality solutions for people with disabilities</text:p>
          </table:table-cell>
          <table:table-cell office:value-type="string" table:style-name="ce1">
            <text:p>https://www.mdpi.com/1424-8220/22/20/7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lusive Immersion: a review of efforts to improve accessibility in virtual reality, augmented reality and the metaverse</text:p>
          </table:table-cell>
          <table:table-cell office:value-type="string" table:style-name="ce1">
            <text:p>https://link.springer.com/article/10.1007/s10055-023-00850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mented reality for the disabled: review articles</text:p>
          </table:table-cell>
          <table:table-cell office:value-type="string" table:style-name="ce1">
            <text:p>http://ojs.upsi.edu.my/index.php/JICTIE/article/view/2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Decade of Research on the Effectiveness of Augmented Reality on Students with Special Disability in Higher Education.</text:p>
          </table:table-cell>
          <table:table-cell office:value-type="string" table:style-name="ce1">
            <text:p>https://eric.ed.gov/?id=EJ1331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s a support tool for the treatment of people with intellectual and multiple disabilities: a systematic literature review</text:p>
          </table:table-cell>
          <table:table-cell office:value-type="string" table:style-name="ce1">
            <text:p>https://seer.ufrgs.br/rita/article/view/RITA_VOL25_NR1_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iew of the trends in the use of augmented reality technology for students with disabilities when learning physical education</text:p>
          </table:table-cell>
          <table:table-cell office:value-type="string" table:style-name="ce1">
            <text:p>https://link.springer.com/article/10.1007/s10639-022-11550-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arch review on augmented reality as an educational resource for people with intellectual disabilities</text:p>
          </table:table-cell>
          <table:table-cell office:value-type="string" table:style-name="ce1">
            <text:p>https://rua.ua.es/dspace/handle/10045/93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mented reality technology for learning physical education on students with learning disabilities: A systematic literature review</text:p>
          </table:table-cell>
          <table:table-cell office:value-type="string" table:style-name="ce1">
            <text:p>http://www.internationalsped.com/ijse/article/view/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coping review of studies on virtual reality for individuals with intellectual disabilities</text:p>
          </table:table-cell>
          <table:table-cell office:value-type="string" table:style-name="ce1">
            <text:p>https://link.springer.com/article/10.1007/s41252-020-00177-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nd augmented reality for children, adolescents, and adults with communication disability and neurodevelopmental disorders: a systematic review</text:p>
          </table:table-cell>
          <table:table-cell office:value-type="string" table:style-name="ce1">
            <text:p>https://link.springer.com/article/10.1007/s40489-020-00230-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nd augmented reality as strategies for teaching social skills to individuals with intellectual disability: A systematic review</text:p>
          </table:table-cell>
          <table:table-cell office:value-type="string" table:style-name="ce1">
            <text:p>https://journals.sagepub.com/doi/abs/10.1177/17446295221089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mented Reality as an Educational Tool and Assistive Technology for People with Intellectual Disabilities: Scoping Review</text:p>
          </table:table-cell>
          <table:table-cell office:value-type="string" table:style-name="ce1">
            <text:p>https://dl.acm.org/doi/abs/10.1145/3572921.3576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view of virtual reality technologies in the field of communication disability: implications for practice and research</text:p>
          </table:table-cell>
          <table:table-cell office:value-type="string" table:style-name="ce1">
            <text:p>https://www.tandfonline.com/doi/abs/10.1080/17483107.2018.1549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view of virtual reality intervention research for students with disabilities in Kâ€“12 settings</text:p>
          </table:table-cell>
          <table:table-cell office:value-type="string" table:style-name="ce1">
            <text:p>https://journals.sagepub.com/doi/abs/10.1177/016264342096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ystematic Literature Review of Accessibility Evaluation Methods for Augmented Reality Applications</text:p>
          </table:table-cell>
          <table:table-cell office:value-type="string" table:style-name="ce1">
            <text:p>https://ebooks.iospress.nl/doi/10.3233/SHTI230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le of virtual reality in the learning process of individuals with intellectual disabilities</text:p>
          </table:table-cell>
          <table:table-cell office:value-type="string" table:style-name="ce1">
            <text:p>https://content.iospress.com/articles/technology-and-disability/tad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virtual and augmented reality to teach children on the autism spectrum with intellectual disabilities: a scoping review</text:p>
          </table:table-cell>
          <table:table-cell office:value-type="string" table:style-name="ce1">
            <text:p>https://search.proquest.com/openview/d3b0934ef181c65db941b6c4628fd477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see therefore i read: improving the reading capabilities of individuals with visual disabilities through immersive virtual reality</text:p>
          </table:table-cell>
          <table:table-cell office:value-type="string" table:style-name="ce1">
            <text:p>https://link.springer.com/article/10.1007/s10209-021-00854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nd augmented reality as strategies for teaching social skills to individuals with intellectual disability: A systematic review</text:p>
          </table:table-cell>
          <table:table-cell office:value-type="string" table:style-name="ce1">
            <text:p>https://www.academia.edu/download/95231356/Virtual_reality_and_augmented_rea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Considerations for Virtual Reality Intervention for People with Intellectual and Developmental Disabilities: A Systematic Review</text:p>
          </table:table-cell>
          <table:table-cell office:value-type="string" table:style-name="ce1">
            <text:p>https://journals.sagepub.com/doi/abs/10.1177/19375867241271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lusion and adaptation beyond disability: Using virtual reality to foster empathy</text:p>
          </table:table-cell>
          <table:table-cell office:value-type="string" table:style-name="ce1">
            <text:p>https://bibliotekanauki.pl/articles/2237377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use of augmented reality interventions to provide academic instruction for children with autism, intellectual, and developmental disabilities: An evidence-based â€¦</text:p>
          </table:table-cell>
          <table:table-cell office:value-type="string" table:style-name="ce1">
            <text:p>https://link.springer.com/article/10.1007/s40489-021-00287-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mong Individuals with Intellectual and/or Developmental Disabilities</text:p>
          </table:table-cell>
          <table:table-cell office:value-type="string" table:style-name="ce1">
            <text:p>https://search.proquest.com/openview/56f3e978575f9fa08dcaa85a1b0c4779/1?pq-origsite=gscholar&amp;cbl=59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of virtual reality in rehabilitation of disabilities: a mini review</text:p>
          </table:table-cell>
          <table:table-cell office:value-type="string" table:style-name="ce1">
            <text:p>https://papers.ssrn.com/sol3/papers.cfm?abstract_id=3830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view on Virtual Reality for educating students with learning disabilities</text:p>
          </table:table-cell>
          <table:table-cell office:value-type="string" table:style-name="ce1">
            <text:p>https://ieeexplore.ieee.org/abstract/document/91285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and effect of virtual reality technology in motor skill intervention for individuals with developmental disabilities: a systematic review</text:p>
          </table:table-cell>
          <table:table-cell office:value-type="string" table:style-name="ce1">
            <text:p>https://www.mdpi.com/1660-4601/20/5/4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nd Inclusive Learning of Individuals With Intellectual and Developmental Disabilities: A Review of Findings and the Path Ahead</text:p>
          </table:table-cell>
          <table:table-cell office:value-type="string" table:style-name="ce1">
            <text:p>https://ieeexplore.ieee.org/abstract/document/1010562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 Reality among Individuals with Intellectual and/or Developmental Disabilities: A Systematic Literature Review.</text:p>
          </table:table-cell>
          <table:table-cell office:value-type="string" table:style-name="ce1">
            <text:p>https://search.ebscohost.com/login.aspx?direct=true&amp;profile=ehost&amp;scope=site&amp;authtype=crawler&amp;jrnl=00405914&amp;AN=158840989&amp;h=%2B0PKClNLkh%2FOo1kJ%2F88iWaDm2GhvIHPcYUWfkdW8zr%2FiORmux1qV6zqmvsSwsZ6f8NUAJGw8tWvqbOe3HGLj5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ness of virtual reality in preventing falls in non-disabled older adults: A meta-analysis and systematic review</text:p>
          </table:table-cell>
          <table:table-cell office:value-type="string" table:style-name="ce1">
            <text:p>https://www.sciencedirect.com/science/article/pii/S0197457224000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cational Augmented Reality Serious Games for People with Developmental Disabilities: A Brief Review of the Research Literature</text:p>
          </table:table-cell>
          <table:table-cell office:value-type="string" table:style-name="ce1">
            <text:p>https://ieeexplore.ieee.org/abstract/document/996573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ERATURE REVIEW OF RESEARCH TRENDS ON AUGMENTED REALITY AS A MEDIA ART THERAPHY FOR PEOPLE WITH DISABILITIES</text:p>
          </table:table-cell>
          <table:table-cell office:value-type="string" table:style-name="ce1">
            <text:p>https://www.publish.ojs-indonesia.com/index.php/SIBATIK/article/view/1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ly immersive virtual reality-based cognitive remediation for adults with psychosocial disabilities: a systematic scoping review of methods intervention gaps â€¦</text:p>
          </table:table-cell>
          <table:table-cell office:value-type="string" table:style-name="ce1">
            <text:p>https://www.mdpi.com/1660-4601/20/2/1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virtual reality-based exercise on physical fitness in people with intellectual disability: a systematic review of randomized controlled trials</text:p>
          </table:table-cell>
          <table:table-cell office:value-type="string" table:style-name="ce1">
            <text:p>https://www.liebertpub.com/doi/abs/10.1089/g4h.2022.0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overview of virtual reality interventions for two neurodevelopmental disorders: intellectual disabilities and autism</text:p>
          </table:table-cell>
          <table:table-cell office:value-type="string" table:style-name="ce1">
            <text:p>https://link.springer.com/chapter/10.1007/978-3-030-50439-7_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 of Virtual Reality-based Occupational Therapy Interventions for Disabled Children and Adolescents: A Systematic Review</text:p>
          </table:table-cell>
          <table:table-cell office:value-type="string" table:style-name="ce1">
            <text:p>https://koreascience.kr/article/JAKO202322155825899.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 virtual reality a panacea to promote the health of people with neurodevelopmental disabilities?: Current evidence, challenges and the way forward</text:p>
          </table:table-cell>
          <table:table-cell office:value-type="string" table:style-name="ce1">
            <text:p>https://www.taylorfrancis.com/chapters/edit/10.4324/9781003228059-47/virtual-reality-panacea-promote-health-people-neurodevelopmental-disabilities-caroline-mills-danielle-tracey-robert-gork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ness of Virtual Reality on Postoperative Pain, Disability and Range of Movement after Knee Replacement: A Systematic Review and Meta-Analysis</text:p>
          </table:table-cell>
          <table:table-cell office:value-type="string" table:style-name="ce1">
            <text:p>https://www.mdpi.com/2075-1729/14/3/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ond distraction: Virtual reality graded exposure therapy as treatment for painâ€related fear and disability in chronic pain</text:p>
          </table:table-cell>
          <table:table-cell office:value-type="string" table:style-name="ce1">
            <text:p>https://onlinelibrary.wiley.com/doi/abs/10.1111/jabr.12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gnitive stimulation using non-immersive virtual reality tasks in children with learning disabilities</text:p>
          </table:table-cell>
          <table:table-cell office:value-type="string" table:style-name="ce1">
            <text:p>https://vrphobia.com/wp-content/uploads/2022/06/ARCTT_2021.pdf#page=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act of Virtual Reality, Augmented Reality and Mixed Reality Technologies in Supporting Life with Disabilities-A Review</text:p>
          </table:table-cell>
          <table:table-cell office:value-type="string" table:style-name="ce1">
            <text:p>https://www.journal-aquaticscience.com/article_135933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game contents based virtual reality for students with disabilities</text:p>
          </table:table-cell>
          <table:table-cell office:value-type="string" table:style-name="ce1">
            <text:p>https://www.dbpia.co.kr/Journal/articleDetail?nodeId=NODE10763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liminary study on systematic literature review of augmented and virtual reality applied to motor and cognitive disabilities</text:p>
          </table:table-cell>
          <table:table-cell office:value-type="string" table:style-name="ce1">
            <text:p>https://ieeexplore.ieee.org/abstract/document/717053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ness of Virtual Reality on Employment Training for Young Adults with Autism and Intellectual and Developmental Disabilities: A Systematic Review</text:p>
          </table:table-cell>
          <table:table-cell office:value-type="string" table:style-name="ce1">
            <text:p>https://osf.io/preprints/edarxiv/rh25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virtual reality on pain, disability and kinesiophobia in patients with chronic low back pain: A systematic review with meta-analysis</text:p>
          </table:table-cell>
          <table:table-cell office:value-type="string" table:style-name="ce1">
            <text:p>https://content.iospress.com/articles/physiotherapy-practice-and-research/ppr230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act of Artificial Intelligence and Virtual Reality on Educational Inclusion: A Systematic Review of Technologies Supporting Students with Disabilities</text:p>
          </table:table-cell>
          <table:table-cell office:value-type="string" table:style-name="ce1">
            <text:p>https://osf.io/wa6xh/resour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gmented reality for the disabled: review articles</text:p>
          </table:table-cell>
          <table:table-cell office:value-type="string" table:style-name="ce1">
            <text:p>https://ir.upsi.edu.my/detailsg.php?det=4866&amp;highlight=Yas%20Qahtan,%20Ansaef%20Al-Juboori%20Aos%20A.%20Z.,%20Bahaa%20Bilal,%20Lakulu%20Muhammad%20Modi,%20Rahmatullah%20Bahbibi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: an institutional survey. 88 A serious game skills competition increases voluntary usage of and proficiency with a virtual reality laparoscopic simulator during first-year â€¦</text:p>
          </table:table-cell>
          <table:table-cell office:value-type="string" table:style-name="ce1">
            <text:p>https://www.canjsurg.ca/content/59/4_Suppl_1/S77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dia Ion Trap Quantum Computing: Increasing Accessibility.</text:p>
          </table:table-cell>
          <table:table-cell office:value-type="string" table:style-name="ce1">
            <text:p>https://www.osti.gov/servlets/purl/2006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requirements for human-robot interaction for socially assistive robots</text:p>
          </table:table-cell>
          <table:table-cell office:value-type="string" table:style-name="ce1">
            <text:p>https://e-archivo.uc3m.es/rest/api/core/bitstreams/be521cfd-7ed4-43ec-ab01-ab82b6eb5c84/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proposal of accessibility guidelines for human-robot interaction</text:p>
          </table:table-cell>
          <table:table-cell office:value-type="string" table:style-name="ce1">
            <text:p>https://www.mdpi.com/2079-9292/10/5/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nd inclusion of students with disabilities in special education</text:p>
          </table:table-cell>
          <table:table-cell office:value-type="string" table:style-name="ce1">
            <text:p>https://rsdjournal.org/index.php/rsd/article/view/18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pectives on usability and accessibility of an autonomous humanoid robot living with elderly people</text:p>
          </table:table-cell>
          <table:table-cell office:value-type="string" table:style-name="ce1">
            <text:p>https://www.tandfonline.com/doi/abs/10.1080/17483107.2020.17867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ining and tinkering with assistive robotics in care for the disabled</text:p>
          </table:table-cell>
          <table:table-cell office:value-type="string" table:style-name="ce1">
            <text:p>https://www.degruyter.com/document/doi/10.1515/pjbr-2019-0009/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ience with an affective robot assistant for children with hearing disabilities</text:p>
          </table:table-cell>
          <table:table-cell office:value-type="string" table:style-name="ce1">
            <text:p>https://link.springer.com/article/10.1007/s12369-021-00830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otential of robotics for the development and wellbeing of children with disabilities as we see it</text:p>
          </table:table-cell>
          <table:table-cell office:value-type="string" table:style-name="ce1">
            <text:p>https://content.iospress.com/articles/technology-and-disability/tad210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smartphone-based human-robot interfaces for individuals with disabilities</text:p>
          </table:table-cell>
          <table:table-cell office:value-type="string" table:style-name="ce1">
            <text:p>https://ieeexplore.ieee.org/abstract/document/914439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olutionizing Accessibility: Smart Wheelchair Robot and Mobile Application for Mobility, Assistance, and Home Management</text:p>
          </table:table-cell>
          <table:table-cell office:value-type="string" table:style-name="ce1">
            <text:p>https://journal.umy.ac.id/index.php/jrc/article/view/20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pting a robotics program to enhance participation and interest in STEM among children with disabilities: a pilot study</text:p>
          </table:table-cell>
          <table:table-cell office:value-type="string" table:style-name="ce1">
            <text:p>https://www.tandfonline.com/doi/abs/10.1080/17483107.2016.1229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assisted interventions for individuals with intellectual disabilities: impact on users and caregivers</text:p>
          </table:table-cell>
          <table:table-cell office:value-type="string" table:style-name="ce1">
            <text:p>https://link.springer.com/article/10.1007/s12369-019-00527-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 adaptive humanâ€“robot collaboration for the inclusion of people with disabilities in manual labor tasks</text:p>
          </table:table-cell>
          <table:table-cell office:value-type="string" table:style-name="ce1">
            <text:p>https://www.mdpi.com/2079-9292/12/5/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ness and users' perceptions of upper extremity exoskeletons and robot-assisted devices in children with physical disabilities: systematic review</text:p>
          </table:table-cell>
          <table:table-cell office:value-type="string" table:style-name="ce1">
            <text:p>https://www.tandfonline.com/doi/abs/10.1080/01942638.2023.2248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verage of well-being within artificial intelligence, machine learning and robotics academic literature: the case of disabled people</text:p>
          </table:table-cell>
          <table:table-cell office:value-type="string" table:style-name="ce1">
            <text:p>https://link.springer.com/article/10.1007/s00146-023-01735-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he use of assistive robotics in play and education for children with disabilities</text:p>
          </table:table-cell>
          <table:table-cell office:value-type="string" table:style-name="ce1">
            <text:p>https://uwspace.uwaterloo.ca/handle/10012/18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ypes of play in an adapted robotics program for children with disabilities</text:p>
          </table:table-cell>
          <table:table-cell office:value-type="string" table:style-name="ce1">
            <text:p>https://www.tandfonline.com/doi/abs/10.1080/17483107.2017.1306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nd intellectual disabilities: models and treatment</text:p>
          </table:table-cell>
          <table:table-cell office:value-type="string" table:style-name="ce1">
            <text:p>https://tesidottorato.depositolegale.it/handle/20.500.14242/77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skills gained through a robotics program for youth with disabilities</text:p>
          </table:table-cell>
          <table:table-cell office:value-type="string" table:style-name="ce1">
            <text:p>https://journals.sagepub.com/doi/abs/10.1177/1539449219868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dbot-assistive technology for visually impaired in educational robotics: Experiments and results</text:p>
          </table:table-cell>
          <table:table-cell office:value-type="string" table:style-name="ce1">
            <text:p>https://ieeexplore.ieee.org/abstract/document/786760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Rights and Robotics</text:p>
          </table:table-cell>
          <table:table-cell office:value-type="string" table:style-name="ce1">
            <text:p>https://www.jstor.org/stable/48752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ssistive technology based on robotics for health care of elderly and disabled patients</text:p>
          </table:table-cell>
          <table:table-cell office:value-type="string" table:style-name="ce1">
            <text:p>https://www.researchgate.net/profile/Piet-Kommers-2/publication/323278214_ICT_WBC_CSC_2015/links/5a8ba666458515b8af965b89/ICT-WBC-CSC-2015.pdf#page=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pplied to disability</text:p>
          </table:table-cell>
          <table:table-cell office:value-type="string" table:style-name="ce1">
            <text:p>https://upcommons.upc.edu/bitstream/handle/2117/350350/memoria.pdf?sequence=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ptive work instructions for people with disabilities in the context of human robot collaboration</text:p>
          </table:table-cell>
          <table:table-cell office:value-type="string" table:style-name="ce1">
            <text:p>https://ieeexplore.ieee.org/abstract/document/84720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-inspired Robotics as Assistive Technology to Aid of Differently abled and Elderly People</text:p>
          </table:table-cell>
          <table:table-cell office:value-type="string" table:style-name="ce1">
            <text:p>https://ewr1.vultrobjects.com/ired/papers/4143/1faf4099081ef0ef86c8e79a8ff56731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lecting upon participatory design in human-robot collaboration for people with motor disabilities: challenges and lessons learned from three multiyear projects</text:p>
          </table:table-cell>
          <table:table-cell office:value-type="string" table:style-name="ce1">
            <text:p>https://dl.acm.org/doi/abs/10.1145/3453892.3458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Assistive Robotics in STEM Education to Empower People With Disabilities</text:p>
          </table:table-cell>
          <table:table-cell office:value-type="string" table:style-name="ce1">
            <text:p>https://www.igi-global.com/chapter/integrating-assistive-robotics-in-stem-education-to-empower-people-with-disabilities/292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 robot research and development plan for disability and aged care in Korea: A mixed-methods user participation study</text:p>
          </table:table-cell>
          <table:table-cell office:value-type="string" table:style-name="ce1">
            <text:p>https://www.tandfonline.com/doi/abs/10.1080/10400435.2022.2038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Wheelchairs Robot Based on ATmega128 to People with Physical Disability</text:p>
          </table:table-cell>
          <table:table-cell office:value-type="string" table:style-name="ce1">
            <text:p>https://iopscience.iop.org/article/10.1088/1757-899X/462/1/012016/m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ality factors and acceptability of socially assistive robotics in teachers with and without specialized training for children with disability</text:p>
          </table:table-cell>
          <table:table-cell office:value-type="string" table:style-name="ce1">
            <text:p>https://shura.shu.ac.uk/1825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e study on human-robot interaction of the remote-controlled service robot for elderly and disabled care</text:p>
          </table:table-cell>
          <table:table-cell office:value-type="string" table:style-name="ce1">
            <text:p>https://www.cai.sk/ojs/index.php/cai/article/view/2019_5_121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a home multi-robot system for the elderly and disabled</text:p>
          </table:table-cell>
          <table:table-cell office:value-type="string" table:style-name="ce1">
            <text:p>https://ieeexplore.ieee.org/abstract/document/715190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bot in our path: Investigating the perceptions of people with motor disabilities on navigating public space alongside sidewalk robots</text:p>
          </table:table-cell>
          <table:table-cell office:value-type="string" table:style-name="ce1">
            <text:p>https://dl.acm.org/doi/abs/10.1145/3597638.3614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ystematic review on the application of educational robotics to children with learning disability</text:p>
          </table:table-cell>
          <table:table-cell office:value-type="string" table:style-name="ce1">
            <text:p>https://ieeexplore.ieee.org/abstract/document/999595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-Robot Haptic Communication and Accessible Assistive Technology</text:p>
          </table:table-cell>
          <table:table-cell office:value-type="string" table:style-name="ce1">
            <text:p>https://dl.acm.org/doi/abs/10.1145/3654768.3654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guidelines for tactile displays in human-robot interaction. A comparative study and proposal</text:p>
          </table:table-cell>
          <table:table-cell office:value-type="string" table:style-name="ce1">
            <text:p>https://link.springer.com/chapter/10.1007/978-3-319-94274-2_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 care robots: Exploring the potential use of sexual robot technologies for disabled and elder care</text:p>
          </table:table-cell>
          <table:table-cell office:value-type="string" table:style-name="ce1">
            <text:p>https://www.degruyter.com/document/doi/10.1515/pjbr-2020-0001/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independence: a BCI telepresence robot for people with severe motor disabilities</text:p>
          </table:table-cell>
          <table:table-cell office:value-type="string" table:style-name="ce1">
            <text:p>https://ieeexplore.ieee.org/abstract/document/710982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ZORA in rehabilitation and special education for children with severe physical disabilities: a pilot study</text:p>
          </table:table-cell>
          <table:table-cell office:value-type="string" table:style-name="ce1">
            <text:p>https://journals.lww.com/intjrehabilres/FullText/2017/12000/Robot_ZORA_in_rehabilitation_and_special_education.9.as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RA robot based interventions to achieve therapeutic and educational goals in children with severe physical disabilities</text:p>
          </table:table-cell>
          <table:table-cell office:value-type="string" table:style-name="ce1">
            <text:p>https://link.springer.com/article/10.1007/s12369-019-00578-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ase study of robot interaction among individuals with profound and multiple learning disabilities</text:p>
          </table:table-cell>
          <table:table-cell office:value-type="string" table:style-name="ce1">
            <text:p>https://link.springer.com/chapter/10.1007/978-3-319-25554-5_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 the IROMEC robot support play in children with severe physical disabilities? A pilot study</text:p>
          </table:table-cell>
          <table:table-cell office:value-type="string" table:style-name="ce1">
            <text:p>https://journals.lww.com/intjrehabilres/fulltext/2017/03000/can_the_iromec_robot_support_play_in_children_with.7.as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 robots in care: Setting the stage for a discussion on the potential use of sexual robot technologies for persons with disabilities</text:p>
          </table:table-cell>
          <table:table-cell office:value-type="string" table:style-name="ce1">
            <text:p>https://dl.acm.org/doi/abs/10.1145/3434074.3446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accessible robot-assisted physical play for children with physical disabilities: MyJay, from user-centred design to an initial feasibility study</text:p>
          </table:table-cell>
          <table:table-cell office:value-type="string" table:style-name="ce1">
            <text:p>https://www.jbe-platform.com/content/journals/10.1075/is.00023.m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presence Robot System for People with Speech or Mobility Disabilities</text:p>
          </table:table-cell>
          <table:table-cell office:value-type="string" table:style-name="ce1">
            <text:p>https://www.mdpi.com/1424-8220/22/22/8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s assistive technology for treatment of children with developmental disordersâ€”example of robot MARKO</text:p>
          </table:table-cell>
          <table:table-cell office:value-type="string" table:style-name="ce1">
            <text:p>https://link.springer.com/chapter/10.1007/978-3-030-88465-9_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-powered service robotics for independent shopping experiences by elderly and disabled people</text:p>
          </table:table-cell>
          <table:table-cell office:value-type="string" table:style-name="ce1">
            <text:p>https://www.mdpi.com/2076-3417/11/19/9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y for robots? Assessment of autonomous delivery robot operative accessibility in German cities</text:p>
          </table:table-cell>
          <table:table-cell office:value-type="string" table:style-name="ce1">
            <text:p>https://www.sciencedirect.com/science/article/pii/S2667091722000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pting a humanoid robot for use with children with profound and multiple disabilities</text:p>
          </table:table-cell>
          <table:table-cell office:value-type="string" table:style-name="ce1">
            <text:p>https://orca.cardiff.ac.uk/id/eprint/15858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innovative approach of incorporating a humanoid robot into teaching EFL learners with intellectual disabilities</text:p>
          </table:table-cell>
          <table:table-cell office:value-type="string" table:style-name="ce1">
            <text:p>https://link.springer.com/article/10.1186/s40862-019-0075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ervice robot design with an advanced HCI scheme for the person with disabilities</text:p>
          </table:table-cell>
          <table:table-cell office:value-type="string" table:style-name="ce1">
            <text:p>https://ieeexplore.ieee.org/abstract/document/847929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tudy of New Technologies of Personal Mobility and Robot Suit for the Elderly and Persons with Disabilities</text:p>
          </table:table-cell>
          <table:table-cell office:value-type="string" table:style-name="ce1">
            <text:p>https://hal.science/hal-01977519/docu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dren with disabilities engaging in STEM: Exploring how a group-based robotics program influences STEM activation</text:p>
          </table:table-cell>
          <table:table-cell office:value-type="string" table:style-name="ce1">
            <text:p>https://link.springer.com/article/10.1007/s42330-019-00061-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designing telepresence robot navigation for people with disabilities</text:p>
          </table:table-cell>
          <table:table-cell office:value-type="string" table:style-name="ce1">
            <text:p>https://www.emerald.com/insight/content/doi/10.1108/IJICC-10-2013-0044/full/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oud-integrated robotics: transforming healthcare and rehabilitation for individuals with disabilities</text:p>
          </table:table-cell>
          <table:table-cell office:value-type="string" table:style-name="ce1">
            <text:p>https://link.springer.com/article/10.1007/s43538-024-00264-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o Gets to Play with the Robot? Examining CS Education Tangibles and Accessibility</text:p>
          </table:table-cell>
          <table:table-cell office:value-type="string" table:style-name="ce1">
            <text:p>https://www.learntechlib.org/p/22113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take and accessibility of surgical robotics in England</text:p>
          </table:table-cell>
          <table:table-cell office:value-type="string" table:style-name="ce1">
            <text:p>https://onlinelibrary.wiley.com/doi/abs/10.1002/rcs.2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 a healthcare worker wants, what a disabled person needs: Exploring stakeholder design tensions in assistive robotics</text:p>
          </table:table-cell>
          <table:table-cell office:value-type="string" table:style-name="ce1">
            <text:p>https://cseweb.ucsd.edu/~lriek/papers/jayaraman-a3dehri202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mobile robot: Robotic guide dog for aid of visual disabilities in urban environments</text:p>
          </table:table-cell>
          <table:table-cell office:value-type="string" table:style-name="ce1">
            <text:p>https://ieeexplore.ieee.org/abstract/document/901859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ermining Robotic Assistance for Inclusive Workplaces for People with Disabilities. Robotics 2021, 10, 44</text:p>
          </table:table-cell>
          <table:table-cell office:value-type="string" table:style-name="ce1">
            <text:p>https://www.academia.edu/download/89925157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the impact of an adapted robotics programme on interest in science, technology, engineering and mathematics (STEM) among children with disabilities</text:p>
          </table:table-cell>
          <table:table-cell office:value-type="string" table:style-name="ce1">
            <text:p>https://www.tandfonline.com/doi/abs/10.1080/1034912X.2019.1650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Technology: Remote Access to Art through Telepresence Robotics</text:p>
          </table:table-cell>
          <table:table-cell office:value-type="string" table:style-name="ce1">
            <text:p>https://repository.usfca.edu/capstone/46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zation of model operator for service robot, intended to service persons with disability</text:p>
          </table:table-cell>
          <table:table-cell office:value-type="string" table:style-name="ce1">
            <text:p>https://www.sciencedirect.com/science/article/pii/S2405896319323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-oriented mobile robot assistant for disabled care</text:p>
          </table:table-cell>
          <table:table-cell office:value-type="string" table:style-name="ce1">
            <text:p>https://www.sciencedirect.com/science/article/pii/S24058963150269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aborative educational robotics for the inclusion of children with disabilities</text:p>
          </table:table-cell>
          <table:table-cell office:value-type="string" table:style-name="ce1">
            <text:p>https://journals.ru.lv/index.php/EID/article/view/6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toys for children with disabilities</text:p>
          </table:table-cell>
          <table:table-cell office:value-type="string" table:style-name="ce1">
            <text:p>https://link.springer.com/chapter/10.1007/978-3-319-62072-5_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a: a social co-robot to uplift workers with intellectual and developmental disabilities</text:p>
          </table:table-cell>
          <table:table-cell office:value-type="string" table:style-name="ce1">
            <text:p>https://ieeexplore.ieee.org/abstract/document/867327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 of People with Disabilities and Caregivers for Robotics: A Case Study</text:p>
          </table:table-cell>
          <table:table-cell office:value-type="string" table:style-name="ce1">
            <text:p>https://link.springer.com/chapter/10.1007/978-3-031-61315-9_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ASSISTIVE TECHNOLOGY CONTEXT FOR ROBOTICS: A MIXED METHODS STUDY</text:p>
          </table:table-cell>
          <table:table-cell office:value-type="string" table:style-name="ce1">
            <text:p>https://hammer.purdue.edu/articles/thesis/_b_AN_ASSISTIVE_TECHNOLOGY_CONTEXT_FOR_ROBOTICS_A_MIXED_METHODS_STUDY_b_/24347728/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Arm Control System for Assisted Feeding of People with Disabilities in their Upper Limbs</text:p>
          </table:table-cell>
          <table:table-cell office:value-type="string" table:style-name="ce1">
            <text:p>https://www.iiisci.org/journal/PDV/sci/pdfs/SA312HN2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evaluation of the subjective experience of a general class of user-controlled, robot-mediated rehabilitation technologies for children with neuromotor disability</text:p>
          </table:table-cell>
          <table:table-cell office:value-type="string" table:style-name="ce1">
            <text:p>https://www.mdpi.com/2227-9709/7/4/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t the Service of Wheelchair Mobility for People with Disabilities: Story of a Clinical-Scientific Partnership</text:p>
          </table:table-cell>
          <table:table-cell office:value-type="string" table:style-name="ce1">
            <text:p>https://ebooks.iospress.nl/doi/10.3233/SHTI230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a transfer robot for the assistance of elderly and disabled</text:p>
          </table:table-cell>
          <table:table-cell office:value-type="string" table:style-name="ce1">
            <text:p>https://www.tandfonline.com/doi/abs/10.1080/01691864.2020.1819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ful learning: Educational robotics applied to students with learning disabilities</text:p>
          </table:table-cell>
          <table:table-cell office:value-type="string" table:style-name="ce1">
            <text:p>https://ieeexplore.ieee.org/abstract/document/745166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a bath robot systemâ€”User definition and user requirements based on International Classification of Functioning, Disability and Health (ICF)</text:p>
          </table:table-cell>
          <table:table-cell office:value-type="string" table:style-name="ce1">
            <text:p>https://ieeexplore.ieee.org/abstract/document/774515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-feed: A robotic platform of an assistive feeding robot for the disabled elderly population</text:p>
          </table:table-cell>
          <table:table-cell office:value-type="string" table:style-name="ce1">
            <text:p>https://content.iospress.com/articles/technology-and-health-care/thc202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ical Design of a Robot Platform for Disabled Employees: Some Practical Methodological Considerations</text:p>
          </table:table-cell>
          <table:table-cell office:value-type="string" table:style-name="ce1">
            <text:p>https://www.frontiersin.org/articles/10.3389/frobt.2021.643160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Knowledge Based Assistive Technology Using Robot to Enhance Cognitive Ability for Intellectual Disability</text:p>
          </table:table-cell>
          <table:table-cell office:value-type="string" table:style-name="ce1">
            <text:p>https://ieeexplore.ieee.org/abstract/document/1003746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Giving the Disabled Independence using IoT</text:p>
          </table:table-cell>
          <table:table-cell office:value-type="string" table:style-name="ce1">
            <text:p>http://www.ir.juit.ac.in:8080/jspui/bitstream/123456789/4055/1/Robot%20Giving%20the%20Disabled%20Independence%20using%20IoT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Human Computer Interaction and Human Robot Interaction: A brief review on definitions, developers guidelines, laws and regulations</text:p>
          </table:table-cell>
          <table:table-cell office:value-type="string" table:style-name="ce1">
            <text:p>https://nafath.mada.org.qa/nafath-article/mcn260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aborative assembly of electrical cabinets through multimodal interaction between a robot and a human worker with cognitive disability</text:p>
          </table:table-cell>
          <table:table-cell office:value-type="string" table:style-name="ce1">
            <text:p>https://www.sciencedirect.com/science/article/pii/S221282712031444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robot system with integration of wearable Myo armband for specialized hand gesture humanâ€“computer interfaces for people with disabilities with mobility problems</text:p>
          </table:table-cell>
          <table:table-cell office:value-type="string" table:style-name="ce1">
            <text:p>https://www.sciencedirect.com/science/article/pii/S0045790617329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fying Accessibility Barriers to Robotics Research</text:p>
          </table:table-cell>
          <table:table-cell office:value-type="string" table:style-name="ce1">
            <text:p>https://www.argallab.northwestern.edu/files/2023/10/23rss_ws_2023_thompson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ching Input and Output Devices and Physical Disabilities for Human-Robot Workstations</text:p>
          </table:table-cell>
          <table:table-cell office:value-type="string" table:style-name="ce1">
            <text:p>https://arxiv.org/abs/2407.18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â€mediated therapy to reduce worrying in persons with visual and intellectual disabilities</text:p>
          </table:table-cell>
          <table:table-cell office:value-type="string" table:style-name="ce1">
            <text:p>https://onlinelibrary.wiley.com/doi/abs/10.1111/jar.12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fabrication of an autonomous multifunctional robot for disabled people</text:p>
          </table:table-cell>
          <table:table-cell office:value-type="string" table:style-name="ce1">
            <text:p>https://ieeexplore.ieee.org/abstract/document/827788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ile robot assistance for disabled and senior citizens using hand gestures</text:p>
          </table:table-cell>
          <table:table-cell office:value-type="string" table:style-name="ce1">
            <text:p>https://ieeexplore.ieee.org/abstract/document/90038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-mediated interventions to enhance communication and social abilities of children and youth with disabilities: a review of the literature</text:p>
          </table:table-cell>
          <table:table-cell office:value-type="string" table:style-name="ce1">
            <text:p>http://internationalsped.com/ijse/article/view/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e-oriented robotics to promote mobility for young children with disabilities</text:p>
          </table:table-cell>
          <table:table-cell office:value-type="string" table:style-name="ce1">
            <text:p>https://ojs.library.queensu.ca/index.php/ijsle/article/view/15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a telepresence robot to improve self-efficacy of people with developmental disabilities</text:p>
          </table:table-cell>
          <table:table-cell office:value-type="string" table:style-name="ce1">
            <text:p>https://dl.acm.org/doi/abs/10.1145/3234695.3240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raging robotics to enhance accessibility and engagement in mathematics education for vision-impaired students</text:p>
          </table:table-cell>
          <table:table-cell office:value-type="string" table:style-name="ce1">
            <text:p>https://ieeexplore.ieee.org/abstract/document/1015674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ly assistive robotics and older family caregivers of young adults with Intellectual and Developmental Disabilities (IDD): A pilot study exploring respite â€¦</text:p>
          </table:table-cell>
          <table:table-cell office:value-type="string" table:style-name="ce1">
            <text:p>https://journals.plos.org/plosone/article?id=10.1371/journal.pone.0273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ep learning systems for estimating visual attention in robot-assisted therapy of children with autism and intellectual disability</text:p>
          </table:table-cell>
          <table:table-cell office:value-type="string" table:style-name="ce1">
            <text:p>https://www.mdpi.com/2218-6581/7/2/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ility assistance robot for disabled persons using electromyography (EMG) sensor</text:p>
          </table:table-cell>
          <table:table-cell office:value-type="string" table:style-name="ce1">
            <text:p>https://ieeexplore.ieee.org/abstract/document/837630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es one size fit all? A case study to discuss findings of an augmented hands-free robot teleoperation concept for people with and without motor disabilities</text:p>
          </table:table-cell>
          <table:table-cell office:value-type="string" table:style-name="ce1">
            <text:p>https://www.mdpi.com/2227-7080/10/1/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Exploratory Study on the Use of Social Companion Robot for Adults with Motor Disabilities</text:p>
          </table:table-cell>
          <table:table-cell office:value-type="string" table:style-name="ce1">
            <text:p>https://link.springer.com/chapter/10.1007/978-3-030-98741-1_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a Human-Robot Interaction Design for People with Motor Disabilities by Enhancing the Visual Space</text:p>
          </table:table-cell>
          <table:table-cell office:value-type="string" table:style-name="ce1">
            <text:p>https://duepublico2.uni-due.de/servlets/MCRFileNodeServlet/duepublico_derivate_00076221/Diss_ArevaloArboled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high-resolution tongue-based joystick to enable robot control for individuals with severe disabilities</text:p>
          </table:table-cell>
          <table:table-cell office:value-type="string" table:style-name="ce1">
            <text:p>https://ieeexplore.ieee.org/abstract/document/877943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presence Robotics Applied to Transport, Monitoring and Assisting People with Disabilities</text:p>
          </table:table-cell>
          <table:table-cell office:value-type="string" table:style-name="ce1">
            <text:p>https://ieeexplore.ieee.org/abstract/document/897004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es one size fit all? A case study to discuss findings of an augmented hands-free robot teleoperation concept for people with and without motor disabilities</text:p>
          </table:table-cell>
          <table:table-cell office:value-type="string" table:style-name="ce1">
            <text:p>https://search.proquest.com/openview/b6c1e816ffe763ab36129931b7626186/1?pq-origsite=gscholar&amp;cbl=2032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COST ASSISTIVE ROBOT FOR PEOPLE WITH DISABILITIES</text:p>
          </table:table-cell>
          <table:table-cell office:value-type="string" table:style-name="ce1">
            <text:p>https://arches.union.edu/do/54205/iiif/8c0f7d0e-8783-4476-a906-9c6ac06657bd/full/full/0/2023_VoB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dvanced machine learning based EEG robot for disabled people</text:p>
          </table:table-cell>
          <table:table-cell office:value-type="string" table:style-name="ce1">
            <text:p>https://search.proquest.com/openview/7f379a5d5bee477bb240cea8aa648c24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a robot-assisted therapy for children with autism and intellectual disability</text:p>
          </table:table-cell>
          <table:table-cell office:value-type="string" table:style-name="ce1">
            <text:p>https://link.springer.com/chapter/10.1007/978-3-319-96728-8_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ural human-robot interaction for elderly and disabled healthcare application</text:p>
          </table:table-cell>
          <table:table-cell office:value-type="string" table:style-name="ce1">
            <text:p>https://ieeexplore.ieee.org/abstract/document/699923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ve technology design and preliminary testing of a robot platform based on movement intention using low-cost brain computer interface</text:p>
          </table:table-cell>
          <table:table-cell office:value-type="string" table:style-name="ce1">
            <text:p>https://ieeexplore.ieee.org/abstract/document/812295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 oriented tele-controlled service robot for increasing the quality of life of elderly and disabled-robco 18</text:p>
          </table:table-cell>
          <table:table-cell office:value-type="string" table:style-name="ce1">
            <text:p>https://www.sciencedirect.com/science/article/pii/S2405896318329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in-computer interface of robot control with home automation for disabled</text:p>
          </table:table-cell>
          <table:table-cell office:value-type="string" table:style-name="ce1">
            <text:p>https://pubs.aip.org/aip/acp/article-abstract/2747/1/040005/2890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ople with Disabilities Redefining Identity through Robotic and Virtual Avatars: A Case Study in Avatar Robot Cafe</text:p>
          </table:table-cell>
          <table:table-cell office:value-type="string" table:style-name="ce1">
            <text:p>https://dl.acm.org/doi/abs/10.1145/3613904.3642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cal Assistant Robot for Communication with Disabled Patients</text:p>
          </table:table-cell>
          <table:table-cell office:value-type="string" table:style-name="ce1">
            <text:p>https://ieeexplore.ieee.org/abstract/document/992945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ludeVote: Development of an Assistive Technology Based on Computer Vision and Robotics for Application in the Brazilian Electoral Context.</text:p>
          </table:table-cell>
          <table:table-cell office:value-type="string" table:style-name="ce1">
            <text:p>https://www.scitepress.org/Papers/2023/117870/117870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ing SLAM and navigation on an autonomous mobile robot for load transportation for disabled and elderly people.</text:p>
          </table:table-cell>
          <table:table-cell office:value-type="string" table:style-name="ce1">
            <text:p>https://upcommons.upc.edu/handle/2117/176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, making and tactile robotics: Facilitating collaborative learning and computational thinking for learners with visual impairments</text:p>
          </table:table-cell>
          <table:table-cell office:value-type="string" table:style-name="ce1">
            <text:p>https://repository.isls.org/handle/1/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Devices to Help People with Disabilities as an Educational Process for Students to Learn the Basics of Programming, Electronics and Robotics</text:p>
          </table:table-cell>
          <table:table-cell office:value-type="string" table:style-name="ce1">
            <text:p>https://ieeexplore.ieee.org/abstract/document/1055196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king candy from a robot: Speed features and candy accessibility predict human response</text:p>
          </table:table-cell>
          <table:table-cell office:value-type="string" table:style-name="ce1">
            <text:p>https://ieeexplore.ieee.org/abstract/document/733360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 Independent Steering System-based Robot to Help Persons with Disability</text:p>
          </table:table-cell>
          <table:table-cell office:value-type="string" table:style-name="ce1">
            <text:p>http://ojs.unikom.ac.id/index.php/telekontran/article/view/1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es attributing mental states to a robot influence accessibility of information represented during reading?</text:p>
          </table:table-cell>
          <table:table-cell office:value-type="string" table:style-name="ce1">
            <text:p>https://www.sciencedirect.com/science/article/pii/S0001691822001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obotic system to give prompting to children with disabilities when using a Lego robot</text:p>
          </table:table-cell>
          <table:table-cell office:value-type="string" table:style-name="ce1">
            <text:p>https://era.library.ualberta.ca/items/b06650be-97f1-499d-8437-84d6033eff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iences of persons with executive dysfunction in disability care using a social robot to execute daily tasks and increase the feeling of independence â€¦</text:p>
          </table:table-cell>
          <table:table-cell office:value-type="string" table:style-name="ce1">
            <text:p>https://rehab.jmir.org/2022/4/e4131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development of indoor mobile robot for disabled people</text:p>
          </table:table-cell>
          <table:table-cell office:value-type="string" table:style-name="ce1">
            <text:p>https://ieeexplore.ieee.org/abstract/document/1019990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art City Evolution: Blockchain and Robotics Convergence for Enhanced Urban Accessibility</text:p>
          </table:table-cell>
          <table:table-cell office:value-type="string" table:style-name="ce1">
            <text:p>https://www.igi-global.com/chapter/smart-city-evolution/356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open-architecture humanoid robot controller in support of developmental disability (DD) rehabilitation</text:p>
          </table:table-cell>
          <table:table-cell office:value-type="string" table:style-name="ce1">
            <text:p>https://ieeexplore.ieee.org/abstract/document/829840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e Study of student with neuromotor disability in the Educational Robotics project in Elementary School I</text:p>
          </table:table-cell>
          <table:table-cell office:value-type="string" table:style-name="ce1">
            <text:p>https://ieeexplore.ieee.org/abstract/document/999607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standing emotions in children with developmental disabilities during robot therapy using EDA</text:p>
          </table:table-cell>
          <table:table-cell office:value-type="string" table:style-name="ce1">
            <text:p>https://www.mdpi.com/1424-8220/22/14/5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 future x ROBOT: examining production, consumption, and disability at a social robot research laboratory and a centre for independent living in Japan</text:p>
          </table:table-cell>
          <table:table-cell office:value-type="string" table:style-name="ce1">
            <text:p>http://etheses.lse.ac.uk/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-assisted rehabilitation for children with neurological disabilities: Results of the Italian consensus conference CICERONE</text:p>
          </table:table-cell>
          <table:table-cell office:value-type="string" table:style-name="ce1">
            <text:p>https://content.iospress.com/articles/neurorehabilitation/nre220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social robotics on episodic memory in children with intellectual disabilities</text:p>
          </table:table-cell>
          <table:table-cell office:value-type="string" table:style-name="ce1">
            <text:p>https://ieeexplore.ieee.org/abstract/document/960564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otype of a BCI-Based Autonomous Communicating Robot for Disability Assessment</text:p>
          </table:table-cell>
          <table:table-cell office:value-type="string" table:style-name="ce1">
            <text:p>https://link.springer.com/chapter/10.1007/978-3-030-72065-0_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-R-typed humanâ€“robot collaboration mechanism for elderly and disabled assistance</text:p>
          </table:table-cell>
          <table:table-cell office:value-type="string" table:style-name="ce1">
            <text:p>https://www.cambridge.org/core/journals/robotica/article/actrtyped-humanrobot-collaboration-mechanism-for-elderly-and-disabled-assistance/FAB954F13AFC4D032D39264CCD258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empirical study on integrating a small humanoid robot to support the therapy of children with Autism Spectrum Disorder and Intellectual Disability</text:p>
          </table:table-cell>
          <table:table-cell office:value-type="string" table:style-name="ce1">
            <text:p>https://www.jbe-platform.com/content/journals/10.1075/is.21011.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volutional Neural Network for Spatial Perception of InMoov Robot Through Stereoscopic Vision as an Assistive Technology</text:p>
          </table:table-cell>
          <table:table-cell office:value-type="string" table:style-name="ce1">
            <text:p>http://scielo.senescyt.gob.ec/scielo.php?pid=S1390-65422021000400088&amp;script=sci_abstract&amp;tl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e-based human-robot interaction promotes self-disclosure in people with visual impairments and intellectual disabilities</text:p>
          </table:table-cell>
          <table:table-cell office:value-type="string" table:style-name="ce1">
            <text:p>https://link.springer.com/chapter/10.1007/978-3-030-19591-5_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ccessful use of a 5g-based robot-assisted remote ultrasound system in a Care Center for Disabled Patients in rural China</text:p>
          </table:table-cell>
          <table:table-cell office:value-type="string" table:style-name="ce1">
            <text:p>https://www.frontiersin.org/articles/10.3389/fpubh.2022.915071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a personal service robot to improve therapeutic adherence in people with motor disabilities</text:p>
          </table:table-cell>
          <table:table-cell office:value-type="string" table:style-name="ce1">
            <text:p>https://ieeexplore.ieee.org/abstract/document/940797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coâ€creation approach to the design and development of a socially assistive robot system to support hardware and software accessibility and acceptability needs of â€¦</text:p>
          </table:table-cell>
          <table:table-cell office:value-type="string" table:style-name="ce1">
            <text:p>https://alz-journals.onlinelibrary.wiley.com/doi/abs/10.1002/alz.046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cial Education Teachers Evaluating the Accessibility of CS Educational Robotics</text:p>
          </table:table-cell>
          <table:table-cell office:value-type="string" table:style-name="ce1">
            <text:p>https://dl.acm.org/doi/abs/10.1145/3626253.3635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ces in Mental Health Care: Five N = 1 Studies on the Effects of the Robot Seal Paro in Adults With Severe Intellectual Disabilities</text:p>
          </table:table-cell>
          <table:table-cell office:value-type="string" table:style-name="ce1">
            <text:p>https://www.tandfonline.com/doi/abs/10.1080/19315864.2017.1320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nd Assistive Technology to Improve Function in Neuromuscular Diseases</text:p>
          </table:table-cell>
          <table:table-cell office:value-type="string" table:style-name="ce1">
            <text:p>https://www.actamechanica.sk/pdfs/ams/2013/04/0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k to me: The role of human-robot interaction in improving verbal communication skills in students with autism or intellectual disability</text:p>
          </table:table-cell>
          <table:table-cell office:value-type="string" table:style-name="ce1">
            <text:p>https://ieeexplore.ieee.org/abstract/document/852569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standing Family Needs: Informing Social Robot Design to Support Children with Disabilities to Engage in Play</text:p>
          </table:table-cell>
          <table:table-cell office:value-type="string" table:style-name="ce1">
            <text:p>http://hci.cs.umanitoba.ca/assets/publication_files/thiessen_hai2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and Testing of an Eye Gaze and Brain-Computer Interface with Haptic Feedback for Robot Control for Play by Children with Severe Physical Disabilities</text:p>
          </table:table-cell>
          <table:table-cell office:value-type="string" table:style-name="ce1">
            <text:p>https://era.library.ualberta.ca/items/77e85dc8-986c-45d1-9bbd-0c581ac90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PAPER ON ASSISTED ROBOTICS (WHEELCHAIR) FOR MOBILITY USING EYE GAZE DETECTION BASED ON ELECTROOCULOGRAPHY FOR DISABLED â€¦</text:p>
          </table:table-cell>
          <table:table-cell office:value-type="string" table:style-name="ce1">
            <text:p>https://www.academia.edu/download/105657671/JETIRCQ0609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tential of robot-assisted therapy for disabled persons with MS</text:p>
          </table:table-cell>
          <table:table-cell office:value-type="string" table:style-name="ce1">
            <text:p>https://journals.sagepub.com/doi/abs/10.1177/1352458516632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view of a Home Multi-tasking Robot System for the Elderly and Disabled</text:p>
          </table:table-cell>
          <table:table-cell office:value-type="string" table:style-name="ce1">
            <text:p>https://www.neliti.com/publications/342247/overview-of-a-home-multi-tasking-robot-system-for-the-elderly-and-disabl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ous Wheelchair Robot for Enhanced Airport Accessibility</text:p>
          </table:table-cell>
          <table:table-cell office:value-type="string" table:style-name="ce1">
            <text:p>https://ieeexplore.ieee.org/abstract/document/1042085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-assisted gait training is not superior to intensive overground walking in multiple sclerosis with severe disability (the RAGTIME study): A randomized controlled â€¦</text:p>
          </table:table-cell>
          <table:table-cell office:value-type="string" table:style-name="ce1">
            <text:p>https://journals.sagepub.com/doi/abs/10.1177/1352458519833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Enhanced Social Well-being for the Disabled Using Humanoid Robot with Eye Tracker</text:p>
          </table:table-cell>
          <table:table-cell office:value-type="string" table:style-name="ce1">
            <text:p>https://ieeexplore.ieee.org/abstract/document/973957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tudy on Usability Improvement of Prototype Development of Hand Work Assistive Robot for Physical Disabled</text:p>
          </table:table-cell>
          <table:table-cell office:value-type="string" table:style-name="ce1">
            <text:p>https://www.esk.or.kr/conference/2016_fall/file/S13/1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and implementation of a wireless gesture controlled robot for disabled and elderly people</text:p>
          </table:table-cell>
          <table:table-cell office:value-type="string" table:style-name="ce1">
            <text:p>https://ieeexplore.ieee.org/abstract/document/867929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Play for All: Developing Toys and Games for Disability</text:p>
          </table:table-cell>
          <table:table-cell office:value-type="string" table:style-name="ce1">
            <text:p>https://link.springer.com/book/10.1007/978-3-031-05042-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er personality type effect on attitude toward social assistive robotics in learning for children with disabilities</text:p>
          </table:table-cell>
          <table:table-cell office:value-type="string" table:style-name="ce1">
            <text:p>https://ieeexplore.ieee.org/abstract/document/973813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ase study of the integration of robotics to support the educational and therapeutic goals of students with low-incidence disabilities</text:p>
          </table:table-cell>
          <table:table-cell office:value-type="string" table:style-name="ce1">
            <text:p>https://search.proquest.com/openview/b71eb8cfc7f17c6bcc82d0bfdd6a92a0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t based low-cost posture and bluetooth controlled robot for disabled and virus affected people</text:p>
          </table:table-cell>
          <table:table-cell office:value-type="string" table:style-name="ce1">
            <text:p>https://eprints.qut.edu.au/235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ck and place mobile robot for the disabled through voice commands</text:p>
          </table:table-cell>
          <table:table-cell office:value-type="string" table:style-name="ce1">
            <text:p>https://ieeexplore.ieee.org/abstract/document/784779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development of a social assistive robot for music and game activities: a case study in a residential facility for disabled people</text:p>
          </table:table-cell>
          <table:table-cell office:value-type="string" table:style-name="ce1">
            <text:p>https://ieeexplore.ieee.org/abstract/document/987151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ability-Aware Task Assignment for Human-Robot Teams for Empowering People with Disabilities</text:p>
          </table:table-cell>
          <table:table-cell office:value-type="string" table:style-name="ce1">
            <text:p>https://d-nb.info/131671263X/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n AI-Robotics 3D Printed Circle of Command for Enhancing Accessibility and Mobility in Individuals with Mobility Issues</text:p>
          </table:table-cell>
          <table:table-cell office:value-type="string" table:style-name="ce1">
            <text:p>https://csitcp.com/paper/13/139csit10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ifying a person's degree of accessibility from natural body language during social humanâ€“robot interactions</text:p>
          </table:table-cell>
          <table:table-cell office:value-type="string" table:style-name="ce1">
            <text:p>https://ieeexplore.ieee.org/abstract/document/740675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&amp;Development of a low Cost Robot for Assistance of Disabled as well as Aged Person</text:p>
          </table:table-cell>
          <table:table-cell office:value-type="string" table:style-name="ce1">
            <text:p>https://aeuso.org/includes/files/articles/Vol4_Iss13_1416-1435_Design__Development_of_a_low_Cost_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to surgical robot technology and prostate-cancer patient behavior for prostatectomy</text:p>
          </table:table-cell>
          <table:table-cell office:value-type="string" table:style-name="ce1">
            <text:p>https://academic.oup.com/jjco/article-abstract/47/7/647/3610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ng the role of a humanoid robot to support learning in children with profound and multiple disabilities</text:p>
          </table:table-cell>
          <table:table-cell office:value-type="string" table:style-name="ce1">
            <text:p>https://www.emerald.com/insight/content/doi/10.1108/JAT-02-2014-0006/full/html?journalCode=j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DBOT: DESIGN AND IMPLEMENTATION OF A MIND-CONTROLLED EDUCATIONAL ROBOT TOY FOR DISABLED CHILDREN</text:p>
          </table:table-cell>
          <table:table-cell office:value-type="string" table:style-name="ce1">
            <text:p>https://sjuoz.uoz.edu.krd/index.php/sjuoz/article/view/1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Experiment of Mobile Assistant Robot for the Semi Disabled Elderly</text:p>
          </table:table-cell>
          <table:table-cell office:value-type="string" table:style-name="ce1">
            <text:p>https://www.jxcd.net.cn/en/article/doi/10.16578/j.issn.1004.2539.2021.04.02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ulnerable: Intersecting Disability and Precarity in the Fourth Industrial Revolution. The Case of Sam Esmail's Mr. Robot (2015-2019)</text:p>
          </table:table-cell>
          <table:table-cell office:value-type="string" table:style-name="ce1">
            <text:p>https://repositori.uji.es/xmlui/bitstream/handle/10234/198497/Rodriguez_Penarroja_Discourse.pdf?sequence=9&amp;isAllowed=y#page=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w walking model for children with multiple disabilities via an application of humanoid robot</text:p>
          </table:table-cell>
          <table:table-cell office:value-type="string" table:style-name="ce1">
            <text:p>https://www.sciencedirect.com/science/article/pii/S0888327015003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 interventions for learning (ROB-I-learn) examining social robotics for learning disabilities through business model canvas</text:p>
          </table:table-cell>
          <table:table-cell office:value-type="string" table:style-name="ce1">
            <text:p>https://dl.acm.org/doi/abs/10.1145/3568294.3580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interaction behavior decision-making model of service robots for the disabled based on Human-Robot Empathy</text:p>
          </table:table-cell>
          <table:table-cell office:value-type="string" table:style-name="ce1">
            <text:p>https://ieeexplore.ieee.org/abstract/document/1041410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in-Computer Interface-based autonomous communicating robot for disability assessment</text:p>
          </table:table-cell>
          <table:table-cell office:value-type="string" table:style-name="ce1">
            <text:p>https://hal.science/hal-0410839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es robot-assisted gait training improve ambulation in highly disabled multiple sclerosis people? A pilot randomized control trial</text:p>
          </table:table-cell>
          <table:table-cell office:value-type="string" table:style-name="ce1">
            <text:p>https://journals.sagepub.com/doi/abs/10.1177/1352458516663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ability study of Tele-Controlled Service robot for increasing the quality of life of elderly and disabledâ€“â€œROBCO 17â€</text:p>
          </table:table-cell>
          <table:table-cell office:value-type="string" table:style-name="ce1">
            <text:p>https://link.springer.com/chapter/10.1007/978-3-030-00232-9_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, students with disabilities, and robotics.</text:p>
          </table:table-cell>
          <table:table-cell office:value-type="string" table:style-name="ce1">
            <text:p>https://search.ebscohost.com/login.aspx?direct=true&amp;profile=ehost&amp;scope=site&amp;authtype=crawler&amp;jrnl=21580502&amp;asa=N&amp;AN=135580931&amp;h=6TsgFn8i3TG83hjqLXLTCetzsYbu8Of27iS%2B8E9q%2BhhfX%2FOOgd%2BkD09BOrwB77BnYJ0e4sQ809XwZ3Pg%2BkK%2BXw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inferred gestures from sEMG signal to teleoperate a domestic robot for the disabled</text:p>
          </table:table-cell>
          <table:table-cell office:value-type="string" table:style-name="ce1">
            <text:p>https://link.springer.com/chapter/10.1007/978-3-030-20518-8_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and Application of Scaffolding Based Humanoid Robot Education Program for Students with Disabilities</text:p>
          </table:table-cell>
          <table:table-cell office:value-type="string" table:style-name="ce1">
            <text:p>https://koreascience.kr/article/JAKO202332671247544.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 TELL ME: A Robot-assisted E-health Solution for People with Lower-extremity Disability</text:p>
          </table:table-cell>
          <table:table-cell office:value-type="string" table:style-name="ce1">
            <text:p>https://ieeexplore.ieee.org/abstract/document/1012594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CAN TEACH THEM: THE ABILITY OF ROBOT INSTRUCTORS TO COGNITIVE DISABLED CHILDREN.</text:p>
          </table:table-cell>
          <table:table-cell office:value-type="string" table:style-name="ce1">
            <text:p>https://www.ceeol.com/search/article-detail?id=343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Assisted Laparoscopic Surgery in Gynaecology: An Evolving Assistive Technology</text:p>
          </table:table-cell>
          <table:table-cell office:value-type="string" table:style-name="ce1">
            <text:p>https://journals.sagepub.com/doi/abs/10.1177/15533506241238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lligent modular service mobile robot ROBCO 12 for elderly and disabled persons care</text:p>
          </table:table-cell>
          <table:table-cell office:value-type="string" table:style-name="ce1">
            <text:p>https://ieeexplore.ieee.org/abstract/document/700223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mote Operated Human Robot Interactive System using Hand Gestures for Persons with Disabilities</text:p>
          </table:table-cell>
          <table:table-cell office:value-type="string" table:style-name="ce1">
            <text:p>https://dl.acm.org/doi/abs/10.1145/3594806.3594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the Development of Playfulness among Youth with Disabilities in the HB FIRSTÂ® Robotics Program</text:p>
          </table:table-cell>
          <table:table-cell office:value-type="string" table:style-name="ce1">
            <text:p>https://search.proquest.com/openview/aa89dda24004a7ed1649acdf5291d42f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BCI for individuals with severely disability using EMOTIV EEG headset and robot</text:p>
          </table:table-cell>
          <table:table-cell office:value-type="string" table:style-name="ce1">
            <text:p>https://ieeexplore.ieee.org/abstract/document/678257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 of cyborg-type robot Hybrid Assistive Limb on patients with severe walking disability in acute stroke: A randomized controlled study</text:p>
          </table:table-cell>
          <table:table-cell office:value-type="string" table:style-name="ce1">
            <text:p>https://www.sciencedirect.com/science/article/pii/S1052305723000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robot-assisted instruction to teach students with intellectual disabilities to use personal narrative in text messages</text:p>
          </table:table-cell>
          <table:table-cell office:value-type="string" table:style-name="ce1">
            <text:p>https://journals.sagepub.com/doi/abs/10.1177/01626434140290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map accessibility analysis algorithm for mobile robot navigation in outdoor environment</text:p>
          </table:table-cell>
          <table:table-cell office:value-type="string" table:style-name="ce1">
            <text:p>https://ieeexplore.ieee.org/abstract/document/904396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Peer Tutor Support System for Disabled Students Using a Telepresence Robot in South Korea</text:p>
          </table:table-cell>
          <table:table-cell office:value-type="string" table:style-name="ce1">
            <text:p>http://www.ijltes.com/wp-content/uploads/2017/06/1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computational thinking in students with autism spectrum disorder and intellectual disabilities: a robot programming approach</text:p>
          </table:table-cell>
          <table:table-cell office:value-type="string" table:style-name="ce1">
            <text:p>https://www.tandfonline.com/doi/abs/10.1080/20473869.2024.2394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arch on Recognition System of Facial Expression for the Robot to Help Elder and Disabled</text:p>
          </table:table-cell>
          <table:table-cell office:value-type="string" table:style-name="ce1">
            <text:p>https://ieeexplore.ieee.org/abstract/document/874044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with Dual-Axis Writing Control in Service of Disabled People</text:p>
          </table:table-cell>
          <table:table-cell office:value-type="string" table:style-name="ce1">
            <text:p>https://link.springer.com/chapter/10.1007/978-981-16-0942-8_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 assisting water serving to disabilities by voice control</text:p>
          </table:table-cell>
          <table:table-cell office:value-type="string" table:style-name="ce1">
            <text:p>https://alife-robotics.co.jp/members2021/icarob/data/html/data/GS/GS6/GS6-4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art feeder robot for severely disabled patients</text:p>
          </table:table-cell>
          <table:table-cell office:value-type="string" table:style-name="ce1">
            <text:p>https://ieeexplore.ieee.org/abstract/document/92827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Nursing Robot Based on Humanoid Pick-Up Action: Safe Transfers in Living Environments for Lower Limb Disabilities</text:p>
          </table:table-cell>
          <table:table-cell office:value-type="string" table:style-name="ce1">
            <text:p>https://www.mdpi.com/2076-0825/12/12/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ce-Guided Mobile Robot System for Disabled People</text:p>
          </table:table-cell>
          <table:table-cell office:value-type="string" table:style-name="ce1">
            <text:p>https://www.igi-global.com/chapter/voice-guided-mobile-robot-system-for-disabled-people/322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the environmental quality of an adapted, play-based LEGOÂ® robotics program to achieve optimal outcomes for children with disabilities</text:p>
          </table:table-cell>
          <table:table-cell office:value-type="string" table:style-name="ce1">
            <text:p>https://www.tandfonline.com/doi/abs/10.1080/09638288.2020.1743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educational scenarios for child-robot interaction: the case of learning disabilities</text:p>
          </table:table-cell>
          <table:table-cell office:value-type="string" table:style-name="ce1">
            <text:p>https://link.springer.com/chapter/10.1007/978-3-030-82544-7_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robot-assisted rehabilitation program for upper-extremity disabilities</text:p>
          </table:table-cell>
          <table:table-cell office:value-type="string" table:style-name="ce1">
            <text:p>https://ieeexplore.ieee.org/abstract/document/100562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ction in remote peddling using avatar robot by people with disabilities</text:p>
          </table:table-cell>
          <table:table-cell office:value-type="string" table:style-name="ce1">
            <text:p>https://dl.acm.org/doi/abs/10.1145/3527188.3563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Novel Concept of the Rehabilitation Training Coach Robot for Patients with Disability</text:p>
          </table:table-cell>
          <table:table-cell office:value-type="string" table:style-name="ce1">
            <text:p>https://ieeexplore.ieee.org/abstract/document/796248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tic Algorithm-Driven Optimization for Enhanced Accessibility in Mobile Robotics</text:p>
          </table:table-cell>
          <table:table-cell office:value-type="string" table:style-name="ce1">
            <text:p>https://ieeexplore.ieee.org/abstract/document/1056934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novel communication architecture and control system for telebot: A multi-modal telepresence robot for disabled officers</text:p>
          </table:table-cell>
          <table:table-cell office:value-type="string" table:style-name="ce1">
            <text:p>https://www.academia.edu/download/84616501/J-03-A-Novel-Communication-Architecture-and-Control-System-for-TeleBot-A-Multi-Modal-Telepresence-Robot-for-Disabled-Officer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disciplinary Approaches of Studying the Psychosomatic Indicators of Disabled People for the Aims of Medical Programming and Robotics</text:p>
          </table:table-cell>
          <table:table-cell office:value-type="string" table:style-name="ce1">
            <text:p>http://www.math.bas.bg/vt/kin/paper.php?v=6&amp;i=1&amp;p=10&amp;l=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robot-assisted upper extremity rehabilitation on change in functioning and disability in patients with neurologic impairment: a pilot study</text:p>
          </table:table-cell>
          <table:table-cell office:value-type="string" table:style-name="ce1">
            <text:p>https://hrcak.srce.hr/clanak/373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-robot shared control for split-site interaction and disabled assistance</text:p>
          </table:table-cell>
          <table:table-cell office:value-type="string" table:style-name="ce1">
            <text:p>https://faculty.uobasrah.edu.iq/uploads/publications/159661499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k disability after robot-assisted or open radical prostatectomy: a nationwide, population-based study</text:p>
          </table:table-cell>
          <table:table-cell office:value-type="string" table:style-name="ce1">
            <text:p>https://www.sciencedirect.com/science/article/pii/S0302283816000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walking or robot-assisted gait training in people with multiple sclerosis: does the effect depend on baseline walking speed and disease related disabilities? A â€¦</text:p>
          </table:table-cell>
          <table:table-cell office:value-type="string" table:style-name="ce1">
            <text:p>https://link.springer.com/article/10.1186/s12883-019-1321-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pting robot-assisted therapy of children with autism and different levels of intellectual disability: a preliminary study</text:p>
          </table:table-cell>
          <table:table-cell office:value-type="string" table:style-name="ce1">
            <text:p>https://dl.acm.org/doi/abs/10.1145/3173386.317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osal of a telepresence robot using brain computer interface for people with motor disabilities</text:p>
          </table:table-cell>
          <table:table-cell office:value-type="string" table:style-name="ce1">
            <text:p>https://www.academia.edu/download/76839797/cbeb2014_submission_655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esign of mobile robot control system for the aged and the disabled</text:p>
          </table:table-cell>
          <table:table-cell office:value-type="string" table:style-name="ce1">
            <text:p>https://www.spiedigitallibrary.org/conference-proceedings-of-spie/10322/1032246/The-design-of-mobile-robot-control-system-for-the-aged/10.1117/12.2265684.sho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effectiveness of Robot-Assisted Gait Training versus conventional therapy on mobility in severely disabled progressIve MultiplE sclerosis patients â€¦</text:p>
          </table:table-cell>
          <table:table-cell office:value-type="string" table:style-name="ce1">
            <text:p>https://link.springer.com/article/10.1186/s13063-017-1838-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ingual SNS agency robot for person with disability</text:p>
          </table:table-cell>
          <table:table-cell office:value-type="string" table:style-name="ce1">
            <text:p>https://ieeexplore.ieee.org/abstract/document/901529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esign and efficacy of a robotâ€mediated visual motor program for children learning disabilities</text:p>
          </table:table-cell>
          <table:table-cell office:value-type="string" table:style-name="ce1">
            <text:p>https://onlinelibrary.wiley.com/doi/abs/10.1111/jcal.12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zing Accessibility in Robot-Assisted Vitreoretinal Surgery: Integrating Eye Posture and Robot Position</text:p>
          </table:table-cell>
          <table:table-cell office:value-type="string" table:style-name="ce1">
            <text:p>https://ieeexplore.ieee.org/abstract/document/1061148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raging domain specific modeling to increase accessibility of robot programming</text:p>
          </table:table-cell>
          <table:table-cell office:value-type="string" table:style-name="ce1">
            <text:p>https://ieeexplore.ieee.org/abstract/document/946886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-amp robot: Expressive robotic avatar with multimodal emotion detection to enhance communication of users with motor disabilities</text:p>
          </table:table-cell>
          <table:table-cell office:value-type="string" table:style-name="ce1">
            <text:p>https://ieeexplore.ieee.org/abstract/document/817240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gender differences in teacherâ€“student interactions during an adapted robotics program for children with disabilities</text:p>
          </table:table-cell>
          <table:table-cell office:value-type="string" table:style-name="ce1">
            <text:p>https://www.mdpi.com/2076-0760/8/10/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olving robot empathy towards humans with motor disabilities through artificial pain generation</text:p>
          </table:table-cell>
          <table:table-cell office:value-type="string" table:style-name="ce1">
            <text:p>https://www.ncbi.nlm.nih.gov/pmc/articles/PMC718189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ROBOTICS DEVELOPMENT OF THE LAYOUT CONCEPT OF A SMALL-DIMENSIONED MOBILE ROBOT WITH INCREASED ACCESSIBILITY</text:p>
          </table:table-cell>
          <table:table-cell office:value-type="string" table:style-name="ce1">
            <text:p>https://isu-conference.com/wp-content/uploads/2024/07/Scientific_research_in_the_conditions_of_rapid_development_of_information_technologies_July_17_19_2024_Helsinki_Finland.pdf#page=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ot Observations of an Autonomous Red Light, Green Light Robot for Interactions with Children with Disabilities</text:p>
          </table:table-cell>
          <table:table-cell office:value-type="string" table:style-name="ce1">
            <text:p>https://dl.acm.org/doi/abs/10.1145/3610978.3640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for assisting children with physical and cognitive disabilities</text:p>
          </table:table-cell>
          <table:table-cell office:value-type="string" table:style-name="ce1">
            <text:p>https://www.igi-global.com/chapter/robotics-for-assisting-children-with-physical-and-cognitive-disabilities/151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Educational Coding-Robot on Computational Thinking of Students with Intellectual Disabilities</text:p>
          </table:table-cell>
          <table:table-cell office:value-type="string" table:style-name="ce1">
            <text:p>http://journal.dcs.or.kr/xml/40673/4067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pedal walking robot platform with a vertically stabilized base usable as a bipedchair for disabled people</text:p>
          </table:table-cell>
          <table:table-cell office:value-type="string" table:style-name="ce1">
            <text:p>https://actamechatronica.eu/issues/2023/I_2023_01_Kelemenova_Kolarikova_Palov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humanoid service robot for elderly and disabled careâ€“ROBCO 18</text:p>
          </table:table-cell>
          <table:table-cell office:value-type="string" table:style-name="ce1">
            <text:p>https://www.iict.bas.bg/pecr/2018/70/6-PRKR-70-Stoev-i-d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arch on the configuration of a balanced disability rehabilitation robot based on redundant degrees of freedom</text:p>
          </table:table-cell>
          <table:table-cell office:value-type="string" table:style-name="ce1">
            <text:p>https://journals.sagepub.com/doi/abs/10.1177/16878132241272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Trajectory Planning of Cutter Changing Robot Arm for Large-Diameter Slurry Shield</text:p>
          </table:table-cell>
          <table:table-cell office:value-type="string" table:style-name="ce1">
            <text:p>https://www.mechanika.ktu.lt/index.php/Mech/article/view/30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ck for updates Assessing Engagement of Students with Intellectual Disabilities in Educational Robotics Activities</text:p>
          </table:table-cell>
          <table:table-cell office:value-type="string" table:style-name="ce1">
            <text:p>https://books.google.com/books?hl=en&amp;lr=&amp;id=E_XZEAAAQBAJ&amp;oi=fnd&amp;pg=PA124&amp;dq=%22robotics%22%7C%22robot%22+%22disabled%22%7C%22disability%22%7C%22disabilities%22%7C%22accessibility%22%7C%22assistive+technology%22&amp;ots=jbfSSziJcp&amp;sig=GkitW3xJw6oRkVgEcWzaTpEqD0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Engagement of Students with Intellectual Disabilities in Educational Robotics Activities</text:p>
          </table:table-cell>
          <table:table-cell office:value-type="string" table:style-name="ce1">
            <text:p>https://link.springer.com/chapter/10.1007/978-3-031-43393-1_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human-robot and motion-based touchless interaction for children with intellectual disability</text:p>
          </table:table-cell>
          <table:table-cell office:value-type="string" table:style-name="ce1">
            <text:p>https://dl.acm.org/doi/abs/10.1145/2598153.2600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the Layout Concept of a Small-Dimensioned Mobile Robot With Increased Accessibility</text:p>
          </table:table-cell>
          <table:table-cell office:value-type="string" table:style-name="ce1">
            <text:p>https://openarchive.nure.ua/entities/publication/bb3db488-3bb5-4a1c-b1da-f683801227f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art phone accelerometer sensor based wireless robot for physically disabled people</text:p>
          </table:table-cell>
          <table:table-cell office:value-type="string" table:style-name="ce1">
            <text:p>https://ieeexplore.ieee.org/abstract/document/723840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Prototyping of a Robot to Teach the Braille System to Children with Visual Disability with Iot</text:p>
          </table:table-cell>
          <table:table-cell office:value-type="string" table:style-name="ce1">
            <text:p>https://dl.acm.org/doi/abs/10.1145/3632971.3633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a avatar robot Cafe: linking physical and virtual cybernetic avatars to provide physical augmentation for people with disabilities</text:p>
          </table:table-cell>
          <table:table-cell office:value-type="string" table:style-name="ce1">
            <text:p>https://dl.acm.org/doi/abs/10.1145/3532721.3546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and test of an open source autonomous sailing robot with accessibility, generality and extendability</text:p>
          </table:table-cell>
          <table:table-cell office:value-type="string" table:style-name="ce1">
            <text:p>http://pearl.plymouth.ac.uk/handle/10026.1/20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ility and terrain accessibility analysis for Hopterâ€”An underactuated mobile robot for planetary exploration</text:p>
          </table:table-cell>
          <table:table-cell office:value-type="string" table:style-name="ce1">
            <text:p>https://robotics.estec.esa.int/ASTRA/Astra2017/0.%20Tuesday%2020%20June/Poster%20Session/P22_Wisniewsk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ditional versus progressive robot-assisted gait training in people with multiple sclerosis and severe gait disability: study protocol for the PROGR-EX randomised â€¦</text:p>
          </table:table-cell>
          <table:table-cell office:value-type="string" table:style-name="ce1">
            <text:p>https://bmjopensem.bmj.com/content/10/2/e002039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ue exercises using nao robot for poststroke disabilities</text:p>
          </table:table-cell>
          <table:table-cell office:value-type="string" table:style-name="ce1">
            <text:p>https://ieeexplore.ieee.org/abstract/document/973498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onse prompting for intelligent robot instruction of students with intellectual disabilities</text:p>
          </table:table-cell>
          <table:table-cell office:value-type="string" table:style-name="ce1">
            <text:p>https://ieeexplore.ieee.org/abstract/document/733365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arable internet of things to trigger the actions of a tele-controlled service robot for increasing the quality of life of elderly and disabledâ€“robco 19</text:p>
          </table:table-cell>
          <table:table-cell office:value-type="string" table:style-name="ce1">
            <text:p>https://ieeexplore.ieee.org/abstract/document/904010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rehabilitation robot combined with functional electrical stimulation controlled by non-disabled lower extremity in hemiplegic gait</text:p>
          </table:table-cell>
          <table:table-cell office:value-type="string" table:style-name="ce1">
            <text:p>https://www.jstage.jst.go.jp/article/prm/3/0/3_20180005/_article/-char/ja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 the Application of Educational Robotics to Children with Learning Disability</text:p>
          </table:table-cell>
          <table:table-cell office:value-type="string" table:style-name="ce1">
            <text:p>https://ieeexplore.ieee.org/abstract/document/1033300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ing a mobile robot toy for children with disabilities</text:p>
          </table:table-cell>
          <table:table-cell office:value-type="string" table:style-name="ce1">
            <text:p>https://link.springer.com/chapter/10.1007/978-3-319-19387-8_2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lusive robotics for the employment of people with disabilities</text:p>
          </table:table-cell>
          <table:table-cell office:value-type="string" table:style-name="ce1">
            <text:p>https://link.springer.com/chapter/10.1007/978-3-031-04305-5_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Bath Auxiliary Robot for the Disabled Elderly</text:p>
          </table:table-cell>
          <table:table-cell office:value-type="string" table:style-name="ce1">
            <text:p>https://ieeexplore.ieee.org/abstract/document/941949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 of robot-assisted phonological awareness training on invented spelling for children with reading disabilities</text:p>
          </table:table-cell>
          <table:table-cell office:value-type="string" table:style-name="ce1">
            <text:p>http://www.e-csd.org/journal/view.php?doi=10.12963/csd.17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lication of robotics rehabilitation technologies in children with upper limb disabilities</text:p>
          </table:table-cell>
          <table:table-cell office:value-type="string" table:style-name="ce1">
            <text:p>http://www.scielo.org.co/scielo.php?pid=S0121-08072017000100103&amp;script=sci_abstract&amp;tl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 of Robot-assisted Rehabilitation to Botulinum Toxin A Injection for Upper Limb Disability in Patients with Chronic Stroke: A Case Series and Systematic Review</text:p>
          </table:table-cell>
          <table:table-cell office:value-type="string" table:style-name="ce1">
            <text:p>https://www.jstage.jst.go.jp/article/nmc/62/1/62_oa.2020-0408/_article/-char/ja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feasibility study of using Kaspar, a humanoid robot for speech and language therapy for children with learning disabilities*</text:p>
          </table:table-cell>
          <table:table-cell office:value-type="string" table:style-name="ce1">
            <text:p>https://ieeexplore.ieee.org/abstract/document/1030961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ollability and accessibility of vibrations in multiple planes on link-elastic robot arms</text:p>
          </table:table-cell>
          <table:table-cell office:value-type="string" table:style-name="ce1">
            <text:p>https://ieeexplore.ieee.org/abstract/document/832462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industrial application of a human-robot interface for people with physical disabilities using hand gestures</text:p>
          </table:table-cell>
          <table:table-cell office:value-type="string" table:style-name="ce1">
            <text:p>https://ieeexplore.ieee.org/abstract/document/856465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ing gender, age and disability diversity in an organization on the example of a robotics company</text:p>
          </table:table-cell>
          <table:table-cell office:value-type="string" table:style-name="ce1">
            <text:p>http://paperssds.eu/index.php/JSPSDS/article/view/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in Soft Robotics: Exploring Magnet-Embedded Paper-Based Interactions</text:p>
          </table:table-cell>
          <table:table-cell office:value-type="string" table:style-name="ce1">
            <text:p>https://arxiv.org/abs/2404.07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 on the Use of Assistive Robotics to Aid Persons with Disabilities</text:p>
          </table:table-cell>
          <table:table-cell office:value-type="string" table:style-name="ce1">
            <text:p>https://docs.lib.purdue.edu/cgi/viewcontent.cgi?article=1003&amp;context=ugc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vigation Strategy of Last-Mile Delivery Robot and Its Application to Disabled Ramp Access</text:p>
          </table:table-cell>
          <table:table-cell office:value-type="string" table:style-name="ce1">
            <text:p>https://ieeexplore.ieee.org/abstract/document/1035486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Influence of Robot Programming Education on Learned Helplessness and the Qantity of Spontaneous Communication of Student with Learning Disabilities</text:p>
          </table:table-cell>
          <table:table-cell office:value-type="string" table:style-name="ce1">
            <text:p>https://koreascience.kr/article/JAKO201608361186578.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ling and simulation of the aid exerted by an exoskeleton robot for different situations of lower limb disability in humans</text:p>
          </table:table-cell>
          <table:table-cell office:value-type="string" table:style-name="ce1">
            <text:p>https://ieeexplore.ieee.org/abstract/document/700039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gaze input in 3D space for a person with multiple physical disabilities using a robot and drones</text:p>
          </table:table-cell>
          <table:table-cell office:value-type="string" table:style-name="ce1">
            <text:p>https://ieeexplore.ieee.org/abstract/document/1063335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logical immune system applications on mobile robot for disabled people</text:p>
          </table:table-cell>
          <table:table-cell office:value-type="string" table:style-name="ce1">
            <text:p>https://onlinelibrary.wiley.com/doi/abs/10.1155/2014/7051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Automation for Seniors: Robot aided design of an environment for the elderly and disabled</text:p>
          </table:table-cell>
          <table:table-cell office:value-type="string" table:style-name="ce1">
            <text:p>https://repo.pw.edu.pl/info/article/WUTc84438c38c15468e8fabde221fec5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ination accessibility of a hopping robot on small celestial bodies in microgravity</text:p>
          </table:table-cell>
          <table:table-cell office:value-type="string" table:style-name="ce1">
            <text:p>http://www.mech.kyutech.ac.jp/srl/papers/2018isairas_kobashi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accessible robot-assisted physical play for children with disabilities: MyJay, from user-centred design to an initial feasibility study</text:p>
          </table:table-cell>
          <table:table-cell office:value-type="string" table:style-name="ce1">
            <text:p>https://research.birmingham.ac.uk/en/publications/towards-accessible-robot-assisted-physical-play-for-children-wi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RAID: Controlled Autonomous Robot for Early Detection and Rehabilitation of Autism and Intellectual Disability.</text:p>
          </table:table-cell>
          <table:table-cell office:value-type="string" table:style-name="ce1">
            <text:p>https://search.ebscohost.com/login.aspx?direct=true&amp;profile=ehost&amp;scope=site&amp;authtype=crawler&amp;jrnl=21522715&amp;asa=N&amp;AN=139549166&amp;h=cj3exLRk76qfdvVAa9fcJm%2B2RoufizbCYibbggNT93e%2F2Ev%2BE7JTDjnv0VW7U18GeLGkn144QHafxYr6M1o4u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ant robot for gait rehabilitation in people with disability</text:p>
          </table:table-cell>
          <table:table-cell office:value-type="string" table:style-name="ce1">
            <text:p>https://easychair.org/publications/download/9x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ing Disability and Educational Robotics Robin Project and User Needs</text:p>
          </table:table-cell>
          <table:table-cell office:value-type="string" table:style-name="ce1">
            <text:p>https://iris.unisalento.it/handle/11587/385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e-year experience on care robot development for people with significant disabilities and elderly in Korea.</text:p>
          </table:table-cell>
          <table:table-cell office:value-type="string" table:style-name="ce1">
            <text:p>https://search.ebscohost.com/login.aspx?direct=true&amp;profile=ehost&amp;scope=site&amp;authtype=crawler&amp;jrnl=15691101&amp;AN=155640018&amp;h=JiX%2F8R6Iy4dafhgfQoq1J0Qwt5Qg08N44gma3Lak%2FfyqmUnZrFeBcXb%2BbyYhGTcFOU397f6ilLj%2F%2F6yZKRgEP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cks for Building Empathy: an Action Research Study Assessing the Impact of Robotics on Elementary Students' Empathy Towards Individuals with Disabilities</text:p>
          </table:table-cell>
          <table:table-cell office:value-type="string" table:style-name="ce1">
            <text:p>https://search.proquest.com/openview/6a586c7576c51d434612d99874a4ec00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in Computer Interface based Robot Design for Physically Disabled Person</text:p>
          </table:table-cell>
          <table:table-cell office:value-type="string" table:style-name="ce1">
            <text:p>https://www.academia.edu/download/56877334/1496901924_08-06-201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cial Issue on Wearable robotics and assistive technology</text:p>
          </table:table-cell>
          <table:table-cell office:value-type="string" table:style-name="ce1">
            <text:p>https://ieeexplore.ieee.org/abstract/document/918834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ing first stages of quality by design approach in the development of an assistive robotics technology</text:p>
          </table:table-cell>
          <table:table-cell office:value-type="string" table:style-name="ce1">
            <text:p>https://www.imeko.org/publications/wc-2015/IMEKO-WC-2015-TC13-26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BLISHING THE MOTION FUNCTIONS FOR AN ASSISTIVE ROBOT FOR PEOPLE WITH MOTOR DISABILITIES</text:p>
          </table:table-cell>
          <table:table-cell office:value-type="string" table:style-name="ce1">
            <text:p>https://atna-mam.utcluj.ro/index.php/acta/article/view/2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e Controlled Underwater Remotely Operated Vehicle (ROV) to Improve Accessibility in Maritime Robotics</text:p>
          </table:table-cell>
          <table:table-cell office:value-type="string" table:style-name="ce1">
            <text:p>https://ieeexplore.ieee.org/abstract/document/1024470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nting Characters and Spacesâ€”On Robot Disabilities, Robot Care, and Technological Dependencies</text:p>
          </table:table-cell>
          <table:table-cell office:value-type="string" table:style-name="ce1">
            <text:p>https://api.taylorfrancis.com/content/chapters/edit/download?identifierName=doi&amp;identifierValue=10.1201/9781003287445-6&amp;type=chapter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-Precision Motion Control of a Lower-Limb Wearable Robot for People with Walking Disability by Hybrid Filtered Disturbance Observer</text:p>
          </table:table-cell>
          <table:table-cell office:value-type="string" table:style-name="ce1">
            <text:p>https://ieeexplore.ieee.org/abstract/document/965000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ilitating Learning Activities for Students With Disabilities Using Educational Robotics</text:p>
          </table:table-cell>
          <table:table-cell office:value-type="string" table:style-name="ce1">
            <text:p>https://www.igi-global.com/chapter/facilitating-learning-activities-for-students-with-disabilities-using-educational-robotics/297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zed Trajectory Design of an End-Effector-Typed Gait Rehabilitation Robot for Children with Developmental Disabilities</text:p>
          </table:table-cell>
          <table:table-cell office:value-type="string" table:style-name="ce1">
            <text:p>https://ieeexplore.ieee.org/abstract/document/9649852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forming Accessibility Evaluations for Social Robot</text:p>
          </table:table-cell>
          <table:table-cell office:value-type="string" table:style-name="ce1">
            <text:p>https://nr.brage.unit.no/nr-xmlui/bitstream/handle/11250/3054589/DART-22-22-Performing+Accessibility+Evaluations+for+Social+Robot.pdf?sequence=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arable walking robot model for children with disabilities</text:p>
          </table:table-cell>
          <table:table-cell office:value-type="string" table:style-name="ce1">
            <text:p>https://ieeexplore.ieee.org/abstract/document/932545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ion and Design of a New Ankle Rehabilitation System Based on Soft Robotics to Assist Children with Physical Disabilities</text:p>
          </table:table-cell>
          <table:table-cell office:value-type="string" table:style-name="ce1">
            <text:p>https://openrepository.aut.ac.nz/items/685bb9de-dc75-4531-b36c-926633d3b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th a robot companion for children with cognitive disabilities.</text:p>
          </table:table-cell>
          <table:table-cell office:value-type="string" table:style-name="ce1">
            <text:p>https://www.academia.edu/download/50794017/Make_it_move_playing_cause_and_effect_20161208-2052-1db9rnj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ve Robot for People with Disabilities</text:p>
          </table:table-cell>
          <table:table-cell office:value-type="string" table:style-name="ce1">
            <text:p>https://digitalworks.union.edu/theses/275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ider with Disability â€œDon't Want That 'Robot'Helping Me!â€</text:p>
          </table:table-cell>
          <table:table-cell office:value-type="string" table:style-name="ce1">
            <text:p>https://link.springer.com/chapter/10.1007/978-3-319-92762-6_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vey on Wheelchair for Disabled Person Using Robot</text:p>
          </table:table-cell>
          <table:table-cell office:value-type="string" table:style-name="ce1">
            <text:p>http://www.conference.bonfring.org/papers/ait_ccso2013/ccso045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rrative 15: Disability rights and robotics: being there without being there</text:p>
          </table:table-cell>
          <table:table-cell office:value-type="string" table:style-name="ce1">
            <text:p>https://www.elgaronline.com/edcollchap/book/9781800373655/book-part-9781800373655-61.x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accessible robot-assisted physical play for children with physical disabilities</text:p>
          </table:table-cell>
          <table:table-cell office:value-type="string" table:style-name="ce1">
            <text:p>https://philpapers.org/rec/MAHTAR-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ics and Inclusion for Students with Disabilities in Special Education</text:p>
          </table:table-cell>
          <table:table-cell office:value-type="string" table:style-name="ce1">
            <text:p>https://eprints.ugd.edu.mk/3342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er centered design to develop emerging assistive technology and robotics</text:p>
          </table:table-cell>
          <table:table-cell office:value-type="string" table:style-name="ce1">
            <text:p>https://core.ac.uk/download/pdf/144777139.pdf#page=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and kinematics of a modular robot for assistive tasks for the disabled</text:p>
          </table:table-cell>
          <table:table-cell office:value-type="string" table:style-name="ce1">
            <text:p>https://asmedigitalcollection.asme.org/IDETC-CIE/proceedings-abstract/IDETC-CIE2019/59230/1069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Rights and Robotics: Being There without Being There</text:p>
          </table:table-cell>
          <table:table-cell office:value-type="string" table:style-name="ce1">
            <text:p>https://uwe-repository.worktribe.com/OutputFile/10778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aging Students with Disabilities Through Robotics</text:p>
          </table:table-cell>
          <table:table-cell office:value-type="string" table:style-name="ce1">
            <text:p>https://digitalcommons.georgiasouthern.edu/teach-elementary-facpres/4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ing a mobile robot toy for children with disabilities: IFMBE Proceedings</text:p>
          </table:table-cell>
          <table:table-cell office:value-type="string" table:style-name="ce1">
            <text:p>https://pure.urosario.edu.co/es/publications/testing-a-mobile-robot-toy-for-children-with-disabilities-ifmbe-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AGOGICAL EXPERIENCE WITH STUDENTS WITH AND WITHOUT DISABILITIES: EDUCATION FOR THE ENVIRONMENT BASED ON A ROBOT TOY</text:p>
          </table:table-cell>
          <table:table-cell office:value-type="string" table:style-name="ce1">
            <text:p>http://www.wayscience.com/wp-content/uploads/2022/12/Conference-Proceedings-December-22-23-2022-1.pdf#page=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ROTOTYPE OF ROBOT WAITER IN AN AUTOMATED RESTAURANT CONTROLLED BY DISABLED PEOPLE</text:p>
          </table:table-cell>
          <table:table-cell office:value-type="string" table:style-name="ce1">
            <text:p>http://repository.president.ac.id/handle/123456789/3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dware Implementation of Assistive Technology Robot</text:p>
          </table:table-cell>
          <table:table-cell office:value-type="string" table:style-name="ce1">
            <text:p>https://academicworks.cuny.edu/ny_pubs/55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a Contact Assistive Robot for the Disabled, Elderly, and Infirm People: Case for Developing Countries</text:p>
          </table:table-cell>
          <table:table-cell office:value-type="string" table:style-name="ce1">
            <text:p>https://www.igi-global.com/chapter/design-of-a-contact-assistive-robot-for-the-disabled-elderly-and-infirm-people/238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ive Technology: Robot Arm</text:p>
          </table:table-cell>
          <table:table-cell office:value-type="string" table:style-name="ce1">
            <text:p>https://scholarworks.boisestate.edu/under_showcase_2020/9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Accessibility and Independence of Visually Impaired Individuals through AI, ML and IoT: The Development of a Smart Robot Assistant.</text:p>
          </table:table-cell>
          <table:table-cell office:value-type="string" table:style-name="ce1">
            <text:p>https://iusrj.org/articles/doai202306012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 routines, feeding assistive robotics and the disabled body</text:p>
          </table:table-cell>
          <table:table-cell office:value-type="string" table:style-name="ce1">
            <text:p>https://pure.au.dk/portal/en/publications/care-routines-feeding-assistive-robotics-and-the-disabled-bo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open-architecture bioloid humanoid robot controller in support of developmental disability (DD) rehabilitation/Nur 'Aqilah Zainuddin</text:p>
          </table:table-cell>
          <table:table-cell office:value-type="string" table:style-name="ce1">
            <text:p>https://ir.uitm.edu.my/id/eprint/7646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itions in care for the disabled: assistive robotics, tasks and responsitbilities</text:p>
          </table:table-cell>
          <table:table-cell office:value-type="string" table:style-name="ce1">
            <text:p>https://pure.au.dk/portal/en/publications/transitions-in-care-for-the-disabled-assistive-robotics-tasks-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itoring a Person's Degree of Accessibility from Natural Body Language during Social Humanâ€“Robot Interactions</text:p>
          </table:table-cell>
          <table:table-cell office:value-type="string" table:style-name="ce1">
            <text:p>https://scholar.archive.org/work/bntokc5kv5ed3euk65kkitkvgi/access/wayback/http://www.ijrter.com/papers/volume-3/issue-5/monitoring-a-persons-degree-of-accessibility-from-natural-body-language-during-social-human-robot-interaction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dren play equally: Assistant teachers' and researchers' interaction with children with and without language and cognitive disabilities in play with a robot</text:p>
          </table:table-cell>
          <table:table-cell office:value-type="string" table:style-name="ce1">
            <text:p>https://www.diva-portal.org/smash/record.jsf?pid=diva2:894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in Nova ScotiaE-51. Abstract ID 88. Neurologically intact thoracolumbar burst fractures (AO Spine A3, A4) improve on Oswestry Disability Index equally when â€¦</text:p>
          </table:table-cell>
          <table:table-cell office:value-type="string" table:style-name="ce1">
            <text:p>https://www.canjsurg.ca/content/66/4_Suppl_1/S1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 Oriented Tele-Controlled Service Robot for Increasing the Quality of Life of Elderly and Disabled-ROBCO 18</text:p>
          </table:table-cell>
          <table:table-cell office:value-type="string" table:style-name="ce1">
            <text:p>https://repositum.tuwien.at/handle/20.500.12708/678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 investigation of the language produced by a child with physical disabilities while directing a partnered math activity with and without the use of a Lego robot</text:p>
          </table:table-cell>
          <table:table-cell office:value-type="string" table:style-name="ce1">
            <text:p>https://era.library.ualberta.ca/items/97dcd7b0-e999-4719-9c80-4c7951002fb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king-aid Robot for Rehabilitation of Person with Disabled Lower Limbs</text:p>
          </table:table-cell>
          <table:table-cell office:value-type="string" table:style-name="ce1">
            <text:p>http://www.co-journal.com/EN/abstract/abstract5694.s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a Captured Data Control of a Robot for Disabled People</text:p>
          </table:table-cell>
          <table:table-cell office:value-type="string" table:style-name="ce1">
            <text:p>https://isites.info/PastConferences/ISITES2017/ISITES2017/Allpapers/C4-ISITES2017ID263.h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erobic training on postoperative fatigue syndrome in patients undergoing Shouldice hernia repair and the relationship with postoperative disability. 02 A prospective â€¦</text:p>
          </table:table-cell>
          <table:table-cell office:value-type="string" table:style-name="ce1">
            <text:p>https://www.canjsurg.ca/content/59/4_Suppl_1/S77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edance Control of a 6 DoF Robot for Upper-Limb Rehabilitation of Disabled Children Aim to Facilitate Drawing Geometrical Shapes</text:p>
          </table:table-cell>
          <table:table-cell office:value-type="string" table:style-name="ce1">
            <text:p>https://jmep.isme.ir/article_704235.html?la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by complication occurrence correlates to pain and disability for adult spinal deformity patientsPresentation B18. Abstract 75: Change in Oswestry Disability Index at 24 â€¦</text:p>
          </table:table-cell>
          <table:table-cell office:value-type="string" table:style-name="ce1">
            <text:p>https://www.canjsurg.ca/content/63/4_Suppl_1/S6.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play and robotics in kindergartens</text:p>
          </table:table-cell>
          <table:table-cell office:value-type="string" table:style-name="ce1">
            <text:p>https://www.learntechlib.org/p/18335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áº¿t káº¿ cÆ¡ khÃ­ cho robot há»— trá»£ ngÆ°á»i thiá»ƒu nÄƒng váº­n Ä‘á»™ng On the Mechanical Design of the Assistive Robot for People with Mobile Disability</text:p>
          </table:table-cell>
          <table:table-cell office:value-type="string" table:style-name="ce1">
            <text:p>https://www.researchgate.net/profile/Quoc-Nam-Tang-2/publication/309210740_Thiet_ke_co_khi_cho_robot_ho_tro_nguoi_thieu_nang_van_dong/links/62b536bd6ec05339cc9e67d0/Thiet-ke-co-khi-cho-robot-ho-tro-nguoi-thieu-nang-van-dong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á»‡ thá»‘ng Ä‘iá»u khiá»ƒn váº­n Ä‘á»™ng cho robot há»— trá»£ ngÆ°á»i thiá»ƒu nÄƒng váº­n Ä‘á»™ng The motion control system of the assistive robot for people with movement disability</text:p>
          </table:table-cell>
          <table:table-cell office:value-type="string" table:style-name="ce1">
            <text:p>https://www.researchgate.net/profile/Quoc-Nam-Tang-2/publication/308504380_He_thong_dieu_khien_van_dong_cho_robot_ho_tro_nguoi_thieu_nang_van_dong/links/62b53412d49f803365b5386a/He-thong-dieu-khien-van-dong-cho-robot-ho-tro-nguoi-thieu-nang-van-dong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ntribution of new technologies and robotics in assistive technology for disability: What training is required for healthcare professionals?(L'apport des Nouvelles â€¦</text:p>
          </table:table-cell>
          <table:table-cell office:value-type="string" table:style-name="ce1">
            <text:p>https://kar.kent.ac.uk/100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má» cho há»‡ váº­n Ä‘á»™ng cá»§a robot há»— trá»£ ngÆ°á»i thiá»ƒu nÄƒng váº­n Ä‘á»™ng Fuzzy Logic Control Solution for Motion System of an Assistive Robot for Mobile Disabled â€¦</text:p>
          </table:table-cell>
          <table:table-cell office:value-type="string" table:style-name="ce1">
            <text:p>https://www.researchgate.net/profile/Quoc-Nam-Tang-2/publication/308504362_Giai_phap_dieu_khien_mo_cho_he_van_dong_cua_robot_ho_tro_nguoi_thieu_nang_van_dong/links/62b1a44b89e4f1160c8fdff2/Giai-phap-dieu-khien-mo-cho-he-van-dong-cua-robot-ho-tro-nguoi-thieu-nang-van-dong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Multi Independent Steering System untuk Membantu Penyandang Tuna Daksa Multi Independent Steering System-based Robot to Help Persons with Disability</text:p>
          </table:table-cell>
          <table:table-cell office:value-type="string" table:style-name="ce1">
            <text:p>http://download.garuda.kemdikbud.go.id/article.php?article=1085303&amp;val=14046&amp;title=Robot%20berbasis%20Multi%20Independent%20Steering%20System%20untuk%20Membantu%20Penyandang%20Tuna%20Dak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ë§¤ì²´ë¡œì„œì˜ ë¡œë´‡ê³¼ ì»´í“¨í„°ì— ëŒ€í•œ ë°œë‹¬ìž¥ì• ì•„ë™ì˜ ì¸ì‹ ë¹„êµ: Comparison of the Recognition of Children with Developmental Disabilities about Robot and Computer as â€¦</text:p>
          </table:table-cell>
          <table:table-cell office:value-type="string" table:style-name="ce1">
            <text:p>https://www.dbpia.co.kr/journal/detail?nodeId=T13546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Honda Micro Autonomous, Untuk Masyarakat Perkotaan (Smart City) Personal dan Disabilitas kaki ditahun 2030 dengan konsep Easy Accessibility, Solid, Robot dan â€¦</text:p>
          </table:table-cell>
          <table:table-cell office:value-type="string" table:style-name="ce1">
            <text:p>https://repository.its.ac.id/5948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ì‚¬ìš©ìž ì¸í„°íŽ˜ì´ìŠ¤ ë””ìžì¸ì„ ì¤‘ì‹¬ìœ¼ë¡œ: A study on the user interface of hand work assistive robot for people with severe spinal cord disability: focused on mobile â€¦</text:p>
          </table:table-cell>
          <table:table-cell office:value-type="string" table:style-name="ce1">
            <text:p>https://www.dbpia.co.kr/journal/detail?nodeId=T14004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: UM ESTUDO DE CASO NO IF SERTÃƒO PE CAMPUS PETROLINA THE STUDENT WITH DISABILITIES AND EDUCATIONAL ROBOTICS: A CASA STUDY AT THE IF â€¦</text:p>
          </table:table-cell>
          <table:table-cell office:value-type="string" table:style-name="ce1">
            <text:p>https://periodicos2.uesb.br/index.php/recuesb/article/view/6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ment of the environments of AT use: accessibility, universal design, and sustainability</text:p>
          </table:table-cell>
          <table:table-cell office:value-type="string" table:style-name="ce1">
            <text:p>https://www.taylorfrancis.com/chapters/edit/10.1201/9781351228411-5/assessment-environments-use-accessibility-universal-design-sustainability-mansha-mirza-andrea-gossett-zakrajsek-apeksha-goh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theoretical model for the implementation of social sustainability in the synthesis of tourism, disability studies, and special-needs education</text:p>
          </table:table-cell>
          <table:table-cell office:value-type="string" table:style-name="ce1">
            <text:p>https://www.mdpi.com/2071-1050/14/3/17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new approach to accessibility, disability and sustainability in tourismâ€“multidisciplinary and philosophical dimensions</text:p>
          </table:table-cell>
          <table:table-cell office:value-type="string" table:style-name="ce1">
            <text:p>http://unipub.lib.uni-corvinus.hu/7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lity assurance in e-learning: a proposal from accessibility to sustainability</text:p>
          </table:table-cell>
          <table:table-cell office:value-type="string" table:style-name="ce1">
            <text:p>https://www.mdpi.com/2071-1050/14/5/3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of exercise intervention outcomes among people with disabilities: a secondary review</text:p>
          </table:table-cell>
          <table:table-cell office:value-type="string" table:style-name="ce1">
            <text:p>https://www.tandfonline.com/doi/abs/10.1080/09638288.2018.1432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nomics and disability rights: Inclusive sustainability</text:p>
          </table:table-cell>
          <table:table-cell office:value-type="string" table:style-name="ce1">
            <text:p>https://link.springer.com/chapter/10.1007/978-981-19-0782-1_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le of disability and accessibility in corporate sustainability reporting</text:p>
          </table:table-cell>
          <table:table-cell office:value-type="string" table:style-name="ce1">
            <text:p>https://www.cambridge.org/core/journals/international-journal-of-disability-management/article/role-of-disability-and-accessibility-in-corporate-sustainability-reporting/DEFEB043EF4FEA986B1B9682CE7C28F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loyment sustainability for people with intellectual disability: A systematic review</text:p>
          </table:table-cell>
          <table:table-cell office:value-type="string" table:style-name="ce1">
            <text:p>https://link.springer.com/article/10.1007/s10926-021-10020-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ision of key accessibility issues (KAIs) for people with disabilities in public transportation hub towards social sustainability</text:p>
          </table:table-cell>
          <table:table-cell office:value-type="string" table:style-name="ce1">
            <text:p>https://ir.uitm.edu.my/id/eprint/7588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Accessibility as a Strategy for Social Sustainability in Tourism Supply</text:p>
          </table:table-cell>
          <table:table-cell office:value-type="string" table:style-name="ce1">
            <text:p>https://link.springer.com/chapter/10.1007/978-981-99-9758-9_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ity and Sustainability in the Disability World</text:p>
          </table:table-cell>
          <table:table-cell office:value-type="string" table:style-name="ce1">
            <text:p>https://spiral.lynn.edu/etds/37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rationalizing accessibility in environmental sustainability efforts: Challenges, barriers, and opportunities</text:p>
          </table:table-cell>
          <table:table-cell office:value-type="string" table:style-name="ce1">
            <text:p>https://eartharxiv.org/repository/view/75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, entrepreneurship, and disability: A new challenge for universities</text:p>
          </table:table-cell>
          <table:table-cell office:value-type="string" table:style-name="ce1">
            <text:p>https://www.mdpi.com/2071-1050/12/6/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lusive sustainability: Harmonising disability law and policy</text:p>
          </table:table-cell>
          <table:table-cell office:value-type="string" table:style-name="ce1">
            <text:p>https://books.google.com/books?hl=en&amp;lr=&amp;id=cUNuEAAAQBAJ&amp;oi=fnd&amp;pg=PR9&amp;dq=%22sustainability%22+%22disabled%22%7C%22disability%22%7C%22disabilities%22%7C%22accessibility%22%7C%22assistive+technology%22&amp;ots=wF67dBZBBM&amp;sig=Cbm1rGDZm4fhw53uhbvZUWa5yP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as a blind spot in sustainability frameworks and standards</text:p>
          </table:table-cell>
          <table:table-cell office:value-type="string" table:style-name="ce1">
            <text:p>https://www.researchgate.net/profile/Boris-Miethlich/publication/337439272_Disability_as_a_Blind_Spot_in_Sustainability_Frameworks_and_Standards/links/5dd76cff458515dc2f41fbf9/Disability-as-a-Blind-Spot-in-Sustainability-Frameworks-and-Standard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unity Based Rehabilitation: A Bridge to Inclusive Sustainability Among Persons with Disabilities.</text:p>
          </table:table-cell>
          <table:table-cell office:value-type="string" table:style-name="ce1">
            <text:p>https://www.academia.edu/download/86144057/Paper-1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inclusive cities and social sustainability: A scoping review of initiatives to support the inclusion of people with intellectual disability in civic and social â€¦</text:p>
          </table:table-cell>
          <table:table-cell office:value-type="string" table:style-name="ce1">
            <text:p>https://www.sciencedirect.com/science/article/pii/S187791662100028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ordinates of Inclusive Architecture: between the concept of disability and sustainability.</text:p>
          </table:table-cell>
          <table:table-cell office:value-type="string" table:style-name="ce1">
            <text:p>https://search.ebscohost.com/login.aspx?direct=true&amp;profile=ehost&amp;scope=site&amp;authtype=crawler&amp;jrnl=19093888&amp;AN=153547026&amp;h=FIUgLdfIZLD0r6eXiINaMu7PV4EwMNnJK0rQXKNk7skiNuj7yYsq1JtgBmvaYw%2BOhL13J9MgNXz4RQP8ul1zQw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 with disabilities and business sustainability factors in Malaysia: a review of literature</text:p>
          </table:table-cell>
          <table:table-cell office:value-type="string" table:style-name="ce1">
            <text:p>https://ir.uitm.edu.my/id/eprint/6635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zing Assistive Technology Operations for Aging Populations. Sustainability 2021, 13, 6925</text:p>
          </table:table-cell>
          <table:table-cell office:value-type="string" table:style-name="ce1">
            <text:p>https://www.researchgate.net/profile/Bruno-Vieira-33/publication/352551326_Optimizing_Assistive_Technology_Operations_for_Aging_Populations/links/60cf0ec892851ca3acb388df/Optimizing-Assistive-Technology-Operations-for-Aging-Population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of disability-related services in Canada and Israel: Will the real universal design please stand up?</text:p>
          </table:table-cell>
          <table:table-cell office:value-type="string" table:style-name="ce1">
            <text:p>https://ojs.lib.uwo.ca/index.php/eei/article/view/7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le lifestyles for all? Disability equality, sustainability and the limitations of current UK policy</text:p>
          </table:table-cell>
          <table:table-cell office:value-type="string" table:style-name="ce1">
            <text:p>https://www.tandfonline.com/doi/abs/10.1080/09687599.2016.11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nking about Inclusion: Designing a Digital App Catalog for People with Motor Disability. Sustainability 2021, 13, 10989</text:p>
          </table:table-cell>
          <table:table-cell office:value-type="string" table:style-name="ce1">
            <text:p>https://www.academia.edu/download/75544245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nd Empowerment in Context of Inclusion of Disabled Persons</text:p>
          </table:table-cell>
          <table:table-cell office:value-type="string" table:style-name="ce1">
            <text:p>https://journals23.rta.lv/index.php/SIE/article/view/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atic Mapping of Digital Gap and Gender, Age, Ethnicity, or Disability. Sustainability 2022, 14, 1297</text:p>
          </table:table-cell>
          <table:table-cell office:value-type="string" table:style-name="ce1">
            <text:p>https://www.academia.edu/download/85233232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tors influencing programme sustainability of organizations for persons with disability in Kenya: A case of Kenya society for the blind</text:p>
          </table:table-cell>
          <table:table-cell office:value-type="string" table:style-name="ce1">
            <text:p>https://www.iajournals.org/articles/iajhrba_v2_i1_54_6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nd disability in the digital age: some experiences in Italian tourism</text:p>
          </table:table-cell>
          <table:table-cell office:value-type="string" table:style-name="ce1">
            <text:p>https://www.inderscienceonline.com/doi/abs/10.1504/IJDCET.2021.116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in facilities for people with intellectual disabilities. A mixed-methods study using the nonadoption, abandonment, scale-up, spread, and sustainability (NASSS) â€¦</text:p>
          </table:table-cell>
          <table:table-cell office:value-type="string" table:style-name="ce1">
            <text:p>https://opus.hs-furtwangen.de/files/9704/Mainstream_technologies_in_fac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sustainability and accessibility strategies in vocational education training</text:p>
          </table:table-cell>
          <table:table-cell office:value-type="string" table:style-name="ce1">
            <text:p>https://www.mdpi.com/2071-1050/14/19/12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lity Assurance in E-Learning: A Proposal from Accessibility to Sustainability. Sustainability 2022, 14, 3052</text:p>
          </table:table-cell>
          <table:table-cell office:value-type="string" table:style-name="ce1">
            <text:p>https://www.academia.edu/download/85885658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loyability of the disabled people: a Brazilian case in the light of the theory of social learning for sustainability</text:p>
          </table:table-cell>
          <table:table-cell office:value-type="string" table:style-name="ce1">
            <text:p>https://www.inderscienceonline.com/doi/abs/10.1504/IJHRDM.2020.107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ining XR, Accessibility, and Sustainability in the Classroom: Results of an Exploratory Study</text:p>
          </table:table-cell>
          <table:table-cell office:value-type="string" table:style-name="ce1">
            <text:p>https://www.learntechlib.org/p/222293/ebook_222293.pdf#page=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, accessibility and energy efficiency aspects of conveying systems</text:p>
          </table:table-cell>
          <table:table-cell office:value-type="string" table:style-name="ce1">
            <text:p>https://repository.ukim.mk/handle/20.500.12188/7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ination of elderly and disabled tourism buildings in terms of the concept of sustainability</text:p>
          </table:table-cell>
          <table:table-cell office:value-type="string" table:style-name="ce1">
            <text:p>https://dergipark.org.tr/en/pub/mbud/issue/77339/1242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fety accessibility and sustainability: The importance of micro-scale outcomes to an equitable design of transport systems</text:p>
          </table:table-cell>
          <table:table-cell office:value-type="string" table:style-name="ce1">
            <text:p>https://www.sciencedirect.com/science/article/pii/S0386111217300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n Intelligent Personal Assistant System Based on IoT for People with Disabilities. Sustainability 2023, 15, 5166. h ps</text:p>
          </table:table-cell>
          <table:table-cell office:value-type="string" table:style-name="ce1">
            <text:p>https://www.researchgate.net/profile/Rasha-Shoitan/publication/369226168_Development_of_an_Intelligent_Personal_Assistant_System_Based_on_IoT_for_People_with_Disabilities/links/64108d03a1b72772e4f943a9/Development-of-an-Intelligent-Personal-Assistant-System-Based-on-IoT-for-People-with-Disabiliti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through accessibility: evaluating the accessibility of Toronto's public transportation</text:p>
          </table:table-cell>
          <table:table-cell office:value-type="string" table:style-name="ce1">
            <text:p>https://dr.library.brocku.ca/handle/10464/14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ning to overcome perceived barriers: Environmental and sustainability education, inclusion, and accessibility</text:p>
          </table:table-cell>
          <table:table-cell office:value-type="string" table:style-name="ce1">
            <text:p>https://www.inderscienceonline.com/doi/abs/10.1504/IJHES.2020.108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wards Sustainable Integration?: Dynamics of Social Sustainability between the Swedish Labour Market and Migrants with a Disability</text:p>
          </table:table-cell>
          <table:table-cell office:value-type="string" table:style-name="ce1">
            <text:p>https://www.diva-portal.org/smash/record.jsf?pid=diva2:188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llenges of online higher education in the face of the sustainability objectives of the united nations: carbon footprint, accessibility and social inclusion</text:p>
          </table:table-cell>
          <table:table-cell office:value-type="string" table:style-name="ce1">
            <text:p>https://www.mdpi.com/2071-1050/11/20/5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scale-up, spread, and sustainability of assistive technology implementation: A rapid realist review of participatory co-design for assistive technology with older adults</text:p>
          </table:table-cell>
          <table:table-cell office:value-type="string" table:style-name="ce1">
            <text:p>https://journals.sagepub.com/doi/abs/10.1177/23337214211023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idering the rights of the disabled persons from a sustainability, social model of disability, Christian ethics, Ubuntu, and human rights perspectives</text:p>
          </table:table-cell>
          <table:table-cell office:value-type="string" table:style-name="ce1">
            <text:p>https://www.academia.edu/download/69699851/ijds_v10n4_01_nic_shoz_ISDS_2021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a Rehabilitation Center for People with Physical Disabilities: Social Sustainability-Climatic Approach Interaction in Tehran</text:p>
          </table:table-cell>
          <table:table-cell office:value-type="string" table:style-name="ce1">
            <text:p>https://link.springer.com/chapter/10.1007/978-3-031-36316-0_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practice: 20-minute city as a sustainability planning goal</text:p>
          </table:table-cell>
          <table:table-cell office:value-type="string" table:style-name="ce1">
            <text:p>https://www.mdpi.com/2071-1050/12/1/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erminants of sustainability of projects owned by women with disabilities in Mombasa County, Kenya.</text:p>
          </table:table-cell>
          <table:table-cell office:value-type="string" table:style-name="ce1">
            <text:p>http://erepository.uonbi.ac.ke/handle/11295/10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ing longer with disability: Economic implications for healthcare sustainability</text:p>
          </table:table-cell>
          <table:table-cell office:value-type="string" table:style-name="ce1">
            <text:p>https://www.mdpi.com/2071-1050/13/8/44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idered Content: a Design System for Equity, Accessibility, and Sustainability</text:p>
          </table:table-cell>
          <table:table-cell office:value-type="string" table:style-name="ce1">
            <text:p>https://journal.code4lib.org/articles/15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digital leadership in school management and accessibility of animation-designed game-based learning for sustainability of education for children â€¦</text:p>
          </table:table-cell>
          <table:table-cell office:value-type="string" table:style-name="ce1">
            <text:p>https://www.mdpi.com/2071-1050/14/13/7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tbot, as Educational and Inclusive Tool for People with Intellectual Disabilities. Sustainability 2022, 14, 1520</text:p>
          </table:table-cell>
          <table:table-cell office:value-type="string" table:style-name="ce1">
            <text:p>https://www.academia.edu/download/111803969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Tourism: Optimizing the Tourism Experience Through Social Sustainability Interpretation</text:p>
          </table:table-cell>
          <table:table-cell office:value-type="string" table:style-name="ce1">
            <text:p>https://link.springer.com/chapter/10.1007/978-3-031-54342-5_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eer sustainability of disabled scholars</text:p>
          </table:table-cell>
          <table:table-cell office:value-type="string" table:style-name="ce1">
            <text:p>https://www.researchgate.net/profile/William-Donald-2/publication/381003919_Viewing_academia_as_an_exclusionary_career_ecosystem_Threats_to_the_career_sustainability_of_disabled_scholars/links/66590ba3479366623a334830/Viewing-academia-as-an-exclusionary-career-ecosystem-Threats-to-the-career-sustainability-of-disabled-scholar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ople with intellectual disability and employment sustainability: A qualitative interview study</text:p>
          </table:table-cell>
          <table:table-cell office:value-type="string" table:style-name="ce1">
            <text:p>https://onlinelibrary.wiley.com/doi/abs/10.1111/jar.13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The15, Leveraging Sport to Advance Disability Rights and Sustainable Development. Sustainability 2021, 13, 11738</text:p>
          </table:table-cell>
          <table:table-cell office:value-type="string" table:style-name="ce1">
            <text:p>https://www.academia.edu/download/85123229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 the sustainability of programs for students with disabilities: Observations and practical ideas</text:p>
          </table:table-cell>
          <table:table-cell office:value-type="string" table:style-name="ce1">
            <text:p>https://www.researchgate.net/profile/Clark-Shingledecker/publication/271767030_From_College_to_Careers_Fostering_Inclusion_of_Persons_with_Disabilities_in_STEM/links/54da488f0cf2ba88a68c8225/From-College-to-Careers-Fostering-Inclusion-of-Persons-with-Disabilities-in-STEM.pdf#page=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 the content of religious education learning in creating sustainability among children with learning disabilities: A fuzzy delphi analysis</text:p>
          </table:table-cell>
          <table:table-cell office:value-type="string" table:style-name="ce1">
            <text:p>https://www.frontiersin.org/articles/10.3389/fpsyg.2022.1036806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ERMINANTS OF SUSTAINABILITY OF PROJECTS FUNDED BY THE NATIONAL DEVELOPMENT FUND FOR PERSONS WITH DISABILITIES: A CASE OF â€¦</text:p>
          </table:table-cell>
          <table:table-cell office:value-type="string" table:style-name="ce1">
            <text:p>https://www.noveltyjournals.com/upload/paper/DETERMINANTS%20OF%20SUSTAINABILITY-1490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sustainability in metropolitan areas: Accessibility and equity in the case of the metropolitan area of Valencia (Spain)</text:p>
          </table:table-cell>
          <table:table-cell office:value-type="string" table:style-name="ce1">
            <text:p>https://www.mdpi.com/2071-1050/10/2/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communication on Twitter: disability disclosures of listed companies in Poland</text:p>
          </table:table-cell>
          <table:table-cell office:value-type="string" table:style-name="ce1">
            <text:p>https://repozytorium.bg.ug.edu.pl/info/article/UOG401c01908eac4c9985bdb0d0f483466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ceptions on adopting Information and Communication Technology enhanced live performances to improve the accessibility and sustainability of music festivals</text:p>
          </table:table-cell>
          <table:table-cell office:value-type="string" table:style-name="ce1">
            <text:p>http://repository.falmouth.ac.uk/458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surement of Urban Space Design for Physically Disabilities with Urban Sustainability Approach, Case Study: Pedestrian of Urmia</text:p>
          </table:table-cell>
          <table:table-cell office:value-type="string" table:style-name="ce1">
            <text:p>https://grup.journals.pnu.ac.ir/article_5318_en.html?lang=f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versity and Sustainability of Employment Through the Lens of Employers and Individuals With Disabilities</text:p>
          </table:table-cell>
          <table:table-cell office:value-type="string" table:style-name="ce1">
            <text:p>https://www.igi-global.com/chapter/diversity-and-sustainability-of-employment-through-the-lens-of-employers-and-individuals-with-disabilities/304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Gender Equality and Disability Inclusion: Based on The Sustainability Report of Goto And The ESGReport of Grab In 2022</text:p>
          </table:table-cell>
          <table:table-cell office:value-type="string" table:style-name="ce1">
            <text:p>https://devotion.greenvest.co.id/index.php/dev/article/view/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wing academia as an exclusionary career ecosystem: threats to the career sustainability of disabled scholars</text:p>
          </table:table-cell>
          <table:table-cell office:value-type="string" table:style-name="ce1">
            <text:p>https://www.tandfonline.com/doi/abs/10.1080/09687599.2024.2360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ision of disabled facilities at the Malaysian electrical train service (ets) station towards social sustainability</text:p>
          </table:table-cell>
          <table:table-cell office:value-type="string" table:style-name="ce1">
            <text:p>https://ir.uitm.edu.my/id/eprint/4020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m Experiences of People with Disabilities: Voices from Indonesia. Sustainability 2022, 14, 13310</text:p>
          </table:table-cell>
          <table:table-cell office:value-type="string" table:style-name="ce1">
            <text:p>https://www.academia.edu/download/95681240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erspective of e-business sustainability and website accessibility of online stores</text:p>
          </table:table-cell>
          <table:table-cell office:value-type="string" table:style-name="ce1">
            <text:p>https://www.mdpi.com/2071-1050/12/22/9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e of people with disabilities (PWDS) towards the sustainability of the tourism sectors in Malaysia</text:p>
          </table:table-cell>
          <table:table-cell office:value-type="string" table:style-name="ce1">
            <text:p>https://www.atlantis-press.com/proceedings/bafe-22/125984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of Islamic Education for Persons with Disabilities Based on Maqasid Shariah in The Context of Preserving Religion and Intellectuality</text:p>
          </table:table-cell>
          <table:table-cell office:value-type="string" table:style-name="ce1">
            <text:p>https://www.researchgate.net/profile/Khairul-Hashim-5/publication/372567000_Sustainability_of_Islamic_Education_for_Persons_with_Disabilities_Based_on_Maqasid_Shariah_in_The_Context_of_Preserving_Religion_and_Intellectuality/links/64beacb78de7ed28bac0047b/Sustainability-of-Islamic-Education-for-Persons-with-Disabilities-Based-on-Maqasid-Shariah-in-The-Context-of-Preserving-Religion-and-Intellectua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aling Sustainability in Disability Dance</text:p>
          </table:table-cell>
          <table:table-cell office:value-type="string" table:style-name="ce1">
            <text:p>https://search.proquest.com/openview/ebafb8eb26f699e3ee7f98e7abbc2fec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URBAN TRANSPORTATION, MIGRATION AND SUSTAINABILITY: COMTEMPORARY URBAN AND ENVIRONMENTAL ISSUES AND POLICIES</text:p>
          </table:table-cell>
          <table:table-cell office:value-type="string" table:style-name="ce1">
            <text:p>https://www.academia.edu/download/42630308/aksaraybildiri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s of Reference for conduct a study on mental health seeking behaviour of persons with disabilities and availability and sustainability of MH services at â€¦</text:p>
          </table:table-cell>
          <table:table-cell office:value-type="string" table:style-name="ce1">
            <text:p>https://hotjobs.bdjobs.com/jobs/cdd/cdd20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accessibility from collection and delivery points: Towards the sustainability of the e-commerce delivery</text:p>
          </table:table-cell>
          <table:table-cell office:value-type="string" table:style-name="ce1">
            <text:p>https://www.scielo.br/j/urbe/a/FjGJFHpZ8qhZk9DKmcgwX4h/?la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epreneurial learning and microenterprise economic sustainability: a case of women with disabilities in Uganda</text:p>
          </table:table-cell>
          <table:table-cell office:value-type="string" table:style-name="ce1">
            <text:p>https://core.ac.uk/download/pdf/18876947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of Inclusive Sports Facilities for Training and Competition in Indonesia and Malaysia. Sustainability 2022, 14, 14083</text:p>
          </table:table-cell>
          <table:table-cell office:value-type="string" table:style-name="ce1">
            <text:p>https://www.academia.edu/download/95851726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accessibility-based service effectiveness (ABSEV) and social equity for urban bus transit: A sustainability perspective</text:p>
          </table:table-cell>
          <table:table-cell office:value-type="string" table:style-name="ce1">
            <text:p>https://www.sciencedirect.com/science/article/pii/S2210670718309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m accessibility and its impact on the spiritual sustainability of sacred sites</text:p>
          </table:table-cell>
          <table:table-cell office:value-type="string" table:style-name="ce1">
            <text:p>https://www.mdpi.com/2071-1050/12/22/9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STRATEGIC MONITORING PRACTICES ON SUSTAINABILITY OF YOUTH LIVING WITH DISABILITIES SELF HELP GROUP PROJECTS IN RONGAI â€¦</text:p>
          </table:table-cell>
          <table:table-cell office:value-type="string" table:style-name="ce1">
            <text:p>http://ir.jkuat.ac.ke/handle/123456789/4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nes in last-mile delivery: A systematic review on Efficiency, Accessibility, and Sustainability</text:p>
          </table:table-cell>
          <table:table-cell office:value-type="string" table:style-name="ce1">
            <text:p>https://www.sciencedirect.com/science/article/pii/S1361920923002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methodology to evaluate accessibility to bus stops as a contribution to improve sustainability in urban mobility</text:p>
          </table:table-cell>
          <table:table-cell office:value-type="string" table:style-name="ce1">
            <text:p>https://www.mdpi.com/2071-1050/11/3/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eds and effects of housing renewal policies in Spain: Implications for sustainability and accessibility</text:p>
          </table:table-cell>
          <table:table-cell office:value-type="string" table:style-name="ce1">
            <text:p>https://www.sciencedirect.com/science/article/pii/S2210670717304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luence of post-implementation management practices on sustainability of income generating projects among youth groups living with disability in Nakuru County</text:p>
          </table:table-cell>
          <table:table-cell office:value-type="string" table:style-name="ce1">
            <text:p>https://www.indianjournals.com/ijor.aspx?target=ijor:ijmie&amp;volume=7&amp;issue=11&amp;article=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raging MIS Technologies for Preserving India's Cultural Heritage on Digitization, Accessibility, and Sustainability</text:p>
          </table:table-cell>
          <table:table-cell office:value-type="string" table:style-name="ce1">
            <text:p>https://www.igi-global.com/chapter/leveraging-mis-technologies-for-preserving-indias-cultural-heritage-on-digitization-accessibility-and-sustainability/334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ment for the Social Sustainability and Equity under the Perspective of Accessibility to Jobs</text:p>
          </table:table-cell>
          <table:table-cell office:value-type="string" table:style-name="ce1">
            <text:p>https://www.mdpi.com/2071-1050/12/23/10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ech-language therapy in sub-Saharan Africa: Development and sustainability of services for persons with communication disability</text:p>
          </table:table-cell>
          <table:table-cell office:value-type="string" table:style-name="ce1">
            <text:p>https://link.springer.com/chapter/10.1007/978-3-031-04504-2_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of Inclusive Education and COVID-19: Perspectives of Teachers and Parents of Children with Disability on Virtual Learning Platforms</text:p>
          </table:table-cell>
          <table:table-cell office:value-type="string" table:style-name="ce1">
            <text:p>https://www.academia.edu/download/86908400/5757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ement of Accessibility and Sustainability: A Smart Solar-Powered Outdoor Laundry Drying System</text:p>
          </table:table-cell>
          <table:table-cell office:value-type="string" table:style-name="ce1">
            <text:p>https://mjee.isfahan.iau.ir/article_707317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the role of stakeholder's participation on sustainability of donor funded project: A case study of youth with disabilities community program in Tanga</text:p>
          </table:table-cell>
          <table:table-cell office:value-type="string" table:style-name="ce1">
            <text:p>http://repository.out.ac.tz/id/eprint/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Community and Culture for Adults with Disabilities at Club 1111â€“A Sustainability Plan</text:p>
          </table:table-cell>
          <table:table-cell office:value-type="string" table:style-name="ce1">
            <text:p>https://mdsoar.org/handle/11603/3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ng ICT Accessibility in Qatari Public Institutions: The Role of the MARSAD Tool in Fostering Inclusion and Sustainability</text:p>
          </table:table-cell>
          <table:table-cell office:value-type="string" table:style-name="ce1">
            <text:p>https://nafath.mada.org.qa/nafath-article/mcn2305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and sustainability of statewide transition support services for youth with intellectual and physical disabilities</text:p>
          </table:table-cell>
          <table:table-cell office:value-type="string" table:style-name="ce1">
            <text:p>https://content.iospress.com/articles/journal-of-pediatric-rehabilitation-medicine/prm00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cational Institutions and Universal Accessibility: In Search of Sustainability on University Campus</text:p>
          </table:table-cell>
          <table:table-cell office:value-type="string" table:style-name="ce1">
            <text:p>https://link.springer.com/chapter/10.1007/978-3-319-76885-4_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balance in spatial accessibility to primary and secondary schools in china: Guidance for education sustainability</text:p>
          </table:table-cell>
          <table:table-cell office:value-type="string" table:style-name="ce1">
            <text:p>https://www.mdpi.com/2071-1050/8/12/1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ys in Equitable Accessibility, Reliability and Sustainability of Energy Systems</text:p>
          </table:table-cell>
          <table:table-cell office:value-type="string" table:style-name="ce1">
            <text:p>https://search.proquest.com/openview/be67c6c4a93e040f246d8a880848a4a7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w Quota Law of Employment for People with Disabilities: AssociaÃ§Ã£o Salvador-s Opportunity to Increase Social Impact While Ensuring Financial Sustainability â€¦</text:p>
          </table:table-cell>
          <table:table-cell office:value-type="string" table:style-name="ce1">
            <text:p>https://search.proquest.com/openview/197b5129c825f447b551c56be95e6697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sing support for informal carers of the long-term disabled to enhance resilience and sustainability</text:p>
          </table:table-cell>
          <table:table-cell office:value-type="string" table:style-name="ce1">
            <text:p>https://core.ac.uk/download/pdf/30672597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ing Longer with Disability: Economic Implications for Healthcare Sustainability. Sustainability 2021, 13, 4467</text:p>
          </table:table-cell>
          <table:table-cell office:value-type="string" table:style-name="ce1">
            <text:p>https://www.academia.edu/download/73293626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Sustainability of Trusted Digital Repository in Nigerian Public University: A Conceptual Approach</text:p>
          </table:table-cell>
          <table:table-cell office:value-type="string" table:style-name="ce1">
            <text:p>https://ijkd.uniabuja.edu.ng/index.php/ijkd/article/view/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disciplinary and interspatial discrepancies in urban planning: a multi-actor-multi-criteria analysis of the effects of densification on accessibility and sustainability</text:p>
          </table:table-cell>
          <table:table-cell office:value-type="string" table:style-name="ce1">
            <text:p>https://www.diva-portal.org/smash/record.jsf?pid=diva2:1685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in Older People and Socio-Economic Deprivation in Italy: Effects on the Care Burden and System Resources. Sustainability 2022, 14, 205</text:p>
          </table:table-cell>
          <table:table-cell office:value-type="string" table:style-name="ce1">
            <text:p>https://www.academia.edu/download/83026259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ocial sustainability of cycling: Assessing equity in the accessibility of bike-sharing services</text:p>
          </table:table-cell>
          <table:table-cell office:value-type="string" table:style-name="ce1">
            <text:p>https://www.sciencedirect.com/science/article/pii/S0966692322002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ncial sustainability and automatic balance mechanisms for NDC pension systems with disability benefits</text:p>
          </table:table-cell>
          <table:table-cell office:value-type="string" table:style-name="ce1">
            <text:p>https://link.springer.com/article/10.1007/s10479-024-05942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ling effect and cooling accessibility of urban parks during hot summers in China's largest sustainability experiment</text:p>
          </table:table-cell>
          <table:table-cell office:value-type="string" table:style-name="ce1">
            <text:p>https://www.sciencedirect.com/science/article/pii/S2210670723001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strategies beyond private, motorized automobilityâ€“informing sustainability? A study of carless families with young children in Gothenburg</text:p>
          </table:table-cell>
          <table:table-cell office:value-type="string" table:style-name="ce1">
            <text:p>https://gupea.ub.gu.se/handle/2077/53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review of potable water accessibility and sustainability issues in developing countries â€“ case study of Uganda</text:p>
          </table:table-cell>
          <table:table-cell office:value-type="string" table:style-name="ce1">
            <text:p>https://www.degruyter.com/document/doi/10.1515/reveh-2013-0019/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practice: 20-minute city as a sustainability planning goal</text:p>
          </table:table-cell>
          <table:table-cell office:value-type="string" table:style-name="ce1">
            <text:p>https://ideas.repec.org/a/gam/jsusta/v12y2019i1p129-d301064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, affordability, accountability, sustainability and social justice of early childhood education in China: A case study of Shenzhen</text:p>
          </table:table-cell>
          <table:table-cell office:value-type="string" table:style-name="ce1">
            <text:p>https://www.sciencedirect.com/science/article/pii/S0190740920310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ssessment through Urban Accessibility Indicators and GIS in a Middle-Sized World Heritage City: The Case of CÃ¡ceres, Spain</text:p>
          </table:table-cell>
          <table:table-cell office:value-type="string" table:style-name="ce1">
            <text:p>https://www.mdpi.com/2075-5309/12/6/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bility and change in sustainability of daily routines and social networks in families of children with profound intellectual and multiple disabilities</text:p>
          </table:table-cell>
          <table:table-cell office:value-type="string" table:style-name="ce1">
            <text:p>https://onlinelibrary.wiley.com/doi/abs/10.1111/jar.12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how knowledge translation can improve sustainability of communityâ€based health initiatives for people with intellectual/developmental disabilities</text:p>
          </table:table-cell>
          <table:table-cell office:value-type="string" table:style-name="ce1">
            <text:p>https://onlinelibrary.wiley.com/doi/abs/10.1111/jar.12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-tech business location, transportation accessibility, and implications for sustainability: Evaluating the differences between high-tech specializations using â€¦</text:p>
          </table:table-cell>
          <table:table-cell office:value-type="string" table:style-name="ce1">
            <text:p>https://www.sciencedirect.com/science/article/pii/S221067071832523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NO TURISMO: REVISÃƒO INTEGRATIVA DA LITERATURA: ANALYSIS OF STUDIES ON SUSTAINABILITY AND ACCESSIBILITY INDICATORS IN TOURISM: AN â€¦</text:p>
          </table:table-cell>
          <table:table-cell office:value-type="string" table:style-name="ce1">
            <text:p>http://geplat.com/rtep/index.php/tourism/article/view/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ing Accessibility of Social Security System (SSS) Mobile Application: A Structural Modeling Approach. Sustainability 2022, 14, 7939</text:p>
          </table:table-cell>
          <table:table-cell office:value-type="string" table:style-name="ce1">
            <text:p>https://www.researchgate.net/profile/Klint-Allen-Marinas/publication/361611471_Investigating_Accessibility_of_Social_Security_System_SSS_Mobile_Application_A_Structural_Equation_Modeling_Approach/links/62bc4c255e258e67e10f55cf/Investigating-Accessibility-of-Social-Security-System-SSS-Mobile-Application-A-Structural-Equation-Modeling-Approach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sustainability transitions: US electric utilities' deployment of solar</text:p>
          </table:table-cell>
          <table:table-cell office:value-type="string" table:style-name="ce1">
            <text:p>https://www.sciencedirect.com/science/article/pii/S0301421522001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sustainability of the deinstitutionalization process and development of community-based services for people with intellectual and mental disabilities in â€¦</text:p>
          </table:table-cell>
          <table:table-cell office:value-type="string" table:style-name="ce1">
            <text:p>https://search.proquest.com/openview/a8b69db3c2744d02caee2e2aaa084eed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, sustainability, austerity: the Bolshy Divas' arts-based protests against policy paradoxes</text:p>
          </table:table-cell>
          <table:table-cell office:value-type="string" table:style-name="ce1">
            <text:p>https://www.jstor.org/stable/90015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sustainability of hybrid energy systems for a cement factory in Oman</text:p>
          </table:table-cell>
          <table:table-cell office:value-type="string" table:style-name="ce1">
            <text:p>https://www.mdpi.com/2071-1050/13/1/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 Disability Inequalities Grow with Development? Evidence from 40 Countries. Sustainability 2022, 14, 5110</text:p>
          </table:table-cell>
          <table:table-cell office:value-type="string" table:style-name="ce1">
            <text:p>https://www.academia.edu/download/98855995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e of microsimulation traffic models as means for ensuring public transport sustainability and accessibility</text:p>
          </table:table-cell>
          <table:table-cell office:value-type="string" table:style-name="ce1">
            <text:p>https://www.mdpi.com/2071-1050/13/5/2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, sustainability, excellence: How to expand access to research publications. Executive summary</text:p>
          </table:table-cell>
          <table:table-cell office:value-type="string" table:style-name="ce1">
            <text:p>https://www.raco.cat/index.php/Contributions/article/download/88358/385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dy-to-use therapeutic/supplementary foods from local food resources: Technology accessibility, program effectiveness, and sustainability, a review</text:p>
          </table:table-cell>
          <table:table-cell office:value-type="string" table:style-name="ce1">
            <text:p>https://www.cell.com/heliyon/fulltext/S2405-8440(23)09686-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derstanding enterprise data warehouses to support clinical and translational research: impact, sustainability, demand management, and accessibility</text:p>
          </table:table-cell>
          <table:table-cell office:value-type="string" table:style-name="ce1">
            <text:p>https://academic.oup.com/jamia/article/31/7/1522/7680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ro-Index for the Assessment of the Water-Energy-Food Nexus: Toward Accessibility and Sustainability of Resources</text:p>
          </table:table-cell>
          <table:table-cell office:value-type="string" table:style-name="ce1">
            <text:p>https://link.springer.com/article/10.1007/s41660-023-00364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ny Homes: Empowering Communities Through Accessibility and Sustainability</text:p>
          </table:table-cell>
          <table:table-cell office:value-type="string" table:style-name="ce1">
            <text:p>https://search.proquest.com/openview/a1ef28c5ab529365577c316b3d02d623/1?pq-origsite=gscholar&amp;cbl=18750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d security: sustainability and accessibility</text:p>
          </table:table-cell>
          <table:table-cell office:value-type="string" table:style-name="ce1">
            <text:p>https://www.frontiersin.org/articles/10.3389/fsufs.2023.1280534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ng anthropogenic and geological deposits: evaluating the accessibility of scarce metals from end of life products and the Earth's crust under sustainability â€¦</text:p>
          </table:table-cell>
          <table:table-cell office:value-type="string" table:style-name="ce1">
            <text:p>https://eprints.soton.ac.uk/43040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nd accessibility of private schools in Zambia: experiences of low-cost private primary schools in Lusaka's peri-urban areas</text:p>
          </table:table-cell>
          <table:table-cell office:value-type="string" table:style-name="ce1">
            <text:p>https://www.researchgate.net/profile/Harrison-Daka/publication/327798329_SUSTAINABILITY_AND_ACCESSIBILITY_OF_PRIVATE_SCHOOLS_IN_ZAMBIA_EXPERIENCES_OF_LOW-COST_PRIVATE_PRIMARY_SCHOOLS_IN_LUSAKA'S_PERI-URBAN_AREAS/links/5bc86b2f458515f7d9c54227/SUSTAINABILITY-AND-ACCESSIBILITY-OF-PRIVATE-SCHOOLS-IN-ZAMBIA-EXPERIENCES-OF-LOW-COST-PRIVATE-PRIMARY-SCHOOLS-IN-LUSAKAS-PERI-URBAN-AREA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dren's playgrounds for urban sustainability:(in) accessibility,(un) attractiveness and social (in) equity in IaÈ™i and BacÄƒu municipalities (Romania).</text:p>
          </table:table-cell>
          <table:table-cell office:value-type="string" table:style-name="ce1">
            <text:p>https://search.ebscohost.com/login.aspx?direct=true&amp;profile=ehost&amp;scope=site&amp;authtype=crawler&amp;jrnl=18435971&amp;AN=171294500&amp;h=fGo77gJjaJBZ%2Fwga7ZDTOouG8km3t9ZIj1jdjcXQS9GhJt88lPgxJ8t6BGCPXypmD3LsJ3Q8BW73Md%2BVlBg56A%3D%3D&amp;crl=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th Annual Research-to-Practice Conference (R2P) in Adult and Higher Education Conference Theme: Accessibility and Sustainability</text:p>
          </table:table-cell>
          <table:table-cell office:value-type="string" table:style-name="ce1">
            <text:p>https://core.ac.uk/download/pdf/8448489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open heritage of digital archives. Preservation, sustainability and accessibility of historical documentation to map the field of Italian Mind Science</text:p>
          </table:table-cell>
          <table:table-cell office:value-type="string" table:style-name="ce1">
            <text:p>https://boa.unimib.it/handle/10281/128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medicine in the post-COVID era: balancing accessibility, equity, and sustainability in primary healthcare</text:p>
          </table:table-cell>
          <table:table-cell office:value-type="string" table:style-name="ce1">
            <text:p>https://www.frontiersin.org/journals/digital-health/articles/10.3389/fdgth.2024.1432871/fu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hancing Sustainability in Small and Medium Enterprises through Performance, and Entrepreneurial Orientation, with Moderating Effects of Environmental Dynamics â€¦</text:p>
          </table:table-cell>
          <table:table-cell office:value-type="string" table:style-name="ce1">
            <text:p>https://www.e3s-conferences.org/articles/e3sconf/abs/2024/101/e3sconf_icomse2024_04002/e3sconf_icomse2024_04002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atch 22 of 3D data sustainability: Lessons in 3D archaeological data management &amp;accessibility</text:p>
          </table:table-cell>
          <table:table-cell office:value-type="string" table:style-name="ce1">
            <text:p>https://www.sciencedirect.com/science/article/pii/S2212054816300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IDENT'S WATER ACCESSIBILITY TOWARDS SUSTAINABILITY: THE CASE OF INFORMAL SETTLEMENTS OF JOS METROPOLIS, NIGERIA</text:p>
          </table:table-cell>
          <table:table-cell office:value-type="string" table:style-name="ce1">
            <text:p>https://planningmalaysia.org/index.php/pmj/article/view/1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matic analysis of urban accessibility indicators in eight Asian-based neighbourhood sustainability assessment tools (NSATs): a foundational study towards the â€¦</text:p>
          </table:table-cell>
          <table:table-cell office:value-type="string" table:style-name="ce1">
            <text:p>http://eprints.nottingham.ac.uk/63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ieving a balance between affordability, accessibility, accountability, sustainability and social justice: The early childhood education policies in Hong Kong</text:p>
          </table:table-cell>
          <table:table-cell office:value-type="string" table:style-name="ce1">
            <text:p>https://link.springer.com/chapter/10.1007/978-981-10-1528-1_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nd spinal cord injury: attending to climate change and disability</text:p>
          </table:table-cell>
          <table:table-cell office:value-type="string" table:style-name="ce1">
            <text:p>https://www.nature.com/articles/s41394-019-0232-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t mile commute: An integral sustainability component for passengers accessibility within city's transport fabric</text:p>
          </table:table-cell>
          <table:table-cell office:value-type="string" table:style-name="ce1">
            <text:p>https://www.sciencedirect.com/science/article/pii/S0264275122001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sustainability through accessibility and equity</text:p>
          </table:table-cell>
          <table:table-cell office:value-type="string" table:style-name="ce1">
            <text:p>https://sdgs.un.org/sites/default/files/documents/5918Social%2520sustainability%2520through%2520accessibility%2520and%2520equ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ctness, connectivity, and walking accessibility on the neighborhood level according to sustainability certifications: improvement or downgrade? A case study of â€¦</text:p>
          </table:table-cell>
          <table:table-cell office:value-type="string" table:style-name="ce1">
            <text:p>https://link.springer.com/article/10.1007/s10109-018-0272-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cies to Improve Transportation Sustainability, Accessibility, and Housing Affordability in the State of California</text:p>
          </table:table-cell>
          <table:table-cell office:value-type="string" table:style-name="ce1">
            <text:p>https://escholarship.org/uc/item/03z7t8r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ility is dead: Post-pandemic planning as an opportunity to prioritize sustainability and accessibility</text:p>
          </table:table-cell>
          <table:table-cell office:value-type="string" table:style-name="ce1">
            <text:p>https://link.springer.com/chapter/10.1007/978-3-030-70179-6_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pirical framework for point-of-care diagnostics supply chain management for accessibility and sustainability of diagnostic services in Ghana's primary health care â€¦</text:p>
          </table:table-cell>
          <table:table-cell office:value-type="string" table:style-name="ce1">
            <text:p>https://journals.lww.com/poctjournal/fulltext/2019/06000/empirical_framework_for_point_of_care_diagnostics.7.asp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 implementation strategy bundle on adoption and sustainability of evidence to optimize physical function in community-dwelling disabled and older adults â€¦</text:p>
          </table:table-cell>
          <table:table-cell office:value-type="string" table:style-name="ce1">
            <text:p>https://link.springer.com/article/10.1186/s13012-019-0907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ese ECE: Four abilities (accessibility, affordability, accountability, and sustainability) that result in social justice</text:p>
          </table:table-cell>
          <table:table-cell office:value-type="string" table:style-name="ce1">
            <text:p>https://link.springer.com/chapter/10.1007/978-981-10-1528-1_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ic Events, Sustainability and Accessibility: A Case Study on the Coldplay Tour in Brazil</text:p>
          </table:table-cell>
          <table:table-cell office:value-type="string" table:style-name="ce1">
            <text:p>https://link.springer.com/chapter/10.1007/978-981-99-9765-7_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stering Resilience Through Travel: Prioritising Well-being, Accessibility and Sustainability</text:p>
          </table:table-cell>
          <table:table-cell office:value-type="string" table:style-name="ce1">
            <text:p>https://www.emerald.com/insight/content/doi/10.1108/978-1-83753-708-220241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act of traffic composition on accessibility as indicator of transport sustainability</text:p>
          </table:table-cell>
          <table:table-cell office:value-type="string" table:style-name="ce1">
            <text:p>https://iopscience.iop.org/article/10.1088/1755-1315/67/1/012038/m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eums in the palaces of the Cameroon Grassfields: Concerns about accessibility and sustainability</text:p>
          </table:table-cell>
          <table:table-cell office:value-type="string" table:style-name="ce1">
            <text:p>https://www.researchgate.net/profile/Mathias-Fubah/publication/299738505_Museums_in_the_Palaces_of_the_Cameroon_Grassfields_Concerns_about_accessibility_and_sustainability/links/5704b00b08ae44d70ee066f0/Museums-in-the-Palaces-of-the-Cameroon-Grassfields-Concerns-about-accessibility-and-sustainabi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, accessibility, and community: a collaborative model of Japanese music in American higher education</text:p>
          </table:table-cell>
          <table:table-cell office:value-type="string" table:style-name="ce1">
            <text:p>https://www.tandfonline.com/doi/abs/10.1080/09555803.2020.18610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ic income, disability pensions and the Australian political economy: Envisioning egalitarian transformation, funding and sustainability</text:p>
          </table:table-cell>
          <table:table-cell office:value-type="string" table:style-name="ce1">
            <text:p>https://link.springer.com/content/pdf/10.1007/978-3-030-32349-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New Method for Measuring Food-Aid Accessibility Considering Sustainability Constraints</text:p>
          </table:table-cell>
          <table:table-cell office:value-type="string" table:style-name="ce1">
            <text:p>https://ieeexplore.ieee.org/abstract/document/1055343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tial integration and accessibility considering urban sustainability patterns: historical islands of Istanbul</text:p>
          </table:table-cell>
          <table:table-cell office:value-type="string" table:style-name="ce1">
            <text:p>https://www.witpress.com/elibrary/wit-transactions-on-ecology-and-the-environment/191/29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Testing and Sustainabilityâ€”Considerations, Concepts, and Lasting Implementations</text:p>
          </table:table-cell>
          <table:table-cell office:value-type="string" table:style-name="ce1">
            <text:p>https://link.springer.com/chapter/10.1007/978-3-031-71142-8_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PC and Cloud Convergence Beyond Technical Boundaries: Strategies for Economic Sustainability, Standardization, and Data Accessibility</text:p>
          </table:table-cell>
          <table:table-cell office:value-type="string" table:style-name="ce1">
            <text:p>https://ieeexplore.ieee.org/abstract/document/1054708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and sustainability: reusable versus single-use catheters for persons with neurogenic bladder due to spinal cord injury</text:p>
          </table:table-cell>
          <table:table-cell office:value-type="string" table:style-name="ce1">
            <text:p>https://www.nature.com/articles/s41394-020-00340-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Routing Congestion Aware DRC Hotspot Prediction for Designs in Advanced Technology Nodes With Consolidated Practical Applicability and Sustainability</text:p>
          </table:table-cell>
          <table:table-cell office:value-type="string" table:style-name="ce1">
            <text:p>https://ieeexplore.ieee.org/abstract/document/1053933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ment of a Universal Advanced Practice Provider Fellowship: A Roadmap to Increase Program Accessibility and Financial Sustainability</text:p>
          </table:table-cell>
          <table:table-cell office:value-type="string" table:style-name="ce1">
            <text:p>https://journals.healio.com/doi/abs/10.3928/00220124-20231208-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itorial SCIRES-IT. Cultural and Environmental Heritage, Accessibility, Technological Innovation, Inclusiveness, and Sustainability</text:p>
          </table:table-cell>
          <table:table-cell office:value-type="string" table:style-name="ce1">
            <text:p>http://www.sciresit.it/article/view/13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vancing environmental sustainability in the G-7: The impact of the digital economy, technological innovation, and financial accessibility using panel ARDL â€¦</text:p>
          </table:table-cell>
          <table:table-cell office:value-type="string" table:style-name="ce1">
            <text:p>https://www.sciencedirect.com/science/article/pii/S2949948824000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ng the Potential of Renewable Energy to Address Energy Accessibility, Affordability, and Sustainability Challenges in Africa</text:p>
          </table:table-cell>
          <table:table-cell office:value-type="string" table:style-name="ce1">
            <text:p>https://onepetro.org/SPENAIC/proceedings-abstract/23NAIC/3-23NAIC/525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:-2nd International Healthcare Management Conference 2022: Navigating the New Normal with Focus on Healthcare Accessibility, Innovation and Sustainability</text:p>
          </table:table-cell>
          <table:table-cell office:value-type="string" table:style-name="ce1">
            <text:p>http://journal.achsm.org.au/index.php/achsm/article/view/1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id appraisal: a sustainability analysis of dairy cattle agribusiness based on resources accessibility</text:p>
          </table:table-cell>
          <table:table-cell office:value-type="string" table:style-name="ce1">
            <text:p>https://iopscience.iop.org/article/10.1088/1755-1315/672/1/012037/m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sustainability of abortion services</text:p>
          </table:table-cell>
          <table:table-cell office:value-type="string" table:style-name="ce1">
            <text:p>https://www.ncbi.nlm.nih.gov/books/NBK56111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ilability, sustainability and accessibility of agro crop residue production and solar radiation in Egypt for producing highly chemical products through pyrolysis â€¦</text:p>
          </table:table-cell>
          <table:table-cell office:value-type="string" table:style-name="ce1">
            <text:p>https://academic.oup.com/ce/article-abstract/7/3/654/7174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scale Accessibilityâ€”A New Perspective of Space Structuration. Sustainability 2022, 14, 5119</text:p>
          </table:table-cell>
          <table:table-cell office:value-type="string" table:style-name="ce1">
            <text:p>https://www.academia.edu/download/91525973/sustainability-14-0511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collaboration platform for sociology. How to increase accessibility, visibility and sustainability of scientific information in sociology</text:p>
          </table:table-cell>
          <table:table-cell office:value-type="string" table:style-name="ce1">
            <text:p>https://jcom.sissa.it/article/pubid/JCOM_1702_2018_C0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inational sustainability analysis through netnography: Review on Hampi's attraction, accessibility and amenities</text:p>
          </table:table-cell>
          <table:table-cell office:value-type="string" table:style-name="ce1">
            <text:p>https://papers.ssrn.com/sol3/papers.cfm?abstract_id=3678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act of reimbursement cuts on the sustainability and accessibility of dopamine transporter imaging</text:p>
          </table:table-cell>
          <table:table-cell office:value-type="string" table:style-name="ce1">
            <text:p>https://www.sciencedirect.com/science/article/pii/S154614401630182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ment of Accessibility of Public Transport by Using Temporal and Spatial Analysis. Sustainability 2022, 14, 16127</text:p>
          </table:table-cell>
          <table:table-cell office:value-type="string" table:style-name="ce1">
            <text:p>https://www.academia.edu/download/101999455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cting Sports Promotion Models for an Accessibility and Efficiency Analysis of City Governments. Sustainability 2021, 13, 9390</text:p>
          </table:table-cell>
          <table:table-cell office:value-type="string" table:style-name="ce1">
            <text:p>https://www.researchgate.net/profile/Wen-Bin-Lin-2/publication/354052939_Constructing_Sports_Promotion_Models_for_an_Accessibility_and_Efficiency_Analysis_of_City_Governments/links/6121228b1e95fe241aea7e85/Constructing-Sports-Promotion-Models-for-an-Accessibility-and-Efficiency-Analysis-of-City-Government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Sustainability of Hybrid Energy Systems for a Cement Factory in Oman. Sustainability 2021, 13, 93</text:p>
          </table:table-cell>
          <table:table-cell office:value-type="string" table:style-name="ce1">
            <text:p>https://www.academia.edu/download/100087588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dit terms, Credit Accessibility and Sustainability of SMES in Uganda: Acase study of SMES in Nakawa division Kampala.</text:p>
          </table:table-cell>
          <table:table-cell office:value-type="string" table:style-name="ce1">
            <text:p>https://mubsir.mubs.ac.ug/handle/20.500.12282/3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ttaining Sustainable Retail Property Locations: The Relationships between Supply, Demand, and Accessibility of Retail Spaces. Sustainability 2022, 14, 3846</text:p>
          </table:table-cell>
          <table:table-cell office:value-type="string" table:style-name="ce1">
            <text:p>https://researchportal.northumbria.ac.uk/files/67098083/sustainability_14_0384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, Affordability and Accessibility of Higher Education in a Local University: A Local Government Initiative toward Socio-Economic Development and Sustainability</text:p>
          </table:table-cell>
          <table:table-cell office:value-type="string" table:style-name="ce1">
            <text:p>https://books.google.com/books?hl=en&amp;lr=&amp;id=GVRLDwAAQBAJ&amp;oi=fnd&amp;pg=PA189&amp;dq=%22sustainability%22+%22disabled%22%7C%22disability%22%7C%22disabilities%22%7C%22accessibility%22%7C%22assistive+technology%22&amp;ots=OzYTiWywQF&amp;sig=guRw3fkNUiVZKkVuA7b2DVQLb-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ocking Urban Accessibility: Proximity Analysis in Bangkok, Thailand's Mega City. Sustainability 2024, 16, 3137</text:p>
          </table:table-cell>
          <table:table-cell office:value-type="string" table:style-name="ce1">
            <text:p>https://www.researchgate.net/profile/Pawinee-Iamtrakul/publication/379689976_Unlocking_Urban_Accessibility_Proximity_Analysis_in_Bangkok_Thailand's_Mega_City/links/661564b843f8df018deadd70/Unlocking-Urban-Accessibility-Proximity-Analysis-in-Bangkok-Thailands-Mega-C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m Accessibility and Its Impact on the Spiritual Sustainability of Sacred Sites</text:p>
          </table:table-cell>
          <table:table-cell office:value-type="string" table:style-name="ce1">
            <text:p>https://dugi-doc.udg.edu/handle/10256/18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on of structure and accessibility of public space network in Kano Central Area with the bid to promote urban cohesion and sustainability</text:p>
          </table:table-cell>
          <table:table-cell office:value-type="string" table:style-name="ce1">
            <text:p>https://www.academia.edu/download/58958440/AIC2017-AMOS-519_PUBLISHED_compressed_120190419-94274-fhzf53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Topology of Cultural Destinations' Accessibility: The Case of Attica, Greece. Sustainability 2022, 14, 1860</text:p>
          </table:table-cell>
          <table:table-cell office:value-type="string" table:style-name="ce1">
            <text:p>https://www.academia.edu/download/86605452/pdf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al Basic Mobility Pilots in Oakland and Los Angeles: Striking a Balance Between Accessibility and Sustainability</text:p>
          </table:table-cell>
          <table:table-cell office:value-type="string" table:style-name="ce1">
            <text:p>https://escholarship.org/uc/item/4b73k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ergy Of Digital Transformation, Sustainability And Integration Of People With Disabilities</text:p>
          </table:table-cell>
          <table:table-cell office:value-type="string" table:style-name="ce1">
            <text:p>https://www.utgjiu.ro/revista/ec/pdf/2023-06%20Volumul%20II/25_stegaroiu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ring Voluntary Sustainability Standards using ITC standards map: on the accessibility of voluntary sustainability standards for suppliers</text:p>
          </table:table-cell>
          <table:table-cell office:value-type="string" table:style-name="ce1">
            <text:p>https://dare.uva.nl/search?identifier=209d24ba-22dd-438c-ac1a-366687d553d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stigation of Road Network Connectivity and Accessibility in Less Accessible Airport Regions: The Case of India. Sustainability 2023, 15, 5747</text:p>
          </table:table-cell>
          <table:table-cell office:value-type="string" table:style-name="ce1">
            <text:p>https://www.researchgate.net/profile/Shalvi-Sharma-3/publication/369567630_Investigation_of_Road_Network_Connectivity_and_Accessibility_in_Less_Accessible_Airport_Regions_The_Case_of_India/links/64245883a1b72772e4360b99/Investigation-of-Road-Network-Connectivity-and-Accessibility-in-Less-Accessible-Airport-Regions-The-Case-of-Indi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 and accessibility of neighborhoods: two key factors for the sustainability of built environments</text:p>
          </table:table-cell>
          <table:table-cell office:value-type="string" table:style-name="ce1">
            <text:p>https://orbi.uliege.be/handle/2268/181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NARRATIVES ON PROJECT SUSTAINABILITY FOR PERSONS WITH DISABILITY IN CABANATUAN CITY TOWARDS ITS SUSTAINABILITY</text:p>
          </table:table-cell>
          <table:table-cell office:value-type="string" table:style-name="ce1">
            <text:p>https://www.researchgate.net/profile/Jean-Paul-Martirez/publication/383054377_Discourses_Narratives_on_Project_for_Persons_With_Disability_in_Cabanatuan_City_towards_its_Sustainability/links/66ba28e48f7e1236bc536fdd/Discourses-Narratives-on-Project-for-Persons-With-Disability-in-Cabanatuan-City-towards-its-Sustainabilit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ed Solutions for Urban Sustainability in Lagos, Nigeria: Enhancing Housing Accessibility and Transportation Efficiency</text:p>
          </table:table-cell>
          <table:table-cell office:value-type="string" table:style-name="ce1">
            <text:p>https://infonomics-society.org/wp-content/uploads/Integrated-Solutions-for-Urban-Sustainability-in-Lagos-Nigeria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ent Government Establishes FOIA, Disability and Accessibility Committee, Permanent Committee on Sustainability</text:p>
          </table:table-cell>
          <table:table-cell office:value-type="string" table:style-name="ce1">
            <text:p>https://go.gale.com/ps/i.do?p=AONE&amp;sw=w&amp;issn=&amp;v=2.1&amp;it=r&amp;id=GALE%7CA576012477&amp;sid=googleScholar&amp;linkaccess=ab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ancing Innovation in Alternative Protein Processing with Sustainability, Health, Affordability, and Accessibility</text:p>
          </table:table-cell>
          <table:table-cell office:value-type="string" table:style-name="ce1">
            <text:p>https://www.ncbi.nlm.nih.gov/books/NBK592370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m Exclusion To Empowerment: Digitization, Sustainability And Inclusion Of Disabilities In The Workforce</text:p>
          </table:table-cell>
          <table:table-cell office:value-type="string" table:style-name="ce1">
            <text:p>https://www.utgjiu.ro/revista/ec/pdf/2023-06%20Volumul%20II/08_stegaroiu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tudy of the 5-min Walking Accessibility for Pickup Points in Thessaloniki: Enhancing Logistics' Last Mile Sustainability</text:p>
          </table:table-cell>
          <table:table-cell office:value-type="string" table:style-name="ce1">
            <text:p>https://link.springer.com/chapter/10.1007/978-3-031-65308-7_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stainability and Accessibility of Digital Resource Management Initiatives for Engineering College Libraries in Karnataka-A Futuristic Study</text:p>
          </table:table-cell>
          <table:table-cell office:value-type="string" table:style-name="ce1">
            <text:p>https://www.indianjournals.com/ijor.aspx?target=ijor:ijrss&amp;volume=7&amp;issue=6&amp;article=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-Sustainability: Historical Changes and Current Threatening Shadows Behind</text:p>
          </table:table-cell>
          <table:table-cell office:value-type="string" table:style-name="ce1">
            <text:p>https://so18.tci-thaijo.org/index.php/pulsejournal/article/view/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RESSING ACCESSIBILITY, AFFORDABILITY AND SUSTAINABILITY BARRIERS FOR BROADBAND INTERNET ACCESS AND PENETRATION IN RURAL â€¦</text:p>
          </table:table-cell>
          <table:table-cell office:value-type="string" table:style-name="ce1">
            <text:p>https://pure.uj.ac.za/en/publications/addressing-accessibility-affordability-and-sustainability-barr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ispute initiators of the GATT and the WTO: lessons for the future to improve accessibility, sustainability, and relevancy of the WTO</text:p>
          </table:table-cell>
          <table:table-cell office:value-type="string" table:style-name="ce1">
            <text:p>https://research.rug.nl/en/publications/the-dispute-initiators-of-the-gatt-and-the-wto-lessons-for-the-f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rvation and Conservation of National Museum of Ras Al Khaimah collection and its sustainability for future generations accessibility</text:p>
          </table:table-cell>
          <table:table-cell office:value-type="string" table:style-name="ce1">
            <text:p>https://ieeexplore.ieee.org/abstract/document/10482839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ing Potable Water Accessibility And Sustainability Through Efficient Management Of Pipe Water Supply System</text:p>
          </table:table-cell>
          <table:table-cell office:value-type="string" table:style-name="ce1">
            <text:p>https://bora.uib.no/bora-xmlui/handle/1956/11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Perinatal Mental Health Project: a critical appraisal of program viability, accessibility and sustainability</text:p>
          </table:table-cell>
          <table:table-cell office:value-type="string" table:style-name="ce1">
            <text:p>https://www.preprints.org/manuscript/201810.0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 of financial accessibility on the sustainability of manufacturing Small and Medium Enterprises in Nairobi County, Kenya.</text:p>
          </table:table-cell>
          <table:table-cell office:value-type="string" table:style-name="ce1">
            <text:p>https://su-plus.strathmore.edu/server/api/core/bitstreams/c43ca3d8-423d-4fac-844b-3bb0c576360f/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act of COVID-19 on the Disability Fund in Poland. Sustainability 2022, 14, 12914</text:p>
          </table:table-cell>
          <table:table-cell office:value-type="string" table:style-name="ce1">
            <text:p>https://www.academia.edu/download/105228361/sustainability-14-12914-v2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Supplies for Paper Conservation/Preservation in Selected Countries in Southeast Asia and in Japan with Implications to Accessibility and Sustainability</text:p>
          </table:table-cell>
          <table:table-cell office:value-type="string" table:style-name="ce1">
            <text:p>https://www.academia.edu/download/77759285/CONSALXVI_LuluJDM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ACCESSIBILITY AND SUSTAINABILITY OF LOCAL FOODS: A SNAPSHOT FROM THE FOOD HUBS OF LINCOLN, NEBRASKA</text:p>
          </table:table-cell>
          <table:table-cell office:value-type="string" table:style-name="ce1">
            <text:p>https://digitalcommons.unl.edu/envstudtheses/321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and Response to COVID-19 Disruptions and Learning Challenges for Students Disabilities in South Africa: A Systematic Review. Sustainability 2023, 15, 1420</text:p>
          </table:table-cell>
          <table:table-cell office:value-type="string" table:style-name="ce1">
            <text:p>https://ujcontent.uj.ac.za/view/pdfCoverPage?instCode=27UOJ_INST&amp;filePid=138639360007691&amp;download=tr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œOnce Big Oil, Always Big Oilâ€: Disability and Sustainability in Pixar's Cars 2</text:p>
          </table:table-cell>
          <table:table-cell office:value-type="string" table:style-name="ce1">
            <text:p>https://link.springer.com/chapter/10.1007/978-3-030-35309-4_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DIT TERMS, CREDIT ACCESSIBILITY AND SUSTAINABILITY OF SMEs IN UGANDA: A CASE STUDY OF SMEs IN NAKAWA DIVISION KAMPALA.</text:p>
          </table:table-cell>
          <table:table-cell office:value-type="string" table:style-name="ce1">
            <text:p>https://asbatlibrary.s3.eu-central-1.amazonaws.com/a8ca899c-ed80-485a-bb16-4a19128afdb8-MUHIRE%20FRANCI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:-2nd International Healthcare Management Conference 2022: Navigating the New Normal with Focus on Healthcare Accessibility, Innovation and Sustainability</text:p>
          </table:table-cell>
          <table:table-cell office:value-type="string" table:style-name="ce1">
            <text:p>http://journal.achsm.org.au/index.php/achsm/article/view/1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elandic Community for People With Disabilities Built on Reverse Integration, Sustainability</text:p>
          </table:table-cell>
          <table:table-cell office:value-type="string" table:style-name="ce1">
            <text:p>https://psychiatryonline.org/doi/full/10.1176/appi.pn.2020.12b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ole of Disability and Accessibility in Corporate Sustainability Reporting</text:p>
          </table:table-cell>
          <table:table-cell office:value-type="string" table:style-name="ce1">
            <text:p>https://journals.aom.org/doi/abs/10.5465/AMBPP.2020.13713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-thinking accessible disability rights monitoring: creating sustainability for disability rights monitoring methodology through online training: evaluation of the â€¦</text:p>
          </table:table-cell>
          <table:table-cell office:value-type="string" table:style-name="ce1">
            <text:p>https://idl-bnc-idrc.dspacedirect.org/bitstream/10625/58799/2/IDL%20-%2058799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. She led the development, launch and management of strategic projects such as the Sustainability Action Plan and the Accessibility and Inclusion Action Plan â€¦</text:p>
          </table:table-cell>
          <table:table-cell office:value-type="string" table:style-name="ce1">
            <text:p>https://library.oapen.org/bitstream/handle/20.500.12657/92439/1/9781800087040.pdf#page=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k of disability, old-age and death: Pension sustainability in Colombia</text:p>
          </table:table-cell>
          <table:table-cell office:value-type="string" table:style-name="ce1">
            <text:p>https://heinonline.org/hol-cgi-bin/get_pdf.cgi?handle=hein.journals/jms7&amp;section=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, Affordability and Accessibility of Higher Education in a Local University: A Local Government Initiative toward Socio-Economic Development and Sustainability.</text:p>
          </table:table-cell>
          <table:table-cell office:value-type="string" table:style-name="ce1">
            <text:p>https://eric.ed.gov/?id=ED626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n Non-Governmental Organisations' Foreign Contributions for The Sustainability of Disabled Intellectual (Mentally Challenged) People in India</text:p>
          </table:table-cell>
          <table:table-cell office:value-type="string" table:style-name="ce1">
            <text:p>https://www.indianjournals.com/ijor.aspx?target=ijor:ijarmss&amp;volume=4&amp;issue=11&amp;article=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study on factors that influence economic sustainability among Person with Disabilities (PWDS) entrepreneur during COVID-19</text:p>
          </table:table-cell>
          <table:table-cell office:value-type="string" table:style-name="ce1">
            <text:p>https://ir.uitm.edu.my/id/eprint/7619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spatial coverage of primary activity nodes: contribution to urban sustainability analysis by use of a regional accessibility study</text:p>
          </table:table-cell>
          <table:table-cell office:value-type="string" table:style-name="ce1">
            <text:p>http://www.scielo.org.co/scielo.php?pid=S1794-12372015000100002&amp;script=sci_abstract&amp;tl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ntribution of Solar Power Funding for Online Content Accessibility and Sustainability of Blended Learning in Rural Africa: The Tanzania Perspective</text:p>
          </table:table-cell>
          <table:table-cell office:value-type="string" table:style-name="ce1">
            <text:p>https://www.ajol.info/index.php/huria/article/view/118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oling Effect of Urban Parks and Unequal Accessibility in China's Largest Sustainability Experiment Across Urbanization Hierarchy Levels</text:p>
          </table:table-cell>
          <table:table-cell office:value-type="string" table:style-name="ce1">
            <text:p>https://papers.ssrn.com/sol3/papers.cfm?abstract_id=42116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of mobility infrastructures to promote sustainability and accessibility of urban areas</text:p>
          </table:table-cell>
          <table:table-cell office:value-type="string" table:style-name="ce1">
            <text:p>http://amsdottorato.unibo.it/10696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w Quota law of Employment for People with Disabilities: AssociaÃ§Ã£o Salvador's Opportunity to Increase Social Impact While Ensuring Financial Sustainability</text:p>
          </table:table-cell>
          <table:table-cell office:value-type="string" table:style-name="ce1">
            <text:p>https://search.proquest.com/openview/abe1ad20251c104d820da04be20a51e5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ning for sustainability at the destination level through limiting accessibility on the island of Spetses, Greece</text:p>
          </table:table-cell>
          <table:table-cell office:value-type="string" table:style-name="ce1">
            <text:p>https://books.google.com/books?hl=en&amp;lr=&amp;id=1qDsAwAAQBAJ&amp;oi=fnd&amp;pg=PA187&amp;dq=%22sustainability%22+%22disabled%22%7C%22disability%22%7C%22disabilities%22%7C%22accessibility%22%7C%22assistive+technology%22&amp;ots=ODO0QBOPte&amp;sig=FLFrimUcvHliuhXBbi_DzyBgDx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Law of Employment for People with Disabilities: AssociaÃ§Ã£o Salvador-s Opportunity to Increase Social Impact While Ensuring Financial Sustainability| 2 Quota Law â€¦</text:p>
          </table:table-cell>
          <table:table-cell office:value-type="string" table:style-name="ce1">
            <text:p>https://search.proquest.com/openview/0fc3a1a3d9e269b58e87c333ad4b1c57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of Employment for People with Disabilities: AssociaÃ§Ã£o Salvador-s Opportunity to Increase Social Impact While Ensuring Financial Sustainability| 1. Portfolio Overview â€¦</text:p>
          </table:table-cell>
          <table:table-cell office:value-type="string" table:style-name="ce1">
            <text:p>https://search.proquest.com/openview/99e06d90d039818b6aac86a2693ed434/1?pq-origsite=gscholar&amp;cbl=2026366&amp;diss=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timising support for informal carers of the long-term disabled to enhance resilience and sustainability. Melbourne, Australia: NTRI Forum, October 2014</text:p>
          </table:table-cell>
          <table:table-cell office:value-type="string" table:style-name="ce1">
            <text:p>https://www.researchgate.net/profile/Loretta-Piccenna/publication/273696307_Optimising_Support_for_Informal_Carers_of_the_Long-Term_Disabled_to_Enhance_Resilience_and_Sustainability_-_Dialogue_Summary/links/550942c90cf27e990e0e279b/Optimising-Support-for-Informal-Carers-of-the-Long-Term-Disabled-to-Enhance-Resilience-and-Sustainability-Dialogue-Summary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e size fits all? Sustainability of Disabled People Working in Mainstream Jobs: cases of (mis) fit.</text:p>
          </table:table-cell>
          <table:table-cell office:value-type="string" table:style-name="ce1">
            <text:p>http://arno.uvt.nl/show.cgi?fid=150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Sustainability in Crowded Parks: Carrying Capacity for People with Mobility-Related Disabilities</text:p>
          </table:table-cell>
          <table:table-cell office:value-type="string" table:style-name="ce1">
            <text:p>https://scholarworks.umass.edu/ttra/2022/gradstudent3MT/7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n San Salvador, toward daily mobilities evaluation from the social sustainability approach</text:p>
          </table:table-cell>
          <table:table-cell office:value-type="string" table:style-name="ce1">
            <text:p>http://www.scielo.org.co/scielo.php?pid=S0123-84182023000100150&amp;script=sci_abstract&amp;tl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modal mobility in cities and its contribution to accessibility and sustainability</text:p>
          </table:table-cell>
          <table:table-cell office:value-type="string" table:style-name="ce1">
            <text:p>https://elib.dlr.de/117618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ebate on accessibility and sustainability in tourism by the tourist governance of Socorro, SÃ£o Paulo, Brazil: a diagnostic analysis.</text:p>
          </table:table-cell>
          <table:table-cell office:value-type="string" table:style-name="ce1">
            <text:p>https://www.cabidigitallibrary.org/doi/full/10.5555/20210492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ter to insurers-Final individual disability income insurance sustainability measures</text:p>
          </table:table-cell>
          <table:table-cell office:value-type="string" table:style-name="ce1">
            <text:p>https://policycommons.net/artifacts/4457237/letter-to-insurers/525450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for Disabled Customers in the Condition s of Sustainable Development, Illustrated by an Example of the Silesian Voivodeship Public Administration. Sustainability â€¦</text:p>
          </table:table-cell>
          <table:table-cell office:value-type="string" table:style-name="ce1">
            <text:p>https://www.mdpi.com/2071-1050/12/20/8727/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roved tilt function for bike carriers: With a focus on accessibility and sustainability</text:p>
          </table:table-cell>
          <table:table-cell office:value-type="string" table:style-name="ce1">
            <text:p>https://www.diva-portal.org/smash/record.jsf?pid=diva2:1671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sing the bar for accessibility and sustainability of data published in scientific papers</text:p>
          </table:table-cell>
          <table:table-cell office:value-type="string" table:style-name="ce1">
            <text:p>https://ui.adsabs.harvard.edu/abs/2018APS..MARP12010G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d accessibility, spatial resilience and logistics sustainability in vulnerable metropolis: characterization and guidelines of action</text:p>
          </table:table-cell>
          <table:table-cell office:value-type="string" table:style-name="ce1">
            <text:p>https://www.researchgate.net/profile/Jesus-Gonzalez-Feliu/publication/357403643_Food_accessibility_spatial_resilience_and_logistics_sustainability_in_vulnerable_metropolis_characterization_and_guidelines_of_action/links/61cc834ab8305f7c4b0cc0e3/Food-accessibility-spatial-resilience-and-logistics-sustainability-in-vulnerable-metropolis-characterization-and-guidelines-of-action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ssing the sustainability in the tomato paste supply chain using the principles of natural accessibility, management and bootstrap simulation</text:p>
          </table:table-cell>
          <table:table-cell office:value-type="string" table:style-name="ce1">
            <text:p>https://jom.marand.iau.ir/article_709264.html?lang=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ility services market report 2018: the business confidence and financial sustainability of the disability service sector</text:p>
          </table:table-cell>
          <table:table-cell office:value-type="string" table:style-name="ce1">
            <text:p>https://apo.org.au/node/312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itorial analysis of taxi mobility from a sustainability and pedestrian accessibility perspective</text:p>
          </table:table-cell>
          <table:table-cell office:value-type="string" table:style-name="ce1">
            <text:p>https://www.revistadyna.com/search/territorial-analysis-of-taxi-mobility-from-a-sustainability-and-pedestrian-accessibility-perspec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: un modello di servizi interattivo orientato all'accessibilitÃ  e alla sostenibilitÃ ./Digital meets Opera: an interactive service model towards accessibility and sustainability.</text:p>
          </table:table-cell>
          <table:table-cell office:value-type="string" table:style-name="ce1">
            <text:p>https://iris.polito.it/handle/11583/2919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PER ACCESSIBILITÃ€ E SOSTENIBILITÃ€/DIGITAL MEETS OPERA: AN INTERACTIVE SERVICE MODEL TOWARDS ACCESSIBILITY AND SUSTAINABILITY</text:p>
          </table:table-cell>
          <table:table-cell office:value-type="string" table:style-name="ce1">
            <text:p>https://iris.polito.it/handle/11583/2906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ing Digital Visualisation Tools (DVTs) to enhance accessibility, learning and sustainability; student co-creation of virtual fieldwork</text:p>
          </table:table-cell>
          <table:table-cell office:value-type="string" table:style-name="ce1">
            <text:p>https://ui.adsabs.harvard.edu/abs/2023AGUFMED23A..06H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ng aspects of sustainability in tourism at a mountain destination: Accessibility and economic impacts assessment in SÃ¤len: Case of SÃ¤len in Sweden</text:p>
          </table:table-cell>
          <table:table-cell office:value-type="string" table:style-name="ce1">
            <text:p>https://www.diva-portal.org/smash/record.jsf?pid=diva2:853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ce, iniquity and public transportation: assessment of urban accessibility in the Natal/RN city through sustainability indicators</text:p>
          </table:table-cell>
          <table:table-cell office:value-type="string" table:style-name="ce1">
            <text:p>https://www.scielo.br/j/sn/a/qFFQ78dhvJVRhvJtmQGXnGL/abstract/?lang=en&amp;format=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k of disability, old-age and death: Pension sustainability in Colombia-Classification JEL</text:p>
          </table:table-cell>
          <table:table-cell office:value-type="string" table:style-name="ce1">
            <text:p>https://policycommons.net/artifacts/1575690/risk-of-disability-old-age-and-death/2265464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ed heritage value in making new urban landscapes. Sustainability and accessibility in old barracks in Florence</text:p>
          </table:table-cell>
          <table:table-cell office:value-type="string" table:style-name="ce1">
            <text:p>https://flore.unifi.it/handle/2158/934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sustainability: from accessibility to inclusive design</text:p>
          </table:table-cell>
          <table:table-cell office:value-type="string" table:style-name="ce1">
            <text:p>http://polipapers.upv.es/index.php/ege/article/view/14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employability in the audio-visual sector: the (dis) connection between corporate social sustainability goals and the employment experiences of people with disabilities</text:p>
          </table:table-cell>
          <table:table-cell office:value-type="string" table:style-name="ce1">
            <text:p>https://revista.profesionaldelainformacion.com/index.php/EPI/article/view/87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Ù„Ù„Ø£Ø´Ø®Ø§Øµ Ø°ÙˆÙ‰ Ø§Ù„Ø¥Ø¹Ø§Ù‚Ø© ÙˆØ£Ø³Ø±Ù‡Ù… ÙÙŠ ØµØ¹ÙŠØ¯ Ù…ØµØ±. Social Sustainability and Planning Development of Rehabilitation Services for Persons with Disabilities and Their Families â€¦</text:p>
          </table:table-cell>
          <table:table-cell office:value-type="string" table:style-name="ce1">
            <text:p>https://egjsw.journals.ekb.eg/article_372139.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eking Performance Sustainability within Disability</text:p>
          </table:table-cell>
          <table:table-cell office:value-type="string" table:style-name="ce1">
            <text:p>https://tidsskrift.dk/peripeti/article/view/135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Ã  e SostenibilitÃ  nel campo della MobilitÃ = Accessibility and Sustainability in the field of Mobility</text:p>
          </table:table-cell>
          <table:table-cell office:value-type="string" table:style-name="ce1">
            <text:p>https://webthesis.biblio.polito.it/21763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nee teachers' normative evaluations in video-enhanced educational programmes: Effectiveness, sustainability, acceptability and accessibility</text:p>
          </table:table-cell>
          <table:table-cell office:value-type="string" table:style-name="ce1">
            <text:p>https://www.cairn-int.info/revue-recherche-et-formation-2018-2-page-61.h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Ã , sostenibilitÃ  e valorizzazione delle mura e delle cittÃ  murate/Accessibility, sustainability and enhancement of city walls and walled cities</text:p>
          </table:table-cell>
          <table:table-cell office:value-type="string" table:style-name="ce1">
            <text:p>https://re.public.polimi.it/handle/11311/116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 Engineering of Livelihood Accessibility and Food Sustainability of Gender Responsivein Suku Anak Dalam Community</text:p>
          </table:table-cell>
          <table:table-cell office:value-type="string" table:style-name="ce1">
            <text:p>https://trilogi.ac.id/journalz/ks/index.php/ks/article/view/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Â· ì ‘ê·¼ì„± ì¦ëŒ€ì— ìžˆì–´ ì‚¬íšŒì  ìžë³¸ì˜ ì—­í• : ì œì£¼ ìˆ˜ëˆŒìŒ ëŒë´„ê³µë™ì²´ì˜ ì‚¬ë¡€: The Role of Social Capital in Increasing Sustainability and Accessibility of Community Care-A â€¦</text:p>
          </table:table-cell>
          <table:table-cell office:value-type="string" table:style-name="ce1">
            <text:p>https://www.dbpia.co.kr/journal/detail?nodeId=T16677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generazioni dei dispositivi [neuro] tecnologici l Vulnerability and sustainability: first insights into a study of the impact on people with disabilities and future generations â€¦</text:p>
          </table:table-cell>
          <table:table-cell office:value-type="string" table:style-name="ce1">
            <text:p>https://universitypress.unisob.na.it/ojs/index.php/ejplt/article/view/1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er urbanization? Changing accessibility to parks in China</text:p>
          </table:table-cell>
          <table:table-cell office:value-type="string" table:style-name="ce1">
            <text:p>https://www.sciencedirect.com/science/article/pii/S0169204616301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relationship of urbanization and performance of activity and participation functioning among adults with developmental disabilities in Taiwan</text:p>
          </table:table-cell>
          <table:table-cell office:value-type="string" table:style-name="ce1">
            <text:p>https://www.mdpi.com/1660-4601/17/20/7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bled women, urbanization and sustainable development in Africa</text:p>
          </table:table-cell>
          <table:table-cell office:value-type="string" table:style-name="ce1">
            <text:p>https://link.springer.com/chapter/10.1057/978-1-349-95182-6_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suring spatializing inequalities of transport accessibility and urban development patterns: Focus on megacity urbanization, Thailand</text:p>
          </table:table-cell>
          <table:table-cell office:value-type="string" table:style-name="ce1">
            <text:p>https://www.researchgate.net/profile/Pawinee-Iamtrakul/publication/367006939_Measuring_Spatializing_Inequalities_of_Transport_Accessibility_and_Urban_Development_Patterns_Focus_on_Megacity_Urbanization_Thailand/links/63bda1c703aad5368e7daa1d/Measuring-Spatializing-Inequalities-of-Transport-Accessibility-and-Urban-Development-Patterns-Focus-on-Megacity-Urbanization-Thailand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ynamics of face-to-face social interaction frequency: role of accessibility, urbanization, changes in geographical distance and path dependence</text:p>
          </table:table-cell>
          <table:table-cell office:value-type="string" table:style-name="ce1">
            <text:p>https://www.sciencedirect.com/science/article/pii/S096669231300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aluating the spatial deprivation of public transportation resources in areas of rapid urbanization: accessibility and social equity</text:p>
          </table:table-cell>
          <table:table-cell office:value-type="string" table:style-name="ce1">
            <text:p>https://onlinelibrary.wiley.com/doi/abs/10.1155/2019/6890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ban green space and cooling services: Opposing changes of integrated accessibility and social equity along with urbanization</text:p>
          </table:table-cell>
          <table:table-cell office:value-type="string" table:style-name="ce1">
            <text:p>https://www.sciencedirect.com/science/article/pii/S2210670722003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synergic effects of frailty on disability associated with urbanization, multimorbidity, and mental health: implications for public health and medical care</text:p>
          </table:table-cell>
          <table:table-cell office:value-type="string" table:style-name="ce1">
            <text:p>https://www.nature.com/articles/s41598-018-32537-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tiotemporal patterns and inequity of urban green space accessibility and its relationship with urban spatial expansion in China during rapid urbanization period</text:p>
          </table:table-cell>
          <table:table-cell office:value-type="string" table:style-name="ce1">
            <text:p>https://www.sciencedirect.com/science/article/pii/S004896972106201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nexus between urbanization and traffic accessibility in the middle reaches of the Yangtze River urban agglomerations, China</text:p>
          </table:table-cell>
          <table:table-cell office:value-type="string" table:style-name="ce1">
            <text:p>https://www.mdpi.com/1660-4601/18/7/3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urbanization on Cd accumulation in agricultural soils: From the perspective of accessibility gradient</text:p>
          </table:table-cell>
          <table:table-cell office:value-type="string" table:style-name="ce1">
            <text:p>https://www.sciencedirect.com/science/article/pii/S0048969719347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rating quantitative microbiological risk assessment and disability-adjusted life years to evaluate the effects of urbanization on health risks for river recreationists</text:p>
          </table:table-cell>
          <table:table-cell office:value-type="string" table:style-name="ce1">
            <text:p>https://www.sciencedirect.com/science/article/pii/S0048969724028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orcycle-to-car ownership at different urbanization levels: road mobility, accessibility, and income inequality</text:p>
          </table:table-cell>
          <table:table-cell office:value-type="string" table:style-name="ce1">
            <text:p>https://www.sciencedirect.com/science/article/pii/S1361920923002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urbanization and accessibility to sanitation services on water quality in urban streams in Uruguay</text:p>
          </table:table-cell>
          <table:table-cell office:value-type="string" table:style-name="ce1">
            <text:p>https://link.springer.com/article/10.1007/s10661-024-12365-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population density in the Linpan Landscape: a study of urbanization in the Chengdu Plain, Sichuan, China</text:p>
          </table:table-cell>
          <table:table-cell office:value-type="string" table:style-name="ce1">
            <text:p>https://digital.lib.washington.edu/researchworks/handle/1773/33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U-shaped association between urbanization and post-stroke disability: a nationwide longitudinal study in China</text:p>
          </table:table-cell>
          <table:table-cell office:value-type="string" table:style-name="ce1">
            <text:p>https://www.sciencedirect.com/science/article/pii/S2589791823000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and impact of urbanization in the built heritage holdings (villages) Morelia Michoacan, Mexico.</text:p>
          </table:table-cell>
          <table:table-cell office:value-type="string" table:style-name="ce1">
            <text:p>https://www.cabidigitallibrary.org/doi/full/10.5555/20163148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nnectivity and accessibility of Guangzhou greenway network and their response to urbanization.</text:p>
          </table:table-cell>
          <table:table-cell office:value-type="string" table:style-name="ce1">
            <text:p>http://www.cje.net.cn/EN/Y2022/V41/I9/1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 Impacts of Alternative Urbanization Strategies in the Netherlands</text:p>
          </table:table-cell>
          <table:table-cell office:value-type="string" table:style-name="ce1">
            <text:p>https://aetransport.org/public/downloads/KUdWf/4969-57ecde7f120e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banization and its impacts on water accessibility in East Karachi</text:p>
          </table:table-cell>
          <table:table-cell office:value-type="string" table:style-name="ce1">
            <text:p>https://www.researchgate.net/profile/Shaharyar-Brohi/publication/351811460_Urbanization_and_its_impacts_on_water_accessibility_in_East_Karachi/links/60ab4df892851ca9dcddd3a4/Urbanization-and-its-impacts-on-water-accessibility-in-East-Karachi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SSIBILITY: THE ROLE OF TRANSPORTATION ON URBANIZATION IN LOKOJA, NIGERIA, 1854-1991</text:p>
          </table:table-cell>
          <table:table-cell office:value-type="string" table:style-name="ce1">
            <text:p>https://papers.ssrn.com/sol3/papers.cfm?abstract_id=4863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 Transportation Accessibility and Urbanization Spatial Pattern Based on Coupling Coordinationâ€”Taking Chengdu-Chongqing Urban Agglomeration as an â€¦</text:p>
          </table:table-cell>
          <table:table-cell office:value-type="string" table:style-name="ce1">
            <text:p>https://iopscience.iop.org/article/10.1088/1755-1315/696/1/012035/m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arch on the coupling development of transportation network accessibility and urbanization in border areas of Yunnan province</text:p>
          </table:table-cell>
          <table:table-cell office:value-type="string" table:style-name="ce1">
            <text:p>http://www.hbnykx.cn/EN/abstract/abstract3574.shtm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Urban Ecological Space Accessibility in Coastal Cities of China During Rapid Urbanization</text:p>
          </table:table-cell>
          <table:table-cell office:value-type="string" table:style-name="ce1">
            <text:p>https://papers.ssrn.com/sol3/papers.cfm?abstract_id=4575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Cooling Effect of Urban Parks and Unequal Accessibility in China's Largest Sustainability Experiment Across Urbanization Hierarchy Levels</text:p>
          </table:table-cell>
          <table:table-cell office:value-type="string" table:style-name="ce1">
            <text:p>https://papers.ssrn.com/sol3/papers.cfm?abstract_id=42116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ture urbanization, accessibility and long-term transport planning in Copenhagen</text:p>
          </table:table-cell>
          <table:table-cell office:value-type="string" table:style-name="ce1">
            <text:p>https://www.trafikdage.dk/abstracts_2017/491_JeanEndres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ration and urbanization trends and family wellbeing in Canada: A focus on disability and Indigenous issues</text:p>
          </table:table-cell>
          <table:table-cell office:value-type="string" table:style-name="ce1">
            <text:p>https://cronfa.swan.ac.uk/Record/cronfa61780/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Differences of Urbanization in Functioning of Daily Living Among the People With Developing Disabilities</text:p>
          </table:table-cell>
          <table:table-cell office:value-type="string" table:style-name="ce1">
            <text:p>https://www.archives-pmr.org/article/S0003-9993(14)00810-7/abstr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is of food accessibility and dietary diversity in the context of urbanization.</text:p>
          </table:table-cell>
          <table:table-cell office:value-type="string" table:style-name="ce1">
            <text:p>https://www.cabidigitallibrary.org/doi/full/10.5555/20193301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s of urbanization on Cd accumulation in agricultural soils: from the perspective of accessibility gradient.</text:p>
          </table:table-cell>
          <table:table-cell office:value-type="string" table:style-name="ce1">
            <text:p>https://www.cabidigitallibrary.org/doi/full/10.5555/20203079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er urbanization? Changing accessibility to parks in China.</text:p>
          </table:table-cell>
          <table:table-cell office:value-type="string" table:style-name="ce1">
            <text:p>https://www.cabidigitallibrary.org/doi/full/10.5555/20173033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of Normal Weight Status, Early-Onset Type 2 Diabetes, Vitamins Deficiency, Migration, Low Urbanization, and Visual Disability with Diabetic Macular Edema in â€¦</text:p>
          </table:table-cell>
          <table:table-cell office:value-type="string" table:style-name="ce1">
            <text:p>https://ecronicon.net/assets/ecop/pdf/ECOP-09-00356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ility and accessibility in urbanization programs for favelas: Analysis in SÃ£o Paulo and Rio de Janeiro from 1996 to 2012</text:p>
          </table:table-cell>
          <table:table-cell office:value-type="string" table:style-name="ce1">
            <text:p>https://search.proquest.com/openview/4fedfa705f65239b72dff0fc1d82a228/1?pq-origsite=gscholar&amp;cbl=2040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â€¦ MUÄžLA KENTÄ° ÃœZERÄ°NE BÄ°R ANALÄ°Z1 ACCESSIBILITY TO URBAN SERVICES IN THE CONTEXT OF SUSTAINABLE URBANIZATION: AN ANALYSIS ON â€¦</text:p>
          </table:table-cell>
          <table:table-cell office:value-type="string" table:style-name="ce1">
            <text:p>https://pdfs.semanticscholar.org/a7d5/03366069542fe407513b8c5d3f29da395d4f.pdf</text:p>
          </table:table-cell>
          <table:table-cell table:number-columns-repeated="16382"/>
        </table:table-row>
        <table:table-row table:number-rows-repeated="1047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Xiao, Lan</meta:initial-creator>
    <dc:creator>Xiao, Lan</dc:creator>
    <meta:creation-date>2024-09-29T22:29:08Z</meta:creation-date>
    <dc:date>2024-09-29T22:29:28Z</dc:date>
    <meta:editing-duration>PT0S</meta:editing-duration>
  </office:meta>
</office:document-meta>
</file>